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66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ccff"/>
    </style:style>
    <style:style style:name="ce5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iode" table:style-name="ta1">
        <table:shapes>
          <draw:frame draw:z-index="0" draw:style-name="gr1" draw:text-style-name="P1" svg:width="159.99mm" svg:height="89.99mm" svg:x="42.54mm" svg:y="1mm">
            <loext:p draw:notify-on-update-of-ranges="diode.A1:diode.A250 diode.B1:diode.B2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7mm" svg:height="90.05mm" svg:x="213.51mm" svg:y="0mm">
            <loext:p draw:notify-on-update-of-ranges="diode.A1:diode.A80 diode.B1:diode.B8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57.94mm" svg:y="95.3mm">
            <loext:p draw:notify-on-update-of-ranges="diode.A1:diode.A60 diode.B1:diode.B6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17.81mm" svg:y="97.95mm">
            <loext:p draw:notify-on-update-of-ranges="diode.A1:diode.A30 diode.B1:diode.B3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67.86mm" svg:y="198.62mm">
            <loext:p draw:notify-on-update-of-ranges="diode.A1:diode.A70 diode.B1:diode.B7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00000013467639" calcext:value-type="float">
            <text:p>1.3467639E-0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000000018137734" calcext:value-type="float">
            <text:p>1.8137734E-09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000000024427247" calcext:value-type="float">
            <text:p>2.4427247E-09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000000032897736" calcext:value-type="float">
            <text:p>3.2897736E-0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000000044305497" calcext:value-type="float">
            <text:p>4.4305497E-09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000000059669034" calcext:value-type="float">
            <text:p>0.000000006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00000008036012" calcext:value-type="float">
            <text:p>0.000000008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0000001082261" calcext:value-type="float">
            <text:p>1.082261E-08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0000014575507" calcext:value-type="float">
            <text:p>1.4575507E-0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000019629768" calcext:value-type="float">
            <text:p>1.9629768E-08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0000026436666" calcext:value-type="float">
            <text:p>2.6436666E-0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0000035603943" calcext:value-type="float">
            <text:p>3.5603943E-08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0000047950106" calcext:value-type="float">
            <text:p>0.000000048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0000064577485" calcext:value-type="float">
            <text:p>6.4577485E-0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000008697067" calcext:value-type="float">
            <text:p>0.000000087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000011712891" calcext:value-type="float">
            <text:p>1.1712891E-07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000015774508" calcext:value-type="float">
            <text:p>1.5774508E-07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00002124454" calcext:value-type="float">
            <text:p>2.124454E-07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000028611367" calcext:value-type="float">
            <text:p>2.8611367E-0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000038532778" calcext:value-type="float">
            <text:p>3.8532778E-07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000051894534" calcext:value-type="float">
            <text:p>5.1894534E-07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00006988973" calcext:value-type="float">
            <text:p>6.988973E-07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00009412497" calcext:value-type="float">
            <text:p>9.412497E-07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00012676406" calcext:value-type="float">
            <text:p>1.2676406E-0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0017072135" calcext:value-type="float">
            <text:p>1.7072135E-06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00022992128" calcext:value-type="float">
            <text:p>2.2992128E-06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00030965002" calcext:value-type="float">
            <text:p>3.0965002E-06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0004170251" calcext:value-type="float">
            <text:p>4.170251E-06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0005616344" calcext:value-type="float">
            <text:p>5.616344E-0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00075638973" calcext:value-type="float">
            <text:p>7.5638973E-06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00101867845" calcext:value-type="float">
            <text:p>1.01867845E-0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0013719182" calcext:value-type="float">
            <text:p>1.3719182E-05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001847652" calcext:value-type="float">
            <text:p>1.847652E-0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002488351" calcext:value-type="float">
            <text:p>2.488351E-0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0033512184" calcext:value-type="float">
            <text:p>3.3512184E-0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00045133045" calcext:value-type="float">
            <text:p>0.000045133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000060783565" calcext:value-type="float">
            <text:p>6.0783565E-0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00081861035" calcext:value-type="float">
            <text:p>0.000081861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00011024751" calcext:value-type="float">
            <text:p>0.000110247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14847751" calcext:value-type="float">
            <text:p>0.0001484775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0019996417" calcext:value-type="float">
            <text:p>0.0001999642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0002693043" calcext:value-type="float">
            <text:p>0.0002693043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00036268967" calcext:value-type="float">
            <text:p>0.0003626897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00048845744" calcext:value-type="float">
            <text:p>0.000488457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6578362" calcext:value-type="float">
            <text:p>0.0006578362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00088595104" calcext:value-type="float">
            <text:p>0.000885951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001193167" calcext:value-type="float">
            <text:p>0.001193167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0016069128" calcext:value-type="float">
            <text:p>0.0016069128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0021641345" calcext:value-type="float">
            <text:p>0.002164134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29145784" calcext:value-type="float">
            <text:p>0.0029145784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0039252457" calcext:value-type="float">
            <text:p>0.003925245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0052863797" calcext:value-type="float">
            <text:p>0.0052863797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0071195057" calcext:value-type="float">
            <text:p>0.0071195057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009588312" calcext:value-type="float">
            <text:p>0.00958831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29131945" calcext:value-type="float">
            <text:p>0.0129131945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017390994" calcext:value-type="float">
            <text:p>0.017390994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023421563" calcext:value-type="float">
            <text:p>0.023421563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03154332" calcext:value-type="float">
            <text:p>0.03154332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042481408" calcext:value-type="float">
            <text:p>0.04248140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57212543" calcext:value-type="float">
            <text:p>0.057212543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07705179" calcext:value-type="float">
            <text:p>0.07705179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103770584" calcext:value-type="float">
            <text:p>0.103770584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13975422" calcext:value-type="float">
            <text:p>0.13975422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18821596" calcext:value-type="float">
            <text:p>0.1882159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25348246" calcext:value-type="float">
            <text:p>0.25348246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34138173" calcext:value-type="float">
            <text:p>0.34138173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45976064" calcext:value-type="float">
            <text:p>0.45976064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6191891" calcext:value-type="float">
            <text:p>0.6191891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83390003" calcext:value-type="float">
            <text:p>0.8339000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230664" calcext:value-type="float">
            <text:p>1.1230664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.5125055" calcext:value-type="float">
            <text:p>1.5125055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.0369918" calcext:value-type="float">
            <text:p>2.0369918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2.7433476" calcext:value-type="float">
            <text:p>2.7433476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3.6946418" calcext:value-type="float">
            <text:p>3.694641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.9758105" calcext:value-type="float">
            <text:p>4.9758105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6.70123" calcext:value-type="float">
            <text:p>6.70123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9.024976" calcext:value-type="float">
            <text:p>9.024976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2.154512" calcext:value-type="float">
            <text:p>12.154512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6.369291" calcext:value-type="float">
            <text:p>16.36929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2.045572" calcext:value-type="float">
            <text:p>22.045572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29.690184" calcext:value-type="float">
            <text:p>29.690184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9.985672" calcext:value-type="float">
            <text:p>39.985672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53.85116" calcext:value-type="float">
            <text:p>53.85116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72.5248" calcext:value-type="float">
            <text:p>72.524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97.67398" calcext:value-type="float">
            <text:p>97.67398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31.54381" calcext:value-type="float">
            <text:p>131.54381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177.15846" calcext:value-type="float">
            <text:p>177.15846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238.59065" calcext:value-type="float">
            <text:p>238.59065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321.3247" calcext:value-type="float">
            <text:p>321.324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32.74854" calcext:value-type="float">
            <text:p>432.74854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582.8113" calcext:value-type="float">
            <text:p>582.8113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784.90924" calcext:value-type="float">
            <text:p>784.90924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057.0876" calcext:value-type="float">
            <text:p>1057.0876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423.6476" calcext:value-type="float">
            <text:p>1423.647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917.3173" calcext:value-type="float">
            <text:p>1917.3173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582.169" calcext:value-type="float">
            <text:p>2582.169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3477.5789" calcext:value-type="float">
            <text:p>3477.5789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4683.478" calcext:value-type="float">
            <text:p>4683.478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6307.54" calcext:value-type="float">
            <text:p>6307.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94.768" calcext:value-type="float">
            <text:p>8494.768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1440.448" calcext:value-type="float">
            <text:p>11440.448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15407.554" calcext:value-type="float">
            <text:p>15407.554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20750.34" calcext:value-type="float">
            <text:p>20750.34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27945.81" calcext:value-type="float">
            <text:p>27945.81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37636.41" calcext:value-type="float">
            <text:p>37636.41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50687.367" calcext:value-type="float">
            <text:p>50687.367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68264.18" calcext:value-type="float">
            <text:p>68264.18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91935.74" calcext:value-type="float">
            <text:p>91935.74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23815.516" calcext:value-type="float">
            <text:p>123815.51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66750.61" calcext:value-type="float">
            <text:p>166750.61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224573.28" calcext:value-type="float">
            <text:p>224573.28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302446.66" calcext:value-type="float">
            <text:p>302446.66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407325.03" calcext:value-type="float">
            <text:p>407325.03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548569.6" calcext:value-type="float">
            <text:p>548569.6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738795.3" calcext:value-type="float">
            <text:p>738795.3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994981" calcext:value-type="float">
            <text:p>99498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340007.3" calcext:value-type="float">
            <text:p>1340007.3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1804670" calcext:value-type="float">
            <text:p>1804670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2430469.3" calcext:value-type="float">
            <text:p>2430469.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273275" calcext:value-type="float">
            <text:p>3273275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4408320.5" calcext:value-type="float">
            <text:p>4408320.5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5936979" calcext:value-type="float">
            <text:p>5936979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7995694" calcext:value-type="float">
            <text:p>7995694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10768334" calcext:value-type="float">
            <text:p>10768334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4502376" calcext:value-type="float">
            <text:p>14502376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9531242" calcext:value-type="float">
            <text:p>19531242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26304024" calcext:value-type="float">
            <text:p>26304024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35425244" calcext:value-type="float">
            <text:p>35425244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47709540" calcext:value-type="float">
            <text:p>47709540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64253370" calcext:value-type="float">
            <text:p>64253370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86534290" calcext:value-type="float">
            <text:p>8653429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16541490" calcext:value-type="float">
            <text:p>116541490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156953580" calcext:value-type="float">
            <text:p>156953580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211379860" calcext:value-type="float">
            <text:p>211379860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284678200" calcext:value-type="float">
            <text:p>284678200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383395140" calcext:value-type="float">
            <text:p>383395140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516341800" calcext:value-type="float">
            <text:p>516341800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695389200" calcext:value-type="float">
            <text:p>695389200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936526900" calcext:value-type="float">
            <text:p>936526900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261278500" calcext:value-type="float">
            <text:p>1261278500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698647700" calcext:value-type="float">
            <text:p>1698647700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2287673300" calcext:value-type="float">
            <text:p>2287673300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3080961800" calcext:value-type="float">
            <text:p>308096180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4149336600" calcext:value-type="float">
            <text:p>4149336600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5588166700" calcext:value-type="float">
            <text:p>5588166700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7525955600" calcext:value-type="float">
            <text:p>7525955600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0135668000" calcext:value-type="float">
            <text:p>10135668000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3650378000" calcext:value-type="float">
            <text:p>13650378000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18383802000" calcext:value-type="float">
            <text:p>18383802000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4758692000" calcext:value-type="float">
            <text:p>24758692000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33344053000" calcext:value-type="float">
            <text:p>33344053000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44906484000" calcext:value-type="float">
            <text:p>44906484000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60478550000" calcext:value-type="float">
            <text:p>60478550000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81450180000" calcext:value-type="float">
            <text:p>81450180000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09694390000" calcext:value-type="float">
            <text:p>109694390000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147732170000" calcext:value-type="float">
            <text:p>147732170000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198961510000" calcext:value-type="float">
            <text:p>198961510000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267953700000" calcext:value-type="float">
            <text:p>267953700000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360869700000" calcext:value-type="float">
            <text:p>360869700000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86007280000" calcext:value-type="float">
            <text:p>486007280000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654535800000" calcext:value-type="float">
            <text:p>654535800000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881507040000" calcext:value-type="float">
            <text:p>881507040000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1187179700000" calcext:value-type="float">
            <text:p>1187179700000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1598854000000" calcext:value-type="float">
            <text:p>1598854000000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2153274900000" calcext:value-type="float">
            <text:p>2153274900000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2899947600000" calcext:value-type="float">
            <text:p>2899947600000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3905552400000" calcext:value-type="float">
            <text:p>3905552400000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5259848000000" calcext:value-type="float">
            <text:p>5259848000000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7083814000000" calcext:value-type="float">
            <text:p>7083814000000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9540208000000" calcext:value-type="float">
            <text:p>9540208000000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12848384000000" calcext:value-type="float">
            <text:p>12848384000000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17303775000000" calcext:value-type="float">
            <text:p>17303775000000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23304056000000" calcext:value-type="float">
            <text:p>23304056000000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31385125000000" calcext:value-type="float">
            <text:p>31385125000000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42268275000000" calcext:value-type="float">
            <text:p>42268275000000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56925500000000" calcext:value-type="float">
            <text:p>56925500000000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76665070000000" calcext:value-type="float">
            <text:p>76665070000000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103249570000000" calcext:value-type="float">
            <text:p>103249570000000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139053064000000" calcext:value-type="float">
            <text:p>139053064000000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87271310000000" calcext:value-type="float">
            <text:p>187271310000000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252210750000000" calcext:value-type="float">
            <text:p>252210750000000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339669000000000" calcext:value-type="float">
            <text:p>339669000000000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457454900000000" calcext:value-type="float">
            <text:p>457454900000000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616082600000000" calcext:value-type="float">
            <text:p>616082600000000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829716300000000" calcext:value-type="float">
            <text:p>829716300000000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1.1174342E+015" calcext:value-type="float">
            <text:p>1.1174342E+015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1.5049173E+015" calcext:value-type="float">
            <text:p>1.5049173E+015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2.0267722E+015" calcext:value-type="float">
            <text:p>2.0267722E+015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2.7295787E+015" calcext:value-type="float">
            <text:p>2.7295787E+01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3.6761057E+015" calcext:value-type="float">
            <text:p>3.6761057E+015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4.950837E+015" calcext:value-type="float">
            <text:p>4.950837E+015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6.667597E+015" calcext:value-type="float">
            <text:p>6.667597E+015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8.9796964E+015" calcext:value-type="float">
            <text:p>8.9796964E+015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1.2093556E+016" calcext:value-type="float">
            <text:p>1.2093556E+016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1.6287196E+016" calcext:value-type="float">
            <text:p>1.6287196E+016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2.1934967E+016" calcext:value-type="float">
            <text:p>2.1934967E+016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2.9541172E+016" calcext:value-type="float">
            <text:p>2.9541172E+016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3.978506E+016" calcext:value-type="float">
            <text:p>3.978506E+016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5.358099E+016" calcext:value-type="float">
            <text:p>5.358099E+0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2161086E+016" calcext:value-type="float">
            <text:p>7.2161086E+016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9.718376E+016" calcext:value-type="float">
            <text:p>9.718376E+016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1.3088385E+017" calcext:value-type="float">
            <text:p>1.3088385E+017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1.7626932E+017" calcext:value-type="float">
            <text:p>1.7626932E+017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.3739272E+017" calcext:value-type="float">
            <text:p>2.3739272E+017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3.1971262E+017" calcext:value-type="float">
            <text:p>3.1971262E+017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3057662E+017" calcext:value-type="float">
            <text:p>4.3057662E+017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5.798862E+017" calcext:value-type="float">
            <text:p>5.798862E+017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7.8096833E+017" calcext:value-type="float">
            <text:p>7.8096833E+017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1.0517821E+018" calcext:value-type="float">
            <text:p>1.0517821E+018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.4164996E+018" calcext:value-type="float">
            <text:p>1.4164996E+018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1.9076943E+018" calcext:value-type="float">
            <text:p>1.9076943E+018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2.5692093E+018" calcext:value-type="float">
            <text:p>2.5692093E+018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3.4601384E+018" calcext:value-type="float">
            <text:p>3.4601384E+018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4.6599986E+018" calcext:value-type="float">
            <text:p>4.6599986E+018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6.275907E+018" calcext:value-type="float">
            <text:p>6.275907E+018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8.452182E+018" calcext:value-type="float">
            <text:p>8.452182E+018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1.138303E+019" calcext:value-type="float">
            <text:p>1.138303E+019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1.5330283E+019" calcext:value-type="float">
            <text:p>1.5330283E+019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2.0646313E+019" calcext:value-type="float">
            <text:p>2.0646313E+01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7805765E+019" calcext:value-type="float">
            <text:p>2.7805765E+019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3.744759E+019" calcext:value-type="float">
            <text:p>3.744759E+019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5.0433165E+019" calcext:value-type="float">
            <text:p>5.0433165E+019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6.7921697E+019" calcext:value-type="float">
            <text:p>6.7921697E+019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9.1473975E+019" calcext:value-type="float">
            <text:p>9.1473975E+019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1.2319409E+020" calcext:value-type="float">
            <text:p>1.2319409E+020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.659137E+020" calcext:value-type="float">
            <text:p>1.659137E+020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2.2344701E+020" calcext:value-type="float">
            <text:p>2.2344701E+02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3.0092866E+020" calcext:value-type="float">
            <text:p>3.0092866E+020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4.052807E+020" calcext:value-type="float">
            <text:p>4.052807E+020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.458185E+020" calcext:value-type="float">
            <text:p>5.458185E+020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7.350845E+020" calcext:value-type="float">
            <text:p>7.350845E+020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9.8998725E+020" calcext:value-type="float">
            <text:p>9.8998725E+020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1.3332818E+021" calcext:value-type="float">
            <text:p>1.3332818E+021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1.7956194E+021" calcext:value-type="float">
            <text:p>1.7956194E+021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4182616E+021" calcext:value-type="float">
            <text:p>2.4182616E+021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3.256834E+021" calcext:value-type="float">
            <text:p>3.256834E+021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4.3861956E+021" calcext:value-type="float">
            <text:p>4.3861956E+021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5.9071814E+021" calcext:value-type="float">
            <text:p>5.9071814E+021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7.9555947E+021" calcext:value-type="float">
            <text:p>7.9555947E+02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.0714329E+022" calcext:value-type="float">
            <text:p>1.0714329E+022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1.4429701E+022" calcext:value-type="float">
            <text:p>1.4429701E+022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1.943329E+022" calcext:value-type="float">
            <text:p>1.943329E+022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2.6172106E+022" calcext:value-type="float">
            <text:p>2.6172106E+022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3.5247717E+022" calcext:value-type="float">
            <text:p>3.5247717E+022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4.747009E+022" calcext:value-type="float">
            <text:p>4.747009E+022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6.3931128E+022" calcext:value-type="float">
            <text:p>6.3931128E+022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8.61003E+022" calcext:value-type="float">
            <text:p>8.61003E+022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1.1595702E+023" calcext:value-type="float">
            <text:p>1.1595702E+023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1.5616585E+023" calcext:value-type="float">
            <text:p>1.5616585E+02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.1031895E+023" calcext:value-type="float">
            <text:p>2.1031895E+023</text:p>
          </table:table-cell>
        </table:table-row>
      </table:table>
      <table:table table:name="diode with current source" table:style-name="ta1">
        <table:shapes>
          <draw:frame draw:z-index="0" draw:style-name="gr1" draw:text-style-name="P1" svg:width="159.99mm" svg:height="89.99mm" svg:x="111.7mm" svg:y="5.52mm">
            <loext:p draw:notify-on-update-of-ranges="'diode with current source'.A2:'diode with current source'.A71 'diode with current source'.B1:'diode with current source'.B1 'diode with current source'.B2:'diode with current source'.B71 'diode with current source'.A2:'diode with current source'.A71 'diode with current source'.C1:'diode with current source'.C1 'diode with current source'.C2:'diode with current source'.C71 'diode with current source'.A2:'diode with current source'.A71 'diode with current source'.D1:'diode with current source'.D1 'diode with current source'.D2:'diode with current source'.D7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108.95mm" svg:y="96.62mm">
            <loext:p draw:notify-on-update-of-ranges="'diode with current source'.A51:'diode with current source'.A61 'diode with current source'.B1:'diode with current source'.B1 'diode with current source'.B51:'diode with current source'.B61 'diode with current source'.A51:'diode with current source'.A61 'diode with current source'.C1:'diode with current source'.C1 'diode with current source'.C51:'diode with current source'.C61 'diode with current source'.A51:'diode with current source'.A61 'diode with current source'.D1:'diode with current source'.D1 'diode with current source'.D51:'diode with current source'.D6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4" table:default-cell-style-name="Default"/>
        <table:table-row table:style-name="ro2">
          <table:table-cell table:style-name="Heading" office:value-type="string" calcext:value-type="string">
            <text:p>V_d</text:p>
          </table:table-cell>
          <table:table-cell table:style-name="Heading" office:value-type="string" calcext:value-type="string">
            <text:p>I_d</text:p>
          </table:table-cell>
          <table:table-cell table:style-name="Heading" office:value-type="string" calcext:value-type="string">
            <text:p>I_src</text:p>
          </table:table-cell>
          <table:table-cell table:style-name="Heading" office:value-type="string" calcext:value-type="string">
            <text:p>I_d – I_src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00000013467639" calcext:value-type="float">
            <text:p>1.3467639E-09</text:p>
          </table:table-cell>
          <table:table-cell office:value-type="float" office:value="0.01" calcext:value-type="float">
            <text:p>0.01</text:p>
          </table:table-cell>
          <table:table-cell table:formula="of:=[.B2]- [.C2]" office:value-type="float" office:value="-0.0099999986532361" calcext:value-type="float">
            <text:p>-0.009999998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000000018137734" calcext:value-type="float">
            <text:p>1.8137734E-09</text:p>
          </table:table-cell>
          <table:table-cell office:value-type="float" office:value="0.01" calcext:value-type="float">
            <text:p>0.01</text:p>
          </table:table-cell>
          <table:table-cell table:formula="of:=[.B3]- [.C3]" office:value-type="float" office:value="-0.0099999981862266" calcext:value-type="float">
            <text:p>-0.0099999982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000000024427247" calcext:value-type="float">
            <text:p>2.4427247E-09</text:p>
          </table:table-cell>
          <table:table-cell office:value-type="float" office:value="0.01" calcext:value-type="float">
            <text:p>0.01</text:p>
          </table:table-cell>
          <table:table-cell table:formula="of:=[.B4]- [.C4]" office:value-type="float" office:value="-0.0099999975572753" calcext:value-type="float">
            <text:p>-0.0099999976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000000032897736" calcext:value-type="float">
            <text:p>3.2897736E-09</text:p>
          </table:table-cell>
          <table:table-cell office:value-type="float" office:value="0.01" calcext:value-type="float">
            <text:p>0.01</text:p>
          </table:table-cell>
          <table:table-cell table:formula="of:=[.B5]- [.C5]" office:value-type="float" office:value="-0.0099999967102264" calcext:value-type="float">
            <text:p>-0.0099999967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000000044305497" calcext:value-type="float">
            <text:p>4.4305497E-09</text:p>
          </table:table-cell>
          <table:table-cell office:value-type="float" office:value="0.01" calcext:value-type="float">
            <text:p>0.01</text:p>
          </table:table-cell>
          <table:table-cell table:formula="of:=[.B6]- [.C6]" office:value-type="float" office:value="-0.0099999955694503" calcext:value-type="float">
            <text:p>-0.0099999956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000000059669034" calcext:value-type="float">
            <text:p>0.000000006</text:p>
          </table:table-cell>
          <table:table-cell office:value-type="float" office:value="0.01" calcext:value-type="float">
            <text:p>0.01</text:p>
          </table:table-cell>
          <table:table-cell table:formula="of:=[.B7]- [.C7]" office:value-type="float" office:value="-0.0099999940330966" calcext:value-type="float">
            <text:p>-0.009999994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00000008036012" calcext:value-type="float">
            <text:p>0.000000008</text:p>
          </table:table-cell>
          <table:table-cell office:value-type="float" office:value="0.01" calcext:value-type="float">
            <text:p>0.01</text:p>
          </table:table-cell>
          <table:table-cell table:formula="of:=[.B8]- [.C8]" office:value-type="float" office:value="-0.009999991963988" calcext:value-type="float">
            <text:p>-0.00999999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0000001082261" calcext:value-type="float">
            <text:p>1.082261E-08</text:p>
          </table:table-cell>
          <table:table-cell office:value-type="float" office:value="0.01" calcext:value-type="float">
            <text:p>0.01</text:p>
          </table:table-cell>
          <table:table-cell table:formula="of:=[.B9]- [.C9]" office:value-type="float" office:value="-0.00999998917739" calcext:value-type="float">
            <text:p>-0.0099999892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0000014575507" calcext:value-type="float">
            <text:p>1.4575507E-08</text:p>
          </table:table-cell>
          <table:table-cell office:value-type="float" office:value="0.01" calcext:value-type="float">
            <text:p>0.01</text:p>
          </table:table-cell>
          <table:table-cell table:formula="of:=[.B10]- [.C10]" office:value-type="float" office:value="-0.009999985424493" calcext:value-type="float">
            <text:p>-0.009999985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000019629768" calcext:value-type="float">
            <text:p>1.9629768E-08</text:p>
          </table:table-cell>
          <table:table-cell office:value-type="float" office:value="0.01" calcext:value-type="float">
            <text:p>0.01</text:p>
          </table:table-cell>
          <table:table-cell table:formula="of:=[.B11]- [.C11]" office:value-type="float" office:value="-0.009999980370232" calcext:value-type="float">
            <text:p>-0.0099999804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0000026436666" calcext:value-type="float">
            <text:p>2.6436666E-08</text:p>
          </table:table-cell>
          <table:table-cell office:value-type="float" office:value="0.01" calcext:value-type="float">
            <text:p>0.01</text:p>
          </table:table-cell>
          <table:table-cell table:formula="of:=[.B12]- [.C12]" office:value-type="float" office:value="-0.009999973563334" calcext:value-type="float">
            <text:p>-0.0099999736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0000035603943" calcext:value-type="float">
            <text:p>3.5603943E-08</text:p>
          </table:table-cell>
          <table:table-cell office:value-type="float" office:value="0.01" calcext:value-type="float">
            <text:p>0.01</text:p>
          </table:table-cell>
          <table:table-cell table:formula="of:=[.B13]- [.C13]" office:value-type="float" office:value="-0.009999964396057" calcext:value-type="float">
            <text:p>-0.0099999644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0000047950106" calcext:value-type="float">
            <text:p>0.000000048</text:p>
          </table:table-cell>
          <table:table-cell office:value-type="float" office:value="0.01" calcext:value-type="float">
            <text:p>0.01</text:p>
          </table:table-cell>
          <table:table-cell table:formula="of:=[.B14]- [.C14]" office:value-type="float" office:value="-0.009999952049894" calcext:value-type="float">
            <text:p>-0.00999995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0000064577485" calcext:value-type="float">
            <text:p>6.4577485E-08</text:p>
          </table:table-cell>
          <table:table-cell office:value-type="float" office:value="0.01" calcext:value-type="float">
            <text:p>0.01</text:p>
          </table:table-cell>
          <table:table-cell table:formula="of:=[.B15]- [.C15]" office:value-type="float" office:value="-0.009999935422515" calcext:value-type="float">
            <text:p>-0.009999935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000008697067" calcext:value-type="float">
            <text:p>0.000000087</text:p>
          </table:table-cell>
          <table:table-cell office:value-type="float" office:value="0.01" calcext:value-type="float">
            <text:p>0.01</text:p>
          </table:table-cell>
          <table:table-cell table:formula="of:=[.B16]- [.C16]" office:value-type="float" office:value="-0.00999991302933" calcext:value-type="float">
            <text:p>-0.009999913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000011712891" calcext:value-type="float">
            <text:p>1.1712891E-07</text:p>
          </table:table-cell>
          <table:table-cell office:value-type="float" office:value="0.01" calcext:value-type="float">
            <text:p>0.01</text:p>
          </table:table-cell>
          <table:table-cell table:formula="of:=[.B17]- [.C17]" office:value-type="float" office:value="-0.00999988287109" calcext:value-type="float">
            <text:p>-0.0099998829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000015774508" calcext:value-type="float">
            <text:p>1.5774508E-07</text:p>
          </table:table-cell>
          <table:table-cell office:value-type="float" office:value="0.01" calcext:value-type="float">
            <text:p>0.01</text:p>
          </table:table-cell>
          <table:table-cell table:formula="of:=[.B18]- [.C18]" office:value-type="float" office:value="-0.00999984225492" calcext:value-type="float">
            <text:p>-0.0099998423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00002124454" calcext:value-type="float">
            <text:p>2.124454E-07</text:p>
          </table:table-cell>
          <table:table-cell office:value-type="float" office:value="0.01" calcext:value-type="float">
            <text:p>0.01</text:p>
          </table:table-cell>
          <table:table-cell table:formula="of:=[.B19]- [.C19]" office:value-type="float" office:value="-0.0099997875546" calcext:value-type="float">
            <text:p>-0.0099997876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000028611367" calcext:value-type="float">
            <text:p>2.8611367E-07</text:p>
          </table:table-cell>
          <table:table-cell office:value-type="float" office:value="0.01" calcext:value-type="float">
            <text:p>0.01</text:p>
          </table:table-cell>
          <table:table-cell table:formula="of:=[.B20]- [.C20]" office:value-type="float" office:value="-0.00999971388633" calcext:value-type="float">
            <text:p>-0.009999713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000038532778" calcext:value-type="float">
            <text:p>3.8532778E-07</text:p>
          </table:table-cell>
          <table:table-cell office:value-type="float" office:value="0.01" calcext:value-type="float">
            <text:p>0.01</text:p>
          </table:table-cell>
          <table:table-cell table:formula="of:=[.B21]- [.C21]" office:value-type="float" office:value="-0.00999961467222" calcext:value-type="float">
            <text:p>-0.0099996147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000051894534" calcext:value-type="float">
            <text:p>5.1894534E-07</text:p>
          </table:table-cell>
          <table:table-cell office:value-type="float" office:value="0.01" calcext:value-type="float">
            <text:p>0.01</text:p>
          </table:table-cell>
          <table:table-cell table:formula="of:=[.B22]- [.C22]" office:value-type="float" office:value="-0.00999948105466" calcext:value-type="float">
            <text:p>-0.0099994811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00006988973" calcext:value-type="float">
            <text:p>6.988973E-07</text:p>
          </table:table-cell>
          <table:table-cell office:value-type="float" office:value="0.01" calcext:value-type="float">
            <text:p>0.01</text:p>
          </table:table-cell>
          <table:table-cell table:formula="of:=[.B23]- [.C23]" office:value-type="float" office:value="-0.0099993011027" calcext:value-type="float">
            <text:p>-0.009999301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00009412497" calcext:value-type="float">
            <text:p>9.412497E-07</text:p>
          </table:table-cell>
          <table:table-cell office:value-type="float" office:value="0.01" calcext:value-type="float">
            <text:p>0.01</text:p>
          </table:table-cell>
          <table:table-cell table:formula="of:=[.B24]- [.C24]" office:value-type="float" office:value="-0.0099990587503" calcext:value-type="float">
            <text:p>-0.0099990588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00012676406" calcext:value-type="float">
            <text:p>1.2676406E-06</text:p>
          </table:table-cell>
          <table:table-cell office:value-type="float" office:value="0.01" calcext:value-type="float">
            <text:p>0.01</text:p>
          </table:table-cell>
          <table:table-cell table:formula="of:=[.B25]- [.C25]" office:value-type="float" office:value="-0.0099987323594" calcext:value-type="float">
            <text:p>-0.009998732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0017072135" calcext:value-type="float">
            <text:p>1.7072135E-06</text:p>
          </table:table-cell>
          <table:table-cell office:value-type="float" office:value="0.01" calcext:value-type="float">
            <text:p>0.01</text:p>
          </table:table-cell>
          <table:table-cell table:formula="of:=[.B26]- [.C26]" office:value-type="float" office:value="-0.0099982927865" calcext:value-type="float">
            <text:p>-0.0099982928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00022992128" calcext:value-type="float">
            <text:p>2.2992128E-06</text:p>
          </table:table-cell>
          <table:table-cell office:value-type="float" office:value="0.01" calcext:value-type="float">
            <text:p>0.01</text:p>
          </table:table-cell>
          <table:table-cell table:formula="of:=[.B27]- [.C27]" office:value-type="float" office:value="-0.0099977007872" calcext:value-type="float">
            <text:p>-0.0099977008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00030965002" calcext:value-type="float">
            <text:p>3.0965002E-06</text:p>
          </table:table-cell>
          <table:table-cell office:value-type="float" office:value="0.01" calcext:value-type="float">
            <text:p>0.01</text:p>
          </table:table-cell>
          <table:table-cell table:formula="of:=[.B28]- [.C28]" office:value-type="float" office:value="-0.0099969034998" calcext:value-type="float">
            <text:p>-0.009996903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0004170251" calcext:value-type="float">
            <text:p>4.170251E-06</text:p>
          </table:table-cell>
          <table:table-cell office:value-type="float" office:value="0.01" calcext:value-type="float">
            <text:p>0.01</text:p>
          </table:table-cell>
          <table:table-cell table:formula="of:=[.B29]- [.C29]" office:value-type="float" office:value="-0.009995829749" calcext:value-type="float">
            <text:p>-0.0099958297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0005616344" calcext:value-type="float">
            <text:p>5.616344E-06</text:p>
          </table:table-cell>
          <table:table-cell office:value-type="float" office:value="0.01" calcext:value-type="float">
            <text:p>0.01</text:p>
          </table:table-cell>
          <table:table-cell table:formula="of:=[.B30]- [.C30]" office:value-type="float" office:value="-0.009994383656" calcext:value-type="float">
            <text:p>-0.009994383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00075638973" calcext:value-type="float">
            <text:p>7.5638973E-06</text:p>
          </table:table-cell>
          <table:table-cell office:value-type="float" office:value="0.01" calcext:value-type="float">
            <text:p>0.01</text:p>
          </table:table-cell>
          <table:table-cell table:formula="of:=[.B31]- [.C31]" office:value-type="float" office:value="-0.0099924361027" calcext:value-type="float">
            <text:p>-0.0099924361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00101867845" calcext:value-type="float">
            <text:p>1.01867845E-05</text:p>
          </table:table-cell>
          <table:table-cell office:value-type="float" office:value="0.01" calcext:value-type="float">
            <text:p>0.01</text:p>
          </table:table-cell>
          <table:table-cell table:formula="of:=[.B32]- [.C32]" office:value-type="float" office:value="-0.0099898132155" calcext:value-type="float">
            <text:p>-0.009989813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0013719182" calcext:value-type="float">
            <text:p>1.3719182E-05</text:p>
          </table:table-cell>
          <table:table-cell office:value-type="float" office:value="0.01" calcext:value-type="float">
            <text:p>0.01</text:p>
          </table:table-cell>
          <table:table-cell table:formula="of:=[.B33]- [.C33]" office:value-type="float" office:value="-0.009986280818" calcext:value-type="float">
            <text:p>-0.0099862808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001847652" calcext:value-type="float">
            <text:p>1.847652E-05</text:p>
          </table:table-cell>
          <table:table-cell office:value-type="float" office:value="0.01" calcext:value-type="float">
            <text:p>0.01</text:p>
          </table:table-cell>
          <table:table-cell table:formula="of:=[.B34]- [.C34]" office:value-type="float" office:value="-0.00998152348" calcext:value-type="float">
            <text:p>-0.009981523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002488351" calcext:value-type="float">
            <text:p>2.488351E-05</text:p>
          </table:table-cell>
          <table:table-cell office:value-type="float" office:value="0.01" calcext:value-type="float">
            <text:p>0.01</text:p>
          </table:table-cell>
          <table:table-cell table:formula="of:=[.B35]- [.C35]" office:value-type="float" office:value="-0.00997511649" calcext:value-type="float">
            <text:p>-0.009975116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0033512184" calcext:value-type="float">
            <text:p>3.3512184E-05</text:p>
          </table:table-cell>
          <table:table-cell office:value-type="float" office:value="0.01" calcext:value-type="float">
            <text:p>0.01</text:p>
          </table:table-cell>
          <table:table-cell table:formula="of:=[.B36]- [.C36]" office:value-type="float" office:value="-0.009966487816" calcext:value-type="float">
            <text:p>-0.0099664878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00045133045" calcext:value-type="float">
            <text:p>0.000045133</text:p>
          </table:table-cell>
          <table:table-cell office:value-type="float" office:value="0.01" calcext:value-type="float">
            <text:p>0.01</text:p>
          </table:table-cell>
          <table:table-cell table:formula="of:=[.B37]- [.C37]" office:value-type="float" office:value="-0.009954866955" calcext:value-type="float">
            <text:p>-0.009954867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000060783565" calcext:value-type="float">
            <text:p>6.0783565E-05</text:p>
          </table:table-cell>
          <table:table-cell office:value-type="float" office:value="0.01" calcext:value-type="float">
            <text:p>0.01</text:p>
          </table:table-cell>
          <table:table-cell table:formula="of:=[.B38]- [.C38]" office:value-type="float" office:value="-0.009939216435" calcext:value-type="float">
            <text:p>-0.0099392164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00081861035" calcext:value-type="float">
            <text:p>0.000081861</text:p>
          </table:table-cell>
          <table:table-cell office:value-type="float" office:value="0.01" calcext:value-type="float">
            <text:p>0.01</text:p>
          </table:table-cell>
          <table:table-cell table:formula="of:=[.B39]- [.C39]" office:value-type="float" office:value="-0.009918138965" calcext:value-type="float">
            <text:p>-0.009918139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00011024751" calcext:value-type="float">
            <text:p>0.0001102475</text:p>
          </table:table-cell>
          <table:table-cell office:value-type="float" office:value="0.01" calcext:value-type="float">
            <text:p>0.01</text:p>
          </table:table-cell>
          <table:table-cell table:formula="of:=[.B40]- [.C40]" office:value-type="float" office:value="-0.00988975249" calcext:value-type="float">
            <text:p>-0.009889752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14847751" calcext:value-type="float">
            <text:p>0.0001484775</text:p>
          </table:table-cell>
          <table:table-cell office:value-type="float" office:value="0.01" calcext:value-type="float">
            <text:p>0.01</text:p>
          </table:table-cell>
          <table:table-cell table:formula="of:=[.B41]- [.C41]" office:value-type="float" office:value="-0.00985152249" calcext:value-type="float">
            <text:p>-0.0098515225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0019996417" calcext:value-type="float">
            <text:p>0.0001999642</text:p>
          </table:table-cell>
          <table:table-cell office:value-type="float" office:value="0.01" calcext:value-type="float">
            <text:p>0.01</text:p>
          </table:table-cell>
          <table:table-cell table:formula="of:=[.B42]- [.C42]" office:value-type="float" office:value="-0.00980003583" calcext:value-type="float">
            <text:p>-0.0098000358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0002693043" calcext:value-type="float">
            <text:p>0.0002693043</text:p>
          </table:table-cell>
          <table:table-cell office:value-type="float" office:value="0.01" calcext:value-type="float">
            <text:p>0.01</text:p>
          </table:table-cell>
          <table:table-cell table:formula="of:=[.B43]- [.C43]" office:value-type="float" office:value="-0.0097306957" calcext:value-type="float">
            <text:p>-0.0097306957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00036268967" calcext:value-type="float">
            <text:p>0.0003626897</text:p>
          </table:table-cell>
          <table:table-cell office:value-type="float" office:value="0.01" calcext:value-type="float">
            <text:p>0.01</text:p>
          </table:table-cell>
          <table:table-cell table:formula="of:=[.B44]- [.C44]" office:value-type="float" office:value="-0.00963731033" calcext:value-type="float">
            <text:p>-0.0096373103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00048845744" calcext:value-type="float">
            <text:p>0.0004884574</text:p>
          </table:table-cell>
          <table:table-cell office:value-type="float" office:value="0.01" calcext:value-type="float">
            <text:p>0.01</text:p>
          </table:table-cell>
          <table:table-cell table:formula="of:=[.B45]- [.C45]" office:value-type="float" office:value="-0.00951154256" calcext:value-type="float">
            <text:p>-0.009511542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6578362" calcext:value-type="float">
            <text:p>0.0006578362</text:p>
          </table:table-cell>
          <table:table-cell office:value-type="float" office:value="0.01" calcext:value-type="float">
            <text:p>0.01</text:p>
          </table:table-cell>
          <table:table-cell table:formula="of:=[.B46]- [.C46]" office:value-type="float" office:value="-0.0093421638" calcext:value-type="float">
            <text:p>-0.0093421638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00088595104" calcext:value-type="float">
            <text:p>0.000885951</text:p>
          </table:table-cell>
          <table:table-cell office:value-type="float" office:value="0.01" calcext:value-type="float">
            <text:p>0.01</text:p>
          </table:table-cell>
          <table:table-cell table:formula="of:=[.B47]- [.C47]" office:value-type="float" office:value="-0.00911404896" calcext:value-type="float">
            <text:p>-0.009114049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001193167" calcext:value-type="float">
            <text:p>0.001193167</text:p>
          </table:table-cell>
          <table:table-cell office:value-type="float" office:value="0.01" calcext:value-type="float">
            <text:p>0.01</text:p>
          </table:table-cell>
          <table:table-cell table:formula="of:=[.B48]- [.C48]" office:value-type="float" office:value="-0.008806833" calcext:value-type="float">
            <text:p>-0.008806833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0016069128" calcext:value-type="float">
            <text:p>0.0016069128</text:p>
          </table:table-cell>
          <table:table-cell office:value-type="float" office:value="0.01" calcext:value-type="float">
            <text:p>0.01</text:p>
          </table:table-cell>
          <table:table-cell table:formula="of:=[.B49]- [.C49]" office:value-type="float" office:value="-0.0083930872" calcext:value-type="float">
            <text:p>-0.0083930872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0021641345" calcext:value-type="float">
            <text:p>0.0021641345</text:p>
          </table:table-cell>
          <table:table-cell office:value-type="float" office:value="0.01" calcext:value-type="float">
            <text:p>0.01</text:p>
          </table:table-cell>
          <table:table-cell table:formula="of:=[.B50]- [.C50]" office:value-type="float" office:value="-0.0078358655" calcext:value-type="float">
            <text:p>-0.007835865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29145784" calcext:value-type="float">
            <text:p>0.0029145784</text:p>
          </table:table-cell>
          <table:table-cell office:value-type="float" office:value="0.01" calcext:value-type="float">
            <text:p>0.01</text:p>
          </table:table-cell>
          <table:table-cell table:formula="of:=[.B51]- [.C51]" office:value-type="float" office:value="-0.0070854216" calcext:value-type="float">
            <text:p>-0.0070854216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0039252457" calcext:value-type="float">
            <text:p>0.0039252457</text:p>
          </table:table-cell>
          <table:table-cell office:value-type="float" office:value="0.01" calcext:value-type="float">
            <text:p>0.01</text:p>
          </table:table-cell>
          <table:table-cell table:formula="of:=[.B52]- [.C52]" office:value-type="float" office:value="-0.0060747543" calcext:value-type="float">
            <text:p>-0.0060747543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0052863797" calcext:value-type="float">
            <text:p>0.0052863797</text:p>
          </table:table-cell>
          <table:table-cell office:value-type="float" office:value="0.01" calcext:value-type="float">
            <text:p>0.01</text:p>
          </table:table-cell>
          <table:table-cell table:formula="of:=[.B53]- [.C53]" office:value-type="float" office:value="-0.0047136203" calcext:value-type="float">
            <text:p>-0.004713620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0071195057" calcext:value-type="float">
            <text:p>0.0071195057</text:p>
          </table:table-cell>
          <table:table-cell office:value-type="float" office:value="0.01" calcext:value-type="float">
            <text:p>0.01</text:p>
          </table:table-cell>
          <table:table-cell table:formula="of:=[.B54]- [.C54]" office:value-type="float" office:value="-0.0028804943" calcext:value-type="float">
            <text:p>-0.0028804943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009588312" calcext:value-type="float">
            <text:p>0.009588312</text:p>
          </table:table-cell>
          <table:table-cell office:value-type="float" office:value="0.01" calcext:value-type="float">
            <text:p>0.01</text:p>
          </table:table-cell>
          <table:table-cell table:formula="of:=[.B55]- [.C55]" office:value-type="float" office:value="-0.000411688" calcext:value-type="float">
            <text:p>-0.000411688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29131945" calcext:value-type="float">
            <text:p>0.0129131945</text:p>
          </table:table-cell>
          <table:table-cell office:value-type="float" office:value="0.01" calcext:value-type="float">
            <text:p>0.01</text:p>
          </table:table-cell>
          <table:table-cell table:formula="of:=[.B56]- [.C56]" office:value-type="float" office:value="0.0029131945" calcext:value-type="float">
            <text:p>0.0029131945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017390994" calcext:value-type="float">
            <text:p>0.017390994</text:p>
          </table:table-cell>
          <table:table-cell office:value-type="float" office:value="0.01" calcext:value-type="float">
            <text:p>0.01</text:p>
          </table:table-cell>
          <table:table-cell table:formula="of:=[.B57]- [.C57]" office:value-type="float" office:value="0.007390994" calcext:value-type="float">
            <text:p>0.007390994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023421563" calcext:value-type="float">
            <text:p>0.023421563</text:p>
          </table:table-cell>
          <table:table-cell office:value-type="float" office:value="0.01" calcext:value-type="float">
            <text:p>0.01</text:p>
          </table:table-cell>
          <table:table-cell table:formula="of:=[.B58]- [.C58]" office:value-type="float" office:value="0.013421563" calcext:value-type="float">
            <text:p>0.013421563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03154332" calcext:value-type="float">
            <text:p>0.03154332</text:p>
          </table:table-cell>
          <table:table-cell office:value-type="float" office:value="0.01" calcext:value-type="float">
            <text:p>0.01</text:p>
          </table:table-cell>
          <table:table-cell table:formula="of:=[.B59]- [.C59]" office:value-type="float" office:value="0.02154332" calcext:value-type="float">
            <text:p>0.02154332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042481408" calcext:value-type="float">
            <text:p>0.042481408</text:p>
          </table:table-cell>
          <table:table-cell office:value-type="float" office:value="0.01" calcext:value-type="float">
            <text:p>0.01</text:p>
          </table:table-cell>
          <table:table-cell table:formula="of:=[.B60]- [.C60]" office:value-type="float" office:value="0.032481408" calcext:value-type="float">
            <text:p>0.03248140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57212543" calcext:value-type="float">
            <text:p>0.057212543</text:p>
          </table:table-cell>
          <table:table-cell office:value-type="float" office:value="0.01" calcext:value-type="float">
            <text:p>0.01</text:p>
          </table:table-cell>
          <table:table-cell table:formula="of:=[.B61]- [.C61]" office:value-type="float" office:value="0.047212543" calcext:value-type="float">
            <text:p>0.047212543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07705179" calcext:value-type="float">
            <text:p>0.07705179</text:p>
          </table:table-cell>
          <table:table-cell office:value-type="float" office:value="0.01" calcext:value-type="float">
            <text:p>0.01</text:p>
          </table:table-cell>
          <table:table-cell table:formula="of:=[.B62]- [.C62]" office:value-type="float" office:value="0.06705179" calcext:value-type="float">
            <text:p>0.06705179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103770584" calcext:value-type="float">
            <text:p>0.103770584</text:p>
          </table:table-cell>
          <table:table-cell office:value-type="float" office:value="0.01" calcext:value-type="float">
            <text:p>0.01</text:p>
          </table:table-cell>
          <table:table-cell table:formula="of:=[.B63]- [.C63]" office:value-type="float" office:value="0.093770584" calcext:value-type="float">
            <text:p>0.093770584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13975422" calcext:value-type="float">
            <text:p>0.13975422</text:p>
          </table:table-cell>
          <table:table-cell office:value-type="float" office:value="0.01" calcext:value-type="float">
            <text:p>0.01</text:p>
          </table:table-cell>
          <table:table-cell table:formula="of:=[.B64]- [.C64]" office:value-type="float" office:value="0.12975422" calcext:value-type="float">
            <text:p>0.12975422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18821596" calcext:value-type="float">
            <text:p>0.18821596</text:p>
          </table:table-cell>
          <table:table-cell office:value-type="float" office:value="0.01" calcext:value-type="float">
            <text:p>0.01</text:p>
          </table:table-cell>
          <table:table-cell table:formula="of:=[.B65]- [.C65]" office:value-type="float" office:value="0.17821596" calcext:value-type="float">
            <text:p>0.1782159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25348246" calcext:value-type="float">
            <text:p>0.25348246</text:p>
          </table:table-cell>
          <table:table-cell office:value-type="float" office:value="0.01" calcext:value-type="float">
            <text:p>0.01</text:p>
          </table:table-cell>
          <table:table-cell table:formula="of:=[.B66]- [.C66]" office:value-type="float" office:value="0.24348246" calcext:value-type="float">
            <text:p>0.24348246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34138173" calcext:value-type="float">
            <text:p>0.34138173</text:p>
          </table:table-cell>
          <table:table-cell office:value-type="float" office:value="0.01" calcext:value-type="float">
            <text:p>0.01</text:p>
          </table:table-cell>
          <table:table-cell table:formula="of:=[.B67]- [.C67]" office:value-type="float" office:value="0.33138173" calcext:value-type="float">
            <text:p>0.33138173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45976064" calcext:value-type="float">
            <text:p>0.45976064</text:p>
          </table:table-cell>
          <table:table-cell office:value-type="float" office:value="0.01" calcext:value-type="float">
            <text:p>0.01</text:p>
          </table:table-cell>
          <table:table-cell table:formula="of:=[.B68]- [.C68]" office:value-type="float" office:value="0.44976064" calcext:value-type="float">
            <text:p>0.44976064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6191891" calcext:value-type="float">
            <text:p>0.6191891</text:p>
          </table:table-cell>
          <table:table-cell office:value-type="float" office:value="0.01" calcext:value-type="float">
            <text:p>0.01</text:p>
          </table:table-cell>
          <table:table-cell table:formula="of:=[.B69]- [.C69]" office:value-type="float" office:value="0.6091891" calcext:value-type="float">
            <text:p>0.6091891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83390003" calcext:value-type="float">
            <text:p>0.83390003</text:p>
          </table:table-cell>
          <table:table-cell office:value-type="float" office:value="0.01" calcext:value-type="float">
            <text:p>0.01</text:p>
          </table:table-cell>
          <table:table-cell table:formula="of:=[.B70]- [.C70]" office:value-type="float" office:value="0.82390003" calcext:value-type="float">
            <text:p>0.8239000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230664" calcext:value-type="float">
            <text:p>1.1230664</text:p>
          </table:table-cell>
          <table:table-cell office:value-type="float" office:value="0.01" calcext:value-type="float">
            <text:p>0.01</text:p>
          </table:table-cell>
          <table:table-cell table:formula="of:=[.B71]- [.C71]" office:value-type="float" office:value="1.1130664" calcext:value-type="float">
            <text:p>1.1130664</text:p>
          </table:table-cell>
        </table:table-row>
      </table:table>
      <table:table table:name="Sheet3" table:style-name="ta1">
        <table:shapes>
          <draw:frame draw:z-index="0" draw:style-name="gr1" draw:text-style-name="P1" svg:width="159.99mm" svg:height="89.99mm" svg:x="113.34mm" svg:y="3.13mm">
            <loext:p draw:notify-on-update-of-ranges="Sheet3.A2:Sheet3.A81 Sheet3.B1:Sheet3.B1 Sheet3.B2:Sheet3.B81 Sheet3.A2:Sheet3.A81 Sheet3.C1:Sheet3.C1 Sheet3.C2:Sheet3.C81 Sheet3.A2:Sheet3.A81 Sheet3.D1:Sheet3.D1 Sheet3.D2:Sheet3.D8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159.99mm" svg:height="89.99mm" svg:x="116.37mm" svg:y="112.82mm">
            <loext:p draw:notify-on-update-of-ranges="Sheet3.A74:Sheet3.A78 Sheet3.B1:Sheet3.B1 Sheet3.B74:Sheet3.B78 Sheet3.A74:Sheet3.A78 Sheet3.C1:Sheet3.C1 Sheet3.C74:Sheet3.C78 Sheet3.A74:Sheet3.A78 Sheet3.D1:Sheet3.D1 Sheet3.D74:Sheet3.D78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159.97mm" svg:height="90.04mm" svg:x="125.83mm" svg:y="212.48mm">
            <loext:p draw:notify-on-update-of-ranges="Sheet3.A2:Sheet3.A81 Sheet3.O1:Sheet3.O1 Sheet3.O2:Sheet3.O8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3" table:number-columns-repeated="16" table:default-cell-style-name="Default"/>
        <table:table-row table:style-name="ro2">
          <table:table-cell table:style-name="Heading" office:value-type="string" calcext:value-type="string">
            <text:p>V_d</text:p>
          </table:table-cell>
          <table:table-cell table:style-name="Heading" office:value-type="string" calcext:value-type="string">
            <text:p>I_d</text:p>
          </table:table-cell>
          <table:table-cell table:style-name="Heading" office:value-type="string" calcext:value-type="string">
            <text:p>I_src</text:p>
          </table:table-cell>
          <table:table-cell table:style-name="Heading" office:value-type="string" calcext:value-type="string">
            <text:p>I_R_load</text:p>
          </table:table-cell>
          <table:table-cell office:value-type="string" calcext:value-type="string">
            <text:p>I_hmm</text:p>
          </table:table-cell>
          <table:table-cell table:number-columns-repeated="8"/>
          <table:table-cell table:style-name="Heading" office:value-type="string" calcext:value-type="string">
            <text:p>I_R</text:p>
          </table:table-cell>
          <table:table-cell table:style-name="Heading" office:value-type="string" calcext:value-type="string">
            <text:p>F(v)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00000013467639" calcext:value-type="float">
            <text:p>1.3467639E-09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2])/R_THEV" office:value-type="float" office:value="4.995" calcext:value-type="float">
            <text:p>4.995</text:p>
          </table:table-cell>
          <table:table-cell table:formula="of:=[.C2]-[.B2]-[.D2]" office:value-type="float" office:value="0.0049999986532363" calcext:value-type="float">
            <text:p>0.0049999987</text:p>
          </table:table-cell>
          <table:table-cell table:number-columns-repeated="8"/>
          <table:table-cell table:formula="of:=[.B2]/R_THEV" office:value-type="float" office:value="0.00000000067338195" calcext:value-type="float">
            <text:p>6.7338195E-10</text:p>
          </table:table-cell>
          <table:table-cell table:formula="of:=[.C2]-[.B2]-[.N2]" office:value-type="float" office:value="4.99999999797985" calcext:value-type="float">
            <text:p>4.999999998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000000018137734" calcext:value-type="float">
            <text:p>1.8137734E-09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3])/R_THEV" office:value-type="float" office:value="4.99" calcext:value-type="float">
            <text:p>4.99</text:p>
          </table:table-cell>
          <table:table-cell table:formula="of:=[.C3]-[.B3]-[.D3]" office:value-type="float" office:value="0.00999999818622666" calcext:value-type="float">
            <text:p>0.0099999982</text:p>
          </table:table-cell>
          <table:table-cell table:number-columns-repeated="8"/>
          <table:table-cell table:formula="of:=[.B3]/R_THEV" office:value-type="float" office:value="0.0000000009068867" calcext:value-type="float">
            <text:p>9.068867E-10</text:p>
          </table:table-cell>
          <table:table-cell table:formula="of:=[.C3]-[.B3]-[.N3]" office:value-type="float" office:value="4.99999999727934" calcext:value-type="float">
            <text:p>4.9999999973</text:p>
          </table:table-cell>
          <table:table-cell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000000024427247" calcext:value-type="float">
            <text:p>2.4427247E-09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4])/R_THEV" office:value-type="float" office:value="4.985" calcext:value-type="float">
            <text:p>4.985</text:p>
          </table:table-cell>
          <table:table-cell table:formula="of:=[.C4]-[.B4]-[.D4]" office:value-type="float" office:value="0.0149999975572745" calcext:value-type="float">
            <text:p>0.0149999976</text:p>
          </table:table-cell>
          <table:table-cell table:number-columns-repeated="8"/>
          <table:table-cell table:formula="of:=[.B4]/R_THEV" office:value-type="float" office:value="0.00000000122136235" calcext:value-type="float">
            <text:p>1.22136235E-09</text:p>
          </table:table-cell>
          <table:table-cell table:formula="of:=[.C4]-[.B4]-[.N4]" office:value-type="float" office:value="4.99999999633591" calcext:value-type="float">
            <text:p>4.9999999963</text:p>
          </table:table-cell>
          <table:table-cell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000000032897736" calcext:value-type="float">
            <text:p>3.2897736E-09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5])/R_THEV" office:value-type="float" office:value="4.98" calcext:value-type="float">
            <text:p>4.98</text:p>
          </table:table-cell>
          <table:table-cell table:formula="of:=[.C5]-[.B5]-[.D5]" office:value-type="float" office:value="0.0199999967102258" calcext:value-type="float">
            <text:p>0.0199999967</text:p>
          </table:table-cell>
          <table:table-cell table:number-columns-repeated="8"/>
          <table:table-cell table:formula="of:=[.B5]/R_THEV" office:value-type="float" office:value="0.0000000016448868" calcext:value-type="float">
            <text:p>1.6448868E-09</text:p>
          </table:table-cell>
          <table:table-cell table:formula="of:=[.C5]-[.B5]-[.N5]" office:value-type="float" office:value="4.99999999506534" calcext:value-type="float">
            <text:p>4.9999999951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000000044305497" calcext:value-type="float">
            <text:p>4.4305497E-09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6])/R_THEV" office:value-type="float" office:value="4.975" calcext:value-type="float">
            <text:p>4.975</text:p>
          </table:table-cell>
          <table:table-cell table:formula="of:=[.C6]-[.B6]-[.D6]" office:value-type="float" office:value="0.0249999955694511" calcext:value-type="float">
            <text:p>0.0249999956</text:p>
          </table:table-cell>
          <table:table-cell table:number-columns-repeated="8"/>
          <table:table-cell table:formula="of:=[.B6]/R_THEV" office:value-type="float" office:value="0.00000000221527485" calcext:value-type="float">
            <text:p>2.21527485E-09</text:p>
          </table:table-cell>
          <table:table-cell table:formula="of:=[.C6]-[.B6]-[.N6]" office:value-type="float" office:value="4.99999999335418" calcext:value-type="float">
            <text:p>4.9999999934</text:p>
          </table:table-cell>
          <table:table-cell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000000059669034" calcext:value-type="float">
            <text:p>0.000000006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7])/R_THEV" office:value-type="float" office:value="4.97" calcext:value-type="float">
            <text:p>4.97</text:p>
          </table:table-cell>
          <table:table-cell table:formula="of:=[.C7]-[.B7]-[.D7]" office:value-type="float" office:value="0.0299999940330968" calcext:value-type="float">
            <text:p>0.029999994</text:p>
          </table:table-cell>
          <table:table-cell table:number-columns-repeated="8"/>
          <table:table-cell table:formula="of:=[.B7]/R_THEV" office:value-type="float" office:value="0.0000000029834517" calcext:value-type="float">
            <text:p>0.000000003</text:p>
          </table:table-cell>
          <table:table-cell table:formula="of:=[.C7]-[.B7]-[.N7]" office:value-type="float" office:value="4.99999999104965" calcext:value-type="float">
            <text:p>4.999999991</text:p>
          </table:table-cell>
          <table:table-cell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00000008036012" calcext:value-type="float">
            <text:p>0.000000008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8])/R_THEV" office:value-type="float" office:value="4.965" calcext:value-type="float">
            <text:p>4.965</text:p>
          </table:table-cell>
          <table:table-cell table:formula="of:=[.C8]-[.B8]-[.D8]" office:value-type="float" office:value="0.0349999919639883" calcext:value-type="float">
            <text:p>0.034999992</text:p>
          </table:table-cell>
          <table:table-cell table:number-columns-repeated="8"/>
          <table:table-cell table:formula="of:=[.B8]/R_THEV" office:value-type="float" office:value="0.000000004018006" calcext:value-type="float">
            <text:p>0.000000004</text:p>
          </table:table-cell>
          <table:table-cell table:formula="of:=[.C8]-[.B8]-[.N8]" office:value-type="float" office:value="4.99999998794598" calcext:value-type="float">
            <text:p>4.9999999879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0000001082261" calcext:value-type="float">
            <text:p>1.082261E-08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9])/R_THEV" office:value-type="float" office:value="4.96" calcext:value-type="float">
            <text:p>4.96</text:p>
          </table:table-cell>
          <table:table-cell table:formula="of:=[.C9]-[.B9]-[.D9]" office:value-type="float" office:value="0.0399999891773897" calcext:value-type="float">
            <text:p>0.0399999892</text:p>
          </table:table-cell>
          <table:table-cell table:number-columns-repeated="8"/>
          <table:table-cell table:formula="of:=[.B9]/R_THEV" office:value-type="float" office:value="0.000000005411305" calcext:value-type="float">
            <text:p>5.411305E-09</text:p>
          </table:table-cell>
          <table:table-cell table:formula="of:=[.C9]-[.B9]-[.N9]" office:value-type="float" office:value="4.99999998376608" calcext:value-type="float">
            <text:p>4.9999999838</text:p>
          </table:table-cell>
          <table:table-cell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0000014575507" calcext:value-type="float">
            <text:p>1.4575507E-08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10])/R_THEV" office:value-type="float" office:value="4.955" calcext:value-type="float">
            <text:p>4.955</text:p>
          </table:table-cell>
          <table:table-cell table:formula="of:=[.C10]-[.B10]-[.D10]" office:value-type="float" office:value="0.0449999854244929" calcext:value-type="float">
            <text:p>0.0449999854</text:p>
          </table:table-cell>
          <table:table-cell table:number-columns-repeated="8"/>
          <table:table-cell table:formula="of:=[.B10]/R_THEV" office:value-type="float" office:value="0.0000000072877535" calcext:value-type="float">
            <text:p>7.2877535E-09</text:p>
          </table:table-cell>
          <table:table-cell table:formula="of:=[.C10]-[.B10]-[.N10]" office:value-type="float" office:value="4.99999997813674" calcext:value-type="float">
            <text:p>4.9999999781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000019629768" calcext:value-type="float">
            <text:p>1.9629768E-08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11])/R_THEV" office:value-type="float" office:value="4.95" calcext:value-type="float">
            <text:p>4.95</text:p>
          </table:table-cell>
          <table:table-cell table:formula="of:=[.C11]-[.B11]-[.D11]" office:value-type="float" office:value="0.0499999803702318" calcext:value-type="float">
            <text:p>0.0499999804</text:p>
          </table:table-cell>
          <table:table-cell table:number-columns-repeated="8"/>
          <table:table-cell table:formula="of:=[.B11]/R_THEV" office:value-type="float" office:value="0.000000009814884" calcext:value-type="float">
            <text:p>9.814884E-09</text:p>
          </table:table-cell>
          <table:table-cell table:formula="of:=[.C11]-[.B11]-[.N11]" office:value-type="float" office:value="4.99999997055535" calcext:value-type="float">
            <text:p>4.9999999706</text:p>
          </table:table-cell>
          <table:table-cell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0000026436666" calcext:value-type="float">
            <text:p>2.6436666E-08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12])/R_THEV" office:value-type="float" office:value="4.945" calcext:value-type="float">
            <text:p>4.945</text:p>
          </table:table-cell>
          <table:table-cell table:formula="of:=[.C12]-[.B12]-[.D12]" office:value-type="float" office:value="0.0549999735633335" calcext:value-type="float">
            <text:p>0.0549999736</text:p>
          </table:table-cell>
          <table:table-cell table:number-columns-repeated="8"/>
          <table:table-cell table:formula="of:=[.B12]/R_THEV" office:value-type="float" office:value="0.000000013218333" calcext:value-type="float">
            <text:p>1.3218333E-08</text:p>
          </table:table-cell>
          <table:table-cell table:formula="of:=[.C12]-[.B12]-[.N12]" office:value-type="float" office:value="4.999999960345" calcext:value-type="float">
            <text:p>4.9999999603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0000035603943" calcext:value-type="float">
            <text:p>3.5603943E-08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13])/R_THEV" office:value-type="float" office:value="4.94" calcext:value-type="float">
            <text:p>4.94</text:p>
          </table:table-cell>
          <table:table-cell table:formula="of:=[.C13]-[.B13]-[.D13]" office:value-type="float" office:value="0.0599999643960567" calcext:value-type="float">
            <text:p>0.0599999644</text:p>
          </table:table-cell>
          <table:table-cell table:number-columns-repeated="8"/>
          <table:table-cell table:formula="of:=[.B13]/R_THEV" office:value-type="float" office:value="0.0000000178019715" calcext:value-type="float">
            <text:p>1.78019715E-08</text:p>
          </table:table-cell>
          <table:table-cell table:formula="of:=[.C13]-[.B13]-[.N13]" office:value-type="float" office:value="4.99999994659409" calcext:value-type="float">
            <text:p>4.9999999466</text:p>
          </table:table-cell>
          <table:table-cell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0000047950106" calcext:value-type="float">
            <text:p>0.000000048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14])/R_THEV" office:value-type="float" office:value="4.935" calcext:value-type="float">
            <text:p>4.935</text:p>
          </table:table-cell>
          <table:table-cell table:formula="of:=[.C14]-[.B14]-[.D14]" office:value-type="float" office:value="0.0649999520498943" calcext:value-type="float">
            <text:p>0.064999952</text:p>
          </table:table-cell>
          <table:table-cell table:number-columns-repeated="8"/>
          <table:table-cell table:formula="of:=[.B14]/R_THEV" office:value-type="float" office:value="0.000000023975053" calcext:value-type="float">
            <text:p>0.000000024</text:p>
          </table:table-cell>
          <table:table-cell table:formula="of:=[.C14]-[.B14]-[.N14]" office:value-type="float" office:value="4.99999992807484" calcext:value-type="float">
            <text:p>4.9999999281</text:p>
          </table:table-cell>
          <table:table-cell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0000064577485" calcext:value-type="float">
            <text:p>6.4577485E-08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15])/R_THEV" office:value-type="float" office:value="4.93" calcext:value-type="float">
            <text:p>4.93</text:p>
          </table:table-cell>
          <table:table-cell table:formula="of:=[.C15]-[.B15]-[.D15]" office:value-type="float" office:value="0.0699999354225156" calcext:value-type="float">
            <text:p>0.0699999354</text:p>
          </table:table-cell>
          <table:table-cell table:number-columns-repeated="8"/>
          <table:table-cell table:formula="of:=[.B15]/R_THEV" office:value-type="float" office:value="0.0000000322887425" calcext:value-type="float">
            <text:p>3.22887425E-08</text:p>
          </table:table-cell>
          <table:table-cell table:formula="of:=[.C15]-[.B15]-[.N15]" office:value-type="float" office:value="4.99999990313377" calcext:value-type="float">
            <text:p>4.9999999031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000008697067" calcext:value-type="float">
            <text:p>0.000000087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16])/R_THEV" office:value-type="float" office:value="4.925" calcext:value-type="float">
            <text:p>4.925</text:p>
          </table:table-cell>
          <table:table-cell table:formula="of:=[.C16]-[.B16]-[.D16]" office:value-type="float" office:value="0.0749999130293304" calcext:value-type="float">
            <text:p>0.074999913</text:p>
          </table:table-cell>
          <table:table-cell table:number-columns-repeated="8"/>
          <table:table-cell table:formula="of:=[.B16]/R_THEV" office:value-type="float" office:value="0.000000043485335" calcext:value-type="float">
            <text:p>4.3485335E-08</text:p>
          </table:table-cell>
          <table:table-cell table:formula="of:=[.C16]-[.B16]-[.N16]" office:value-type="float" office:value="4.999999869544" calcext:value-type="float">
            <text:p>4.9999998695</text:p>
          </table:table-cell>
          <table:table-cell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000011712891" calcext:value-type="float">
            <text:p>1.1712891E-07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17])/R_THEV" office:value-type="float" office:value="4.92" calcext:value-type="float">
            <text:p>4.92</text:p>
          </table:table-cell>
          <table:table-cell table:formula="of:=[.C17]-[.B17]-[.D17]" office:value-type="float" office:value="0.0799998828710899" calcext:value-type="float">
            <text:p>0.0799998829</text:p>
          </table:table-cell>
          <table:table-cell table:number-columns-repeated="8"/>
          <table:table-cell table:formula="of:=[.B17]/R_THEV" office:value-type="float" office:value="0.000000058564455" calcext:value-type="float">
            <text:p>5.8564455E-08</text:p>
          </table:table-cell>
          <table:table-cell table:formula="of:=[.C17]-[.B17]-[.N17]" office:value-type="float" office:value="4.99999982430664" calcext:value-type="float">
            <text:p>4.9999998243</text:p>
          </table:table-cell>
          <table:table-cell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000015774508" calcext:value-type="float">
            <text:p>1.5774508E-07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18])/R_THEV" office:value-type="float" office:value="4.915" calcext:value-type="float">
            <text:p>4.915</text:p>
          </table:table-cell>
          <table:table-cell table:formula="of:=[.C18]-[.B18]-[.D18]" office:value-type="float" office:value="0.0849998422549199" calcext:value-type="float">
            <text:p>0.0849998423</text:p>
          </table:table-cell>
          <table:table-cell table:number-columns-repeated="8"/>
          <table:table-cell table:formula="of:=[.B18]/R_THEV" office:value-type="float" office:value="0.00000007887254" calcext:value-type="float">
            <text:p>7.887254E-08</text:p>
          </table:table-cell>
          <table:table-cell table:formula="of:=[.C18]-[.B18]-[.N18]" office:value-type="float" office:value="4.99999976338238" calcext:value-type="float">
            <text:p>4.9999997634</text:p>
          </table:table-cell>
          <table:table-cell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00002124454" calcext:value-type="float">
            <text:p>2.124454E-07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19])/R_THEV" office:value-type="float" office:value="4.91" calcext:value-type="float">
            <text:p>4.91</text:p>
          </table:table-cell>
          <table:table-cell table:formula="of:=[.C19]-[.B19]-[.D19]" office:value-type="float" office:value="0.0899997875545999" calcext:value-type="float">
            <text:p>0.0899997876</text:p>
          </table:table-cell>
          <table:table-cell table:number-columns-repeated="8"/>
          <table:table-cell table:formula="of:=[.B19]/R_THEV" office:value-type="float" office:value="0.0000001062227" calcext:value-type="float">
            <text:p>1.062227E-07</text:p>
          </table:table-cell>
          <table:table-cell table:formula="of:=[.C19]-[.B19]-[.N19]" office:value-type="float" office:value="4.9999996813319" calcext:value-type="float">
            <text:p>4.9999996813</text:p>
          </table:table-cell>
          <table:table-cell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000028611367" calcext:value-type="float">
            <text:p>2.8611367E-07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20])/R_THEV" office:value-type="float" office:value="4.905" calcext:value-type="float">
            <text:p>4.905</text:p>
          </table:table-cell>
          <table:table-cell table:formula="of:=[.C20]-[.B20]-[.D20]" office:value-type="float" office:value="0.0949997138863301" calcext:value-type="float">
            <text:p>0.0949997139</text:p>
          </table:table-cell>
          <table:table-cell table:number-columns-repeated="8"/>
          <table:table-cell table:formula="of:=[.B20]/R_THEV" office:value-type="float" office:value="0.000000143056835" calcext:value-type="float">
            <text:p>1.43056835E-07</text:p>
          </table:table-cell>
          <table:table-cell table:formula="of:=[.C20]-[.B20]-[.N20]" office:value-type="float" office:value="4.9999995708295" calcext:value-type="float">
            <text:p>4.9999995708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000038532778" calcext:value-type="float">
            <text:p>3.8532778E-07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21])/R_THEV" office:value-type="float" office:value="4.9" calcext:value-type="float">
            <text:p>4.9</text:p>
          </table:table-cell>
          <table:table-cell table:formula="of:=[.C21]-[.B21]-[.D21]" office:value-type="float" office:value="0.0999996146722193" calcext:value-type="float">
            <text:p>0.0999996147</text:p>
          </table:table-cell>
          <table:table-cell table:number-columns-repeated="8"/>
          <table:table-cell table:formula="of:=[.B21]/R_THEV" office:value-type="float" office:value="0.00000019266389" calcext:value-type="float">
            <text:p>1.9266389E-07</text:p>
          </table:table-cell>
          <table:table-cell table:formula="of:=[.C21]-[.B21]-[.N21]" office:value-type="float" office:value="4.99999942200833" calcext:value-type="float">
            <text:p>4.999999422</text:p>
          </table:table-cell>
          <table:table-cell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000051894534" calcext:value-type="float">
            <text:p>5.1894534E-07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22])/R_THEV" office:value-type="float" office:value="4.895" calcext:value-type="float">
            <text:p>4.895</text:p>
          </table:table-cell>
          <table:table-cell table:formula="of:=[.C22]-[.B22]-[.D22]" office:value-type="float" office:value="0.10499948105466" calcext:value-type="float">
            <text:p>0.1049994811</text:p>
          </table:table-cell>
          <table:table-cell table:style-name="ce2" office:value-type="string" calcext:value-type="string">
            <text:p>I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</text:p>
          </table:table-cell>
          <table:table-cell table:number-columns-repeated="5"/>
          <table:table-cell table:formula="of:=[.B22]/R_THEV" office:value-type="float" office:value="0.00000025947267" calcext:value-type="float">
            <text:p>2.5947267E-07</text:p>
          </table:table-cell>
          <table:table-cell table:formula="of:=[.C22]-[.B22]-[.N22]" office:value-type="float" office:value="4.99999922158199" calcext:value-type="float">
            <text:p>4.9999992216</text:p>
          </table:table-cell>
          <table:table-cell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00006988973" calcext:value-type="float">
            <text:p>6.988973E-07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23])/R_THEV" office:value-type="float" office:value="4.89" calcext:value-type="float">
            <text:p>4.89</text:p>
          </table:table-cell>
          <table:table-cell table:formula="of:=[.C23]-[.B23]-[.D23]" office:value-type="float" office:value="0.1099993011027" calcext:value-type="float">
            <text:p>0.1099993011</text:p>
          </table:table-cell>
          <table:table-cell table:style-name="ce3" office:value-type="string" calcext:value-type="string">
            <text:p>Vt</text:p>
          </table:table-cell>
          <table:table-cell table:style-name="ce5" table:formula="of:=I_NORT * R_THEV" office:value-type="float" office:value="10" calcext:value-type="float">
            <text:p>10</text:p>
          </table:table-cell>
          <table:table-cell table:style-name="ce5" office:value-type="string" calcext:value-type="string">
            <text:p>V</text:p>
          </table:table-cell>
          <table:table-cell table:number-columns-repeated="5"/>
          <table:table-cell table:formula="of:=[.B23]/R_THEV" office:value-type="float" office:value="0.00000034944865" calcext:value-type="float">
            <text:p>3.4944865E-07</text:p>
          </table:table-cell>
          <table:table-cell table:formula="of:=[.C23]-[.B23]-[.N23]" office:value-type="float" office:value="4.99999895165405" calcext:value-type="float">
            <text:p>4.9999989517</text:p>
          </table:table-cell>
          <table:table-cell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00009412497" calcext:value-type="float">
            <text:p>9.412497E-07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24])/R_THEV" office:value-type="float" office:value="4.885" calcext:value-type="float">
            <text:p>4.885</text:p>
          </table:table-cell>
          <table:table-cell table:formula="of:=[.C24]-[.B24]-[.D24]" office:value-type="float" office:value="0.1149990587503" calcext:value-type="float">
            <text:p>0.1149990588</text:p>
          </table:table-cell>
          <table:table-cell table:style-name="ce2" office:value-type="string" calcext:value-type="string">
            <text:p>R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Ohms</text:p>
          </table:table-cell>
          <table:table-cell table:number-columns-repeated="5"/>
          <table:table-cell table:formula="of:=[.B24]/R_THEV" office:value-type="float" office:value="0.00000047062485" calcext:value-type="float">
            <text:p>4.7062485E-07</text:p>
          </table:table-cell>
          <table:table-cell table:formula="of:=[.C24]-[.B24]-[.N24]" office:value-type="float" office:value="4.99999858812545" calcext:value-type="float">
            <text:p>4.9999985881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00012676406" calcext:value-type="float">
            <text:p>1.2676406E-06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25])/R_THEV" office:value-type="float" office:value="4.88" calcext:value-type="float">
            <text:p>4.88</text:p>
          </table:table-cell>
          <table:table-cell table:formula="of:=[.C25]-[.B25]-[.D25]" office:value-type="float" office:value="0.119998732359401" calcext:value-type="float">
            <text:p>0.1199987324</text:p>
          </table:table-cell>
          <table:table-cell table:number-columns-repeated="8"/>
          <table:table-cell table:formula="of:=[.B25]/R_THEV" office:value-type="float" office:value="0.0000006338203" calcext:value-type="float">
            <text:p>6.338203E-07</text:p>
          </table:table-cell>
          <table:table-cell table:formula="of:=[.C25]-[.B25]-[.N25]" office:value-type="float" office:value="4.9999980985391" calcext:value-type="float">
            <text:p>4.9999980985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0017072135" calcext:value-type="float">
            <text:p>1.7072135E-06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26])/R_THEV" office:value-type="float" office:value="4.875" calcext:value-type="float">
            <text:p>4.875</text:p>
          </table:table-cell>
          <table:table-cell table:formula="of:=[.C26]-[.B26]-[.D26]" office:value-type="float" office:value="0.1249982927865" calcext:value-type="float">
            <text:p>0.1249982928</text:p>
          </table:table-cell>
          <table:table-cell table:number-columns-repeated="8"/>
          <table:table-cell table:formula="of:=[.B26]/R_THEV" office:value-type="float" office:value="0.00000085360675" calcext:value-type="float">
            <text:p>8.5360675E-07</text:p>
          </table:table-cell>
          <table:table-cell table:formula="of:=[.C26]-[.B26]-[.N26]" office:value-type="float" office:value="4.99999743917975" calcext:value-type="float">
            <text:p>4.9999974392</text:p>
          </table:table-cell>
          <table:table-cell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00022992128" calcext:value-type="float">
            <text:p>2.2992128E-06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27])/R_THEV" office:value-type="float" office:value="4.87" calcext:value-type="float">
            <text:p>4.87</text:p>
          </table:table-cell>
          <table:table-cell table:formula="of:=[.C27]-[.B27]-[.D27]" office:value-type="float" office:value="0.1299977007872" calcext:value-type="float">
            <text:p>0.1299977008</text:p>
          </table:table-cell>
          <table:table-cell table:number-columns-repeated="8"/>
          <table:table-cell table:formula="of:=[.B27]/R_THEV" office:value-type="float" office:value="0.0000011496064" calcext:value-type="float">
            <text:p>1.1496064E-06</text:p>
          </table:table-cell>
          <table:table-cell table:formula="of:=[.C27]-[.B27]-[.N27]" office:value-type="float" office:value="4.9999965511808" calcext:value-type="float">
            <text:p>4.9999965512</text:p>
          </table:table-cell>
          <table:table-cell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00030965002" calcext:value-type="float">
            <text:p>3.0965002E-06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28])/R_THEV" office:value-type="float" office:value="4.865" calcext:value-type="float">
            <text:p>4.865</text:p>
          </table:table-cell>
          <table:table-cell table:formula="of:=[.C28]-[.B28]-[.D28]" office:value-type="float" office:value="0.1349969034998" calcext:value-type="float">
            <text:p>0.1349969035</text:p>
          </table:table-cell>
          <table:table-cell table:number-columns-repeated="8"/>
          <table:table-cell table:formula="of:=[.B28]/R_THEV" office:value-type="float" office:value="0.0000015482501" calcext:value-type="float">
            <text:p>1.5482501E-06</text:p>
          </table:table-cell>
          <table:table-cell table:formula="of:=[.C28]-[.B28]-[.N28]" office:value-type="float" office:value="4.9999953552497" calcext:value-type="float">
            <text:p>4.9999953552</text:p>
          </table:table-cell>
          <table:table-cell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0004170251" calcext:value-type="float">
            <text:p>4.170251E-06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29])/R_THEV" office:value-type="float" office:value="4.86" calcext:value-type="float">
            <text:p>4.86</text:p>
          </table:table-cell>
          <table:table-cell table:formula="of:=[.C29]-[.B29]-[.D29]" office:value-type="float" office:value="0.139995829749" calcext:value-type="float">
            <text:p>0.1399958297</text:p>
          </table:table-cell>
          <table:table-cell table:number-columns-repeated="8"/>
          <table:table-cell table:formula="of:=[.B29]/R_THEV" office:value-type="float" office:value="0.0000020851255" calcext:value-type="float">
            <text:p>2.0851255E-06</text:p>
          </table:table-cell>
          <table:table-cell table:formula="of:=[.C29]-[.B29]-[.N29]" office:value-type="float" office:value="4.9999937446235" calcext:value-type="float">
            <text:p>4.9999937446</text:p>
          </table:table-cell>
          <table:table-cell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0005616344" calcext:value-type="float">
            <text:p>5.616344E-06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30])/R_THEV" office:value-type="float" office:value="4.855" calcext:value-type="float">
            <text:p>4.855</text:p>
          </table:table-cell>
          <table:table-cell table:formula="of:=[.C30]-[.B30]-[.D30]" office:value-type="float" office:value="0.144994383656" calcext:value-type="float">
            <text:p>0.1449943837</text:p>
          </table:table-cell>
          <table:table-cell table:number-columns-repeated="8"/>
          <table:table-cell table:formula="of:=[.B30]/R_THEV" office:value-type="float" office:value="0.000002808172" calcext:value-type="float">
            <text:p>2.808172E-06</text:p>
          </table:table-cell>
          <table:table-cell table:formula="of:=[.C30]-[.B30]-[.N30]" office:value-type="float" office:value="4.999991575484" calcext:value-type="float">
            <text:p>4.9999915755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00075638973" calcext:value-type="float">
            <text:p>7.5638973E-06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31])/R_THEV" office:value-type="float" office:value="4.85" calcext:value-type="float">
            <text:p>4.85</text:p>
          </table:table-cell>
          <table:table-cell table:formula="of:=[.C31]-[.B31]-[.D31]" office:value-type="float" office:value="0.149992436102701" calcext:value-type="float">
            <text:p>0.1499924361</text:p>
          </table:table-cell>
          <table:table-cell table:number-columns-repeated="8"/>
          <table:table-cell table:formula="of:=[.B31]/R_THEV" office:value-type="float" office:value="0.00000378194865" calcext:value-type="float">
            <text:p>3.78194865E-06</text:p>
          </table:table-cell>
          <table:table-cell table:formula="of:=[.C31]-[.B31]-[.N31]" office:value-type="float" office:value="4.99998865415405" calcext:value-type="float">
            <text:p>4.9999886542</text:p>
          </table:table-cell>
          <table:table-cell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00101867845" calcext:value-type="float">
            <text:p>1.01867845E-05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32])/R_THEV" office:value-type="float" office:value="4.845" calcext:value-type="float">
            <text:p>4.845</text:p>
          </table:table-cell>
          <table:table-cell table:formula="of:=[.C32]-[.B32]-[.D32]" office:value-type="float" office:value="0.1549898132155" calcext:value-type="float">
            <text:p>0.1549898132</text:p>
          </table:table-cell>
          <table:table-cell table:number-columns-repeated="8"/>
          <table:table-cell table:formula="of:=[.B32]/R_THEV" office:value-type="float" office:value="0.00000509339225" calcext:value-type="float">
            <text:p>5.09339225E-06</text:p>
          </table:table-cell>
          <table:table-cell table:formula="of:=[.C32]-[.B32]-[.N32]" office:value-type="float" office:value="4.99998471982325" calcext:value-type="float">
            <text:p>4.9999847198</text:p>
          </table:table-cell>
          <table:table-cell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0013719182" calcext:value-type="float">
            <text:p>1.3719182E-05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33])/R_THEV" office:value-type="float" office:value="4.84" calcext:value-type="float">
            <text:p>4.84</text:p>
          </table:table-cell>
          <table:table-cell table:formula="of:=[.C33]-[.B33]-[.D33]" office:value-type="float" office:value="0.159986280818" calcext:value-type="float">
            <text:p>0.1599862808</text:p>
          </table:table-cell>
          <table:table-cell table:number-columns-repeated="8"/>
          <table:table-cell table:formula="of:=[.B33]/R_THEV" office:value-type="float" office:value="0.000006859591" calcext:value-type="float">
            <text:p>6.859591E-06</text:p>
          </table:table-cell>
          <table:table-cell table:formula="of:=[.C33]-[.B33]-[.N33]" office:value-type="float" office:value="4.999979421227" calcext:value-type="float">
            <text:p>4.9999794212</text:p>
          </table:table-cell>
          <table:table-cell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001847652" calcext:value-type="float">
            <text:p>1.847652E-05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34])/R_THEV" office:value-type="float" office:value="4.835" calcext:value-type="float">
            <text:p>4.835</text:p>
          </table:table-cell>
          <table:table-cell table:formula="of:=[.C34]-[.B34]-[.D34]" office:value-type="float" office:value="0.16498152348" calcext:value-type="float">
            <text:p>0.1649815235</text:p>
          </table:table-cell>
          <table:table-cell table:number-columns-repeated="8"/>
          <table:table-cell table:formula="of:=[.B34]/R_THEV" office:value-type="float" office:value="0.00000923826" calcext:value-type="float">
            <text:p>9.23826E-06</text:p>
          </table:table-cell>
          <table:table-cell table:formula="of:=[.C34]-[.B34]-[.N34]" office:value-type="float" office:value="4.99997228522" calcext:value-type="float">
            <text:p>4.9999722852</text:p>
          </table:table-cell>
          <table:table-cell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002488351" calcext:value-type="float">
            <text:p>2.488351E-05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35])/R_THEV" office:value-type="float" office:value="4.83" calcext:value-type="float">
            <text:p>4.83</text:p>
          </table:table-cell>
          <table:table-cell table:formula="of:=[.C35]-[.B35]-[.D35]" office:value-type="float" office:value="0.16997511649" calcext:value-type="float">
            <text:p>0.1699751165</text:p>
          </table:table-cell>
          <table:table-cell table:number-columns-repeated="8"/>
          <table:table-cell table:formula="of:=[.B35]/R_THEV" office:value-type="float" office:value="0.000012441755" calcext:value-type="float">
            <text:p>1.2441755E-05</text:p>
          </table:table-cell>
          <table:table-cell table:formula="of:=[.C35]-[.B35]-[.N35]" office:value-type="float" office:value="4.999962674735" calcext:value-type="float">
            <text:p>4.9999626747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0033512184" calcext:value-type="float">
            <text:p>3.3512184E-05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36])/R_THEV" office:value-type="float" office:value="4.825" calcext:value-type="float">
            <text:p>4.825</text:p>
          </table:table-cell>
          <table:table-cell table:formula="of:=[.C36]-[.B36]-[.D36]" office:value-type="float" office:value="0.174966487816" calcext:value-type="float">
            <text:p>0.1749664878</text:p>
          </table:table-cell>
          <table:table-cell table:number-columns-repeated="8"/>
          <table:table-cell table:formula="of:=[.B36]/R_THEV" office:value-type="float" office:value="0.000016756092" calcext:value-type="float">
            <text:p>1.6756092E-05</text:p>
          </table:table-cell>
          <table:table-cell table:formula="of:=[.C36]-[.B36]-[.N36]" office:value-type="float" office:value="4.999949731724" calcext:value-type="float">
            <text:p>4.9999497317</text:p>
          </table:table-cell>
          <table:table-cell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00045133045" calcext:value-type="float">
            <text:p>0.000045133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37])/R_THEV" office:value-type="float" office:value="4.82" calcext:value-type="float">
            <text:p>4.82</text:p>
          </table:table-cell>
          <table:table-cell table:formula="of:=[.C37]-[.B37]-[.D37]" office:value-type="float" office:value="0.179954866955" calcext:value-type="float">
            <text:p>0.179954867</text:p>
          </table:table-cell>
          <table:table-cell table:number-columns-repeated="8"/>
          <table:table-cell table:formula="of:=[.B37]/R_THEV" office:value-type="float" office:value="0.0000225665225" calcext:value-type="float">
            <text:p>2.25665225E-05</text:p>
          </table:table-cell>
          <table:table-cell table:formula="of:=[.C37]-[.B37]-[.N37]" office:value-type="float" office:value="4.9999323004325" calcext:value-type="float">
            <text:p>4.9999323004</text:p>
          </table:table-cell>
          <table:table-cell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000060783565" calcext:value-type="float">
            <text:p>6.0783565E-05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38])/R_THEV" office:value-type="float" office:value="4.815" calcext:value-type="float">
            <text:p>4.815</text:p>
          </table:table-cell>
          <table:table-cell table:formula="of:=[.C38]-[.B38]-[.D38]" office:value-type="float" office:value="0.184939216435" calcext:value-type="float">
            <text:p>0.1849392164</text:p>
          </table:table-cell>
          <table:table-cell table:number-columns-repeated="8"/>
          <table:table-cell table:formula="of:=[.B38]/R_THEV" office:value-type="float" office:value="0.0000303917825" calcext:value-type="float">
            <text:p>3.03917825E-05</text:p>
          </table:table-cell>
          <table:table-cell table:formula="of:=[.C38]-[.B38]-[.N38]" office:value-type="float" office:value="4.9999088246525" calcext:value-type="float">
            <text:p>4.9999088247</text:p>
          </table:table-cell>
          <table:table-cell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00081861035" calcext:value-type="float">
            <text:p>0.000081861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39])/R_THEV" office:value-type="float" office:value="4.81" calcext:value-type="float">
            <text:p>4.81</text:p>
          </table:table-cell>
          <table:table-cell table:formula="of:=[.C39]-[.B39]-[.D39]" office:value-type="float" office:value="0.189918138965" calcext:value-type="float">
            <text:p>0.189918139</text:p>
          </table:table-cell>
          <table:table-cell table:number-columns-repeated="8"/>
          <table:table-cell table:formula="of:=[.B39]/R_THEV" office:value-type="float" office:value="0.0000409305175" calcext:value-type="float">
            <text:p>4.09305175E-05</text:p>
          </table:table-cell>
          <table:table-cell table:formula="of:=[.C39]-[.B39]-[.N39]" office:value-type="float" office:value="4.9998772084475" calcext:value-type="float">
            <text:p>4.9998772084</text:p>
          </table:table-cell>
          <table:table-cell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00011024751" calcext:value-type="float">
            <text:p>0.0001102475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40])/R_THEV" office:value-type="float" office:value="4.805" calcext:value-type="float">
            <text:p>4.805</text:p>
          </table:table-cell>
          <table:table-cell table:formula="of:=[.C40]-[.B40]-[.D40]" office:value-type="float" office:value="0.19488975249" calcext:value-type="float">
            <text:p>0.1948897525</text:p>
          </table:table-cell>
          <table:table-cell table:number-columns-repeated="8"/>
          <table:table-cell table:formula="of:=[.B40]/R_THEV" office:value-type="float" office:value="0.000055123755" calcext:value-type="float">
            <text:p>5.5123755E-05</text:p>
          </table:table-cell>
          <table:table-cell table:formula="of:=[.C40]-[.B40]-[.N40]" office:value-type="float" office:value="4.999834628735" calcext:value-type="float">
            <text:p>4.9998346287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14847751" calcext:value-type="float">
            <text:p>0.0001484775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41])/R_THEV" office:value-type="float" office:value="4.8" calcext:value-type="float">
            <text:p>4.8</text:p>
          </table:table-cell>
          <table:table-cell table:formula="of:=[.C41]-[.B41]-[.D41]" office:value-type="float" office:value="0.19985152249" calcext:value-type="float">
            <text:p>0.1998515225</text:p>
          </table:table-cell>
          <table:table-cell table:number-columns-repeated="8"/>
          <table:table-cell table:formula="of:=[.B41]/R_THEV" office:value-type="float" office:value="0.000074238755" calcext:value-type="float">
            <text:p>7.4238755E-05</text:p>
          </table:table-cell>
          <table:table-cell table:formula="of:=[.C41]-[.B41]-[.N41]" office:value-type="float" office:value="4.999777283735" calcext:value-type="float">
            <text:p>4.9997772837</text:p>
          </table:table-cell>
          <table:table-cell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0019996417" calcext:value-type="float">
            <text:p>0.0001999642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42])/R_THEV" office:value-type="float" office:value="4.795" calcext:value-type="float">
            <text:p>4.795</text:p>
          </table:table-cell>
          <table:table-cell table:formula="of:=[.C42]-[.B42]-[.D42]" office:value-type="float" office:value="0.20480003583" calcext:value-type="float">
            <text:p>0.2048000358</text:p>
          </table:table-cell>
          <table:table-cell table:number-columns-repeated="8"/>
          <table:table-cell table:formula="of:=[.B42]/R_THEV" office:value-type="float" office:value="0.000099982085" calcext:value-type="float">
            <text:p>9.9982085E-05</text:p>
          </table:table-cell>
          <table:table-cell table:formula="of:=[.C42]-[.B42]-[.N42]" office:value-type="float" office:value="4.999700053745" calcext:value-type="float">
            <text:p>4.9997000537</text:p>
          </table:table-cell>
          <table:table-cell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0002693043" calcext:value-type="float">
            <text:p>0.0002693043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43])/R_THEV" office:value-type="float" office:value="4.79" calcext:value-type="float">
            <text:p>4.79</text:p>
          </table:table-cell>
          <table:table-cell table:formula="of:=[.C43]-[.B43]-[.D43]" office:value-type="float" office:value="0.2097306957" calcext:value-type="float">
            <text:p>0.2097306957</text:p>
          </table:table-cell>
          <table:table-cell table:number-columns-repeated="8"/>
          <table:table-cell table:formula="of:=[.B43]/R_THEV" office:value-type="float" office:value="0.00013465215" calcext:value-type="float">
            <text:p>0.0001346522</text:p>
          </table:table-cell>
          <table:table-cell table:formula="of:=[.C43]-[.B43]-[.N43]" office:value-type="float" office:value="4.99959604355" calcext:value-type="float">
            <text:p>4.9995960436</text:p>
          </table:table-cell>
          <table:table-cell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00036268967" calcext:value-type="float">
            <text:p>0.0003626897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44])/R_THEV" office:value-type="float" office:value="4.785" calcext:value-type="float">
            <text:p>4.785</text:p>
          </table:table-cell>
          <table:table-cell table:formula="of:=[.C44]-[.B44]-[.D44]" office:value-type="float" office:value="0.21463731033" calcext:value-type="float">
            <text:p>0.2146373103</text:p>
          </table:table-cell>
          <table:table-cell table:number-columns-repeated="8"/>
          <table:table-cell table:formula="of:=[.B44]/R_THEV" office:value-type="float" office:value="0.000181344835" calcext:value-type="float">
            <text:p>0.0001813448</text:p>
          </table:table-cell>
          <table:table-cell table:formula="of:=[.C44]-[.B44]-[.N44]" office:value-type="float" office:value="4.999455965495" calcext:value-type="float">
            <text:p>4.9994559655</text:p>
          </table:table-cell>
          <table:table-cell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00048845744" calcext:value-type="float">
            <text:p>0.0004884574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45])/R_THEV" office:value-type="float" office:value="4.78" calcext:value-type="float">
            <text:p>4.78</text:p>
          </table:table-cell>
          <table:table-cell table:formula="of:=[.C45]-[.B45]-[.D45]" office:value-type="float" office:value="0.219511542559999" calcext:value-type="float">
            <text:p>0.2195115426</text:p>
          </table:table-cell>
          <table:table-cell table:number-columns-repeated="8"/>
          <table:table-cell table:formula="of:=[.B45]/R_THEV" office:value-type="float" office:value="0.00024422872" calcext:value-type="float">
            <text:p>0.0002442287</text:p>
          </table:table-cell>
          <table:table-cell table:formula="of:=[.C45]-[.B45]-[.N45]" office:value-type="float" office:value="4.99926731384" calcext:value-type="float">
            <text:p>4.9992673138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6578362" calcext:value-type="float">
            <text:p>0.0006578362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46])/R_THEV" office:value-type="float" office:value="4.775" calcext:value-type="float">
            <text:p>4.775</text:p>
          </table:table-cell>
          <table:table-cell table:formula="of:=[.C46]-[.B46]-[.D46]" office:value-type="float" office:value="0.224342163799999" calcext:value-type="float">
            <text:p>0.2243421638</text:p>
          </table:table-cell>
          <table:table-cell table:number-columns-repeated="8"/>
          <table:table-cell table:formula="of:=[.B46]/R_THEV" office:value-type="float" office:value="0.0003289181" calcext:value-type="float">
            <text:p>0.0003289181</text:p>
          </table:table-cell>
          <table:table-cell table:formula="of:=[.C46]-[.B46]-[.N46]" office:value-type="float" office:value="4.9990132457" calcext:value-type="float">
            <text:p>4.9990132457</text:p>
          </table:table-cell>
          <table:table-cell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00088595104" calcext:value-type="float">
            <text:p>0.000885951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47])/R_THEV" office:value-type="float" office:value="4.77" calcext:value-type="float">
            <text:p>4.77</text:p>
          </table:table-cell>
          <table:table-cell table:formula="of:=[.C47]-[.B47]-[.D47]" office:value-type="float" office:value="0.229114048960001" calcext:value-type="float">
            <text:p>0.229114049</text:p>
          </table:table-cell>
          <table:table-cell table:number-columns-repeated="8"/>
          <table:table-cell table:formula="of:=[.B47]/R_THEV" office:value-type="float" office:value="0.00044297552" calcext:value-type="float">
            <text:p>0.0004429755</text:p>
          </table:table-cell>
          <table:table-cell table:formula="of:=[.C47]-[.B47]-[.N47]" office:value-type="float" office:value="4.99867107344" calcext:value-type="float">
            <text:p>4.9986710734</text:p>
          </table:table-cell>
          <table:table-cell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001193167" calcext:value-type="float">
            <text:p>0.001193167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48])/R_THEV" office:value-type="float" office:value="4.765" calcext:value-type="float">
            <text:p>4.765</text:p>
          </table:table-cell>
          <table:table-cell table:formula="of:=[.C48]-[.B48]-[.D48]" office:value-type="float" office:value="0.233806833" calcext:value-type="float">
            <text:p>0.233806833</text:p>
          </table:table-cell>
          <table:table-cell table:number-columns-repeated="8"/>
          <table:table-cell table:formula="of:=[.B48]/R_THEV" office:value-type="float" office:value="0.0005965835" calcext:value-type="float">
            <text:p>0.0005965835</text:p>
          </table:table-cell>
          <table:table-cell table:formula="of:=[.C48]-[.B48]-[.N48]" office:value-type="float" office:value="4.9982102495" calcext:value-type="float">
            <text:p>4.9982102495</text:p>
          </table:table-cell>
          <table:table-cell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0016069128" calcext:value-type="float">
            <text:p>0.0016069128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49])/R_THEV" office:value-type="float" office:value="4.76" calcext:value-type="float">
            <text:p>4.76</text:p>
          </table:table-cell>
          <table:table-cell table:formula="of:=[.C49]-[.B49]-[.D49]" office:value-type="float" office:value="0.2383930872" calcext:value-type="float">
            <text:p>0.2383930872</text:p>
          </table:table-cell>
          <table:table-cell table:number-columns-repeated="8"/>
          <table:table-cell table:formula="of:=[.B49]/R_THEV" office:value-type="float" office:value="0.0008034564" calcext:value-type="float">
            <text:p>0.0008034564</text:p>
          </table:table-cell>
          <table:table-cell table:formula="of:=[.C49]-[.B49]-[.N49]" office:value-type="float" office:value="4.9975896308" calcext:value-type="float">
            <text:p>4.9975896308</text:p>
          </table:table-cell>
          <table:table-cell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0021641345" calcext:value-type="float">
            <text:p>0.0021641345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50])/R_THEV" office:value-type="float" office:value="4.755" calcext:value-type="float">
            <text:p>4.755</text:p>
          </table:table-cell>
          <table:table-cell table:formula="of:=[.C50]-[.B50]-[.D50]" office:value-type="float" office:value="0.2428358655" calcext:value-type="float">
            <text:p>0.2428358655</text:p>
          </table:table-cell>
          <table:table-cell table:number-columns-repeated="8"/>
          <table:table-cell table:formula="of:=[.B50]/R_THEV" office:value-type="float" office:value="0.00108206725" calcext:value-type="float">
            <text:p>0.0010820673</text:p>
          </table:table-cell>
          <table:table-cell table:formula="of:=[.C50]-[.B50]-[.N50]" office:value-type="float" office:value="4.99675379825" calcext:value-type="float">
            <text:p>4.9967537983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29145784" calcext:value-type="float">
            <text:p>0.0029145784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51])/R_THEV" office:value-type="float" office:value="4.75" calcext:value-type="float">
            <text:p>4.75</text:p>
          </table:table-cell>
          <table:table-cell table:formula="of:=[.C51]-[.B51]-[.D51]" office:value-type="float" office:value="0.2470854216" calcext:value-type="float">
            <text:p>0.2470854216</text:p>
          </table:table-cell>
          <table:table-cell table:number-columns-repeated="8"/>
          <table:table-cell table:formula="of:=[.B51]/R_THEV" office:value-type="float" office:value="0.0014572892" calcext:value-type="float">
            <text:p>0.0014572892</text:p>
          </table:table-cell>
          <table:table-cell table:formula="of:=[.C51]-[.B51]-[.N51]" office:value-type="float" office:value="4.9956281324" calcext:value-type="float">
            <text:p>4.9956281324</text:p>
          </table:table-cell>
          <table:table-cell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0039252457" calcext:value-type="float">
            <text:p>0.0039252457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52])/R_THEV" office:value-type="float" office:value="4.745" calcext:value-type="float">
            <text:p>4.745</text:p>
          </table:table-cell>
          <table:table-cell table:formula="of:=[.C52]-[.B52]-[.D52]" office:value-type="float" office:value="0.2510747543" calcext:value-type="float">
            <text:p>0.2510747543</text:p>
          </table:table-cell>
          <table:table-cell table:number-columns-repeated="8"/>
          <table:table-cell table:formula="of:=[.B52]/R_THEV" office:value-type="float" office:value="0.00196262285" calcext:value-type="float">
            <text:p>0.0019626229</text:p>
          </table:table-cell>
          <table:table-cell table:formula="of:=[.C52]-[.B52]-[.N52]" office:value-type="float" office:value="4.99411213145" calcext:value-type="float">
            <text:p>4.9941121315</text:p>
          </table:table-cell>
          <table:table-cell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0052863797" calcext:value-type="float">
            <text:p>0.0052863797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53])/R_THEV" office:value-type="float" office:value="4.74" calcext:value-type="float">
            <text:p>4.74</text:p>
          </table:table-cell>
          <table:table-cell table:formula="of:=[.C53]-[.B53]-[.D53]" office:value-type="float" office:value="0.2547136203" calcext:value-type="float">
            <text:p>0.2547136203</text:p>
          </table:table-cell>
          <table:table-cell table:number-columns-repeated="8"/>
          <table:table-cell table:formula="of:=[.B53]/R_THEV" office:value-type="float" office:value="0.00264318985" calcext:value-type="float">
            <text:p>0.0026431899</text:p>
          </table:table-cell>
          <table:table-cell table:formula="of:=[.C53]-[.B53]-[.N53]" office:value-type="float" office:value="4.99207043045" calcext:value-type="float">
            <text:p>4.9920704305</text:p>
          </table:table-cell>
          <table:table-cell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0071195057" calcext:value-type="float">
            <text:p>0.0071195057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54])/R_THEV" office:value-type="float" office:value="4.735" calcext:value-type="float">
            <text:p>4.735</text:p>
          </table:table-cell>
          <table:table-cell table:formula="of:=[.C54]-[.B54]-[.D54]" office:value-type="float" office:value="0.257880494299999" calcext:value-type="float">
            <text:p>0.2578804943</text:p>
          </table:table-cell>
          <table:table-cell table:number-columns-repeated="8"/>
          <table:table-cell table:formula="of:=[.B54]/R_THEV" office:value-type="float" office:value="0.00355975285" calcext:value-type="float">
            <text:p>0.0035597529</text:p>
          </table:table-cell>
          <table:table-cell table:formula="of:=[.C54]-[.B54]-[.N54]" office:value-type="float" office:value="4.98932074145" calcext:value-type="float">
            <text:p>4.9893207415</text:p>
          </table:table-cell>
          <table:table-cell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009588312" calcext:value-type="float">
            <text:p>0.009588312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55])/R_THEV" office:value-type="float" office:value="4.73" calcext:value-type="float">
            <text:p>4.73</text:p>
          </table:table-cell>
          <table:table-cell table:formula="of:=[.C55]-[.B55]-[.D55]" office:value-type="float" office:value="0.260411688" calcext:value-type="float">
            <text:p>0.260411688</text:p>
          </table:table-cell>
          <table:table-cell table:number-columns-repeated="8"/>
          <table:table-cell table:formula="of:=[.B55]/R_THEV" office:value-type="float" office:value="0.004794156" calcext:value-type="float">
            <text:p>0.004794156</text:p>
          </table:table-cell>
          <table:table-cell table:formula="of:=[.C55]-[.B55]-[.N55]" office:value-type="float" office:value="4.985617532" calcext:value-type="float">
            <text:p>4.985617532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29131945" calcext:value-type="float">
            <text:p>0.0129131945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56])/R_THEV" office:value-type="float" office:value="4.725" calcext:value-type="float">
            <text:p>4.725</text:p>
          </table:table-cell>
          <table:table-cell table:formula="of:=[.C56]-[.B56]-[.D56]" office:value-type="float" office:value="0.2620868055" calcext:value-type="float">
            <text:p>0.2620868055</text:p>
          </table:table-cell>
          <table:table-cell table:number-columns-repeated="8"/>
          <table:table-cell table:formula="of:=[.B56]/R_THEV" office:value-type="float" office:value="0.00645659725" calcext:value-type="float">
            <text:p>0.0064565973</text:p>
          </table:table-cell>
          <table:table-cell table:formula="of:=[.C56]-[.B56]-[.N56]" office:value-type="float" office:value="4.98063020825" calcext:value-type="float">
            <text:p>4.9806302083</text:p>
          </table:table-cell>
          <table:table-cell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017390994" calcext:value-type="float">
            <text:p>0.017390994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57])/R_THEV" office:value-type="float" office:value="4.72" calcext:value-type="float">
            <text:p>4.72</text:p>
          </table:table-cell>
          <table:table-cell table:formula="of:=[.C57]-[.B57]-[.D57]" office:value-type="float" office:value="0.262609006" calcext:value-type="float">
            <text:p>0.262609006</text:p>
          </table:table-cell>
          <table:table-cell table:number-columns-repeated="8"/>
          <table:table-cell table:formula="of:=[.B57]/R_THEV" office:value-type="float" office:value="0.008695497" calcext:value-type="float">
            <text:p>0.008695497</text:p>
          </table:table-cell>
          <table:table-cell table:formula="of:=[.C57]-[.B57]-[.N57]" office:value-type="float" office:value="4.973913509" calcext:value-type="float">
            <text:p>4.973913509</text:p>
          </table:table-cell>
          <table:table-cell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023421563" calcext:value-type="float">
            <text:p>0.023421563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58])/R_THEV" office:value-type="float" office:value="4.715" calcext:value-type="float">
            <text:p>4.715</text:p>
          </table:table-cell>
          <table:table-cell table:formula="of:=[.C58]-[.B58]-[.D58]" office:value-type="float" office:value="0.261578437" calcext:value-type="float">
            <text:p>0.261578437</text:p>
          </table:table-cell>
          <table:table-cell table:number-columns-repeated="8"/>
          <table:table-cell table:formula="of:=[.B58]/R_THEV" office:value-type="float" office:value="0.0117107815" calcext:value-type="float">
            <text:p>0.0117107815</text:p>
          </table:table-cell>
          <table:table-cell table:formula="of:=[.C58]-[.B58]-[.N58]" office:value-type="float" office:value="4.9648676555" calcext:value-type="float">
            <text:p>4.9648676555</text:p>
          </table:table-cell>
          <table:table-cell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03154332" calcext:value-type="float">
            <text:p>0.03154332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59])/R_THEV" office:value-type="float" office:value="4.71" calcext:value-type="float">
            <text:p>4.71</text:p>
          </table:table-cell>
          <table:table-cell table:formula="of:=[.C59]-[.B59]-[.D59]" office:value-type="float" office:value="0.25845668" calcext:value-type="float">
            <text:p>0.25845668</text:p>
          </table:table-cell>
          <table:table-cell table:number-columns-repeated="8"/>
          <table:table-cell table:formula="of:=[.B59]/R_THEV" office:value-type="float" office:value="0.01577166" calcext:value-type="float">
            <text:p>0.01577166</text:p>
          </table:table-cell>
          <table:table-cell table:formula="of:=[.C59]-[.B59]-[.N59]" office:value-type="float" office:value="4.95268502" calcext:value-type="float">
            <text:p>4.95268502</text:p>
          </table:table-cell>
          <table:table-cell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042481408" calcext:value-type="float">
            <text:p>0.042481408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60])/R_THEV" office:value-type="float" office:value="4.705" calcext:value-type="float">
            <text:p>4.705</text:p>
          </table:table-cell>
          <table:table-cell table:formula="of:=[.C60]-[.B60]-[.D60]" office:value-type="float" office:value="0.252518591999999" calcext:value-type="float">
            <text:p>0.252518592</text:p>
          </table:table-cell>
          <table:table-cell table:number-columns-repeated="8"/>
          <table:table-cell table:formula="of:=[.B60]/R_THEV" office:value-type="float" office:value="0.021240704" calcext:value-type="float">
            <text:p>0.021240704</text:p>
          </table:table-cell>
          <table:table-cell table:formula="of:=[.C60]-[.B60]-[.N60]" office:value-type="float" office:value="4.936277888" calcext:value-type="float">
            <text:p>4.936277888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57212543" calcext:value-type="float">
            <text:p>0.057212543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61])/R_THEV" office:value-type="float" office:value="4.7" calcext:value-type="float">
            <text:p>4.7</text:p>
          </table:table-cell>
          <table:table-cell table:formula="of:=[.C61]-[.B61]-[.D61]" office:value-type="float" office:value="0.242787456999999" calcext:value-type="float">
            <text:p>0.242787457</text:p>
          </table:table-cell>
          <table:table-cell table:number-columns-repeated="8"/>
          <table:table-cell table:formula="of:=[.B61]/R_THEV" office:value-type="float" office:value="0.0286062715" calcext:value-type="float">
            <text:p>0.0286062715</text:p>
          </table:table-cell>
          <table:table-cell table:formula="of:=[.C61]-[.B61]-[.N61]" office:value-type="float" office:value="4.9141811855" calcext:value-type="float">
            <text:p>4.9141811855</text:p>
          </table:table-cell>
          <table:table-cell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07705179" calcext:value-type="float">
            <text:p>0.07705179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62])/R_THEV" office:value-type="float" office:value="4.695" calcext:value-type="float">
            <text:p>4.695</text:p>
          </table:table-cell>
          <table:table-cell table:formula="of:=[.C62]-[.B62]-[.D62]" office:value-type="float" office:value="0.22794821" calcext:value-type="float">
            <text:p>0.22794821</text:p>
          </table:table-cell>
          <table:table-cell table:number-columns-repeated="8"/>
          <table:table-cell table:formula="of:=[.B62]/R_THEV" office:value-type="float" office:value="0.038525895" calcext:value-type="float">
            <text:p>0.038525895</text:p>
          </table:table-cell>
          <table:table-cell table:formula="of:=[.C62]-[.B62]-[.N62]" office:value-type="float" office:value="4.884422315" calcext:value-type="float">
            <text:p>4.884422315</text:p>
          </table:table-cell>
          <table:table-cell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103770584" calcext:value-type="float">
            <text:p>0.103770584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63])/R_THEV" office:value-type="float" office:value="4.69" calcext:value-type="float">
            <text:p>4.69</text:p>
          </table:table-cell>
          <table:table-cell table:formula="of:=[.C63]-[.B63]-[.D63]" office:value-type="float" office:value="0.206229415999999" calcext:value-type="float">
            <text:p>0.206229416</text:p>
          </table:table-cell>
          <table:table-cell table:number-columns-repeated="8"/>
          <table:table-cell table:formula="of:=[.B63]/R_THEV" office:value-type="float" office:value="0.051885292" calcext:value-type="float">
            <text:p>0.051885292</text:p>
          </table:table-cell>
          <table:table-cell table:formula="of:=[.C63]-[.B63]-[.N63]" office:value-type="float" office:value="4.844344124" calcext:value-type="float">
            <text:p>4.844344124</text:p>
          </table:table-cell>
          <table:table-cell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13975422" calcext:value-type="float">
            <text:p>0.13975422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64])/R_THEV" office:value-type="float" office:value="4.685" calcext:value-type="float">
            <text:p>4.685</text:p>
          </table:table-cell>
          <table:table-cell table:formula="of:=[.C64]-[.B64]-[.D64]" office:value-type="float" office:value="0.17524578" calcext:value-type="float">
            <text:p>0.17524578</text:p>
          </table:table-cell>
          <table:table-cell table:number-columns-repeated="8"/>
          <table:table-cell table:formula="of:=[.B64]/R_THEV" office:value-type="float" office:value="0.06987711" calcext:value-type="float">
            <text:p>0.06987711</text:p>
          </table:table-cell>
          <table:table-cell table:formula="of:=[.C64]-[.B64]-[.N64]" office:value-type="float" office:value="4.79036867" calcext:value-type="float">
            <text:p>4.79036867</text:p>
          </table:table-cell>
          <table:table-cell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18821596" calcext:value-type="float">
            <text:p>0.18821596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65])/R_THEV" office:value-type="float" office:value="4.68" calcext:value-type="float">
            <text:p>4.68</text:p>
          </table:table-cell>
          <table:table-cell table:formula="of:=[.C65]-[.B65]-[.D65]" office:value-type="float" office:value="0.13178404" calcext:value-type="float">
            <text:p>0.13178404</text:p>
          </table:table-cell>
          <table:table-cell table:number-columns-repeated="8"/>
          <table:table-cell table:formula="of:=[.B65]/R_THEV" office:value-type="float" office:value="0.09410798" calcext:value-type="float">
            <text:p>0.09410798</text:p>
          </table:table-cell>
          <table:table-cell table:formula="of:=[.C65]-[.B65]-[.N65]" office:value-type="float" office:value="4.71767606" calcext:value-type="float">
            <text:p>4.71767606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25348246" calcext:value-type="float">
            <text:p>0.25348246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66])/R_THEV" office:value-type="float" office:value="4.675" calcext:value-type="float">
            <text:p>4.675</text:p>
          </table:table-cell>
          <table:table-cell table:formula="of:=[.C66]-[.B66]-[.D66]" office:value-type="float" office:value="0.0715175400000003" calcext:value-type="float">
            <text:p>0.07151754</text:p>
          </table:table-cell>
          <table:table-cell table:number-columns-repeated="8"/>
          <table:table-cell table:formula="of:=[.B66]/R_THEV" office:value-type="float" office:value="0.12674123" calcext:value-type="float">
            <text:p>0.12674123</text:p>
          </table:table-cell>
          <table:table-cell table:formula="of:=[.C66]-[.B66]-[.N66]" office:value-type="float" office:value="4.61977631" calcext:value-type="float">
            <text:p>4.61977631</text:p>
          </table:table-cell>
          <table:table-cell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34138173" calcext:value-type="float">
            <text:p>0.34138173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67])/R_THEV" office:value-type="float" office:value="4.67" calcext:value-type="float">
            <text:p>4.67</text:p>
          </table:table-cell>
          <table:table-cell table:formula="of:=[.C67]-[.B67]-[.D67]" office:value-type="float" office:value="-0.0113817300000001" calcext:value-type="float">
            <text:p>-0.01138173</text:p>
          </table:table-cell>
          <table:table-cell table:number-columns-repeated="8"/>
          <table:table-cell table:formula="of:=[.B67]/R_THEV" office:value-type="float" office:value="0.170690865" calcext:value-type="float">
            <text:p>0.170690865</text:p>
          </table:table-cell>
          <table:table-cell table:formula="of:=[.C67]-[.B67]-[.N67]" office:value-type="float" office:value="4.487927405" calcext:value-type="float">
            <text:p>4.487927405</text:p>
          </table:table-cell>
          <table:table-cell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45976064" calcext:value-type="float">
            <text:p>0.45976064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68])/R_THEV" office:value-type="float" office:value="4.665" calcext:value-type="float">
            <text:p>4.665</text:p>
          </table:table-cell>
          <table:table-cell table:formula="of:=[.C68]-[.B68]-[.D68]" office:value-type="float" office:value="-0.12476064" calcext:value-type="float">
            <text:p>-0.12476064</text:p>
          </table:table-cell>
          <table:table-cell table:number-columns-repeated="8"/>
          <table:table-cell table:formula="of:=[.B68]/R_THEV" office:value-type="float" office:value="0.22988032" calcext:value-type="float">
            <text:p>0.22988032</text:p>
          </table:table-cell>
          <table:table-cell table:formula="of:=[.C68]-[.B68]-[.N68]" office:value-type="float" office:value="4.31035904" calcext:value-type="float">
            <text:p>4.31035904</text:p>
          </table:table-cell>
          <table:table-cell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6191891" calcext:value-type="float">
            <text:p>0.6191891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69])/R_THEV" office:value-type="float" office:value="4.66" calcext:value-type="float">
            <text:p>4.66</text:p>
          </table:table-cell>
          <table:table-cell table:formula="of:=[.C69]-[.B69]-[.D69]" office:value-type="float" office:value="-0.2791891" calcext:value-type="float">
            <text:p>-0.2791891</text:p>
          </table:table-cell>
          <table:table-cell table:number-columns-repeated="8"/>
          <table:table-cell table:formula="of:=[.B69]/R_THEV" office:value-type="float" office:value="0.30959455" calcext:value-type="float">
            <text:p>0.30959455</text:p>
          </table:table-cell>
          <table:table-cell table:formula="of:=[.C69]-[.B69]-[.N69]" office:value-type="float" office:value="4.07121635" calcext:value-type="float">
            <text:p>4.07121635</text:p>
          </table:table-cell>
          <table:table-cell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83390003" calcext:value-type="float">
            <text:p>0.83390003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70])/R_THEV" office:value-type="float" office:value="4.655" calcext:value-type="float">
            <text:p>4.655</text:p>
          </table:table-cell>
          <table:table-cell table:formula="of:=[.C70]-[.B70]-[.D70]" office:value-type="float" office:value="-0.48890003" calcext:value-type="float">
            <text:p>-0.48890003</text:p>
          </table:table-cell>
          <table:table-cell table:number-columns-repeated="8"/>
          <table:table-cell table:formula="of:=[.B70]/R_THEV" office:value-type="float" office:value="0.416950015" calcext:value-type="float">
            <text:p>0.416950015</text:p>
          </table:table-cell>
          <table:table-cell table:formula="of:=[.C70]-[.B70]-[.N70]" office:value-type="float" office:value="3.749149955" calcext:value-type="float">
            <text:p>3.749149955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230664" calcext:value-type="float">
            <text:p>1.1230664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71])/R_THEV" office:value-type="float" office:value="4.65" calcext:value-type="float">
            <text:p>4.65</text:p>
          </table:table-cell>
          <table:table-cell table:formula="of:=[.C71]-[.B71]-[.D71]" office:value-type="float" office:value="-0.7730664" calcext:value-type="float">
            <text:p>-0.7730664</text:p>
          </table:table-cell>
          <table:table-cell table:number-columns-repeated="8"/>
          <table:table-cell table:formula="of:=[.B71]/R_THEV" office:value-type="float" office:value="0.5615332" calcext:value-type="float">
            <text:p>0.5615332</text:p>
          </table:table-cell>
          <table:table-cell table:formula="of:=[.C71]-[.B71]-[.N71]" office:value-type="float" office:value="3.3154004" calcext:value-type="float">
            <text:p>3.3154004</text:p>
          </table:table-cell>
          <table:table-cell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.5125055" calcext:value-type="float">
            <text:p>1.5125055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72])/R_THEV" office:value-type="float" office:value="4.645" calcext:value-type="float">
            <text:p>4.645</text:p>
          </table:table-cell>
          <table:table-cell table:formula="of:=[.C72]-[.B72]-[.D72]" office:value-type="float" office:value="-1.1575055" calcext:value-type="float">
            <text:p>-1.1575055</text:p>
          </table:table-cell>
          <table:table-cell table:number-columns-repeated="8"/>
          <table:table-cell table:formula="of:=[.B72]/R_THEV" office:value-type="float" office:value="0.75625275" calcext:value-type="float">
            <text:p>0.75625275</text:p>
          </table:table-cell>
          <table:table-cell table:formula="of:=[.C72]-[.B72]-[.N72]" office:value-type="float" office:value="2.73124175" calcext:value-type="float">
            <text:p>2.73124175</text:p>
          </table:table-cell>
          <table:table-cell/>
        </table:table-row>
        <table:table-row table:style-name="ro1"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2.0369918" calcext:value-type="float">
            <text:p>2.0369918</text:p>
          </table:table-cell>
          <table:table-cell table:style-name="ce1" table:formula="of:=I_NORT" office:value-type="float" office:value="5" calcext:value-type="float">
            <text:p>5</text:p>
          </table:table-cell>
          <table:table-cell table:style-name="ce1" table:formula="of:=(V_THEV - [.A73])/R_THEV" office:value-type="float" office:value="4.64" calcext:value-type="float">
            <text:p>4.64</text:p>
          </table:table-cell>
          <table:table-cell table:style-name="ce1" table:formula="of:=[.C73]-[.B73]-[.D73]" office:value-type="float" office:value="-1.6769918" calcext:value-type="float">
            <text:p>-1.6769918</text:p>
          </table:table-cell>
          <table:table-cell table:style-name="ce1" table:number-columns-repeated="8"/>
          <table:table-cell table:style-name="ce1" table:formula="of:=[.B73]/R_THEV" office:value-type="float" office:value="1.0184959" calcext:value-type="float">
            <text:p>1.0184959</text:p>
          </table:table-cell>
          <table:table-cell table:style-name="ce1" table:formula="of:=[.C73]-[.B73]-[.N73]" office:value-type="float" office:value="1.9445123" calcext:value-type="float">
            <text:p>1.9445123</text:p>
          </table:table-cell>
          <table:table-cell table:style-name="ce1"/>
        </table:table-row>
        <table:table-row table:style-name="ro1"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2.7433476" calcext:value-type="float">
            <text:p>2.7433476</text:p>
          </table:table-cell>
          <table:table-cell table:style-name="ce1" table:formula="of:=I_NORT" office:value-type="float" office:value="5" calcext:value-type="float">
            <text:p>5</text:p>
          </table:table-cell>
          <table:table-cell table:style-name="ce1" table:formula="of:=(V_THEV - [.A74])/R_THEV" office:value-type="float" office:value="4.635" calcext:value-type="float">
            <text:p>4.635</text:p>
          </table:table-cell>
          <table:table-cell table:style-name="ce1" table:formula="of:=[.C74]-[.B74]-[.D74]" office:value-type="float" office:value="-2.3783476" calcext:value-type="float">
            <text:p>-2.3783476</text:p>
          </table:table-cell>
          <table:table-cell table:style-name="ce1" table:number-columns-repeated="8"/>
          <table:table-cell table:style-name="ce1" table:formula="of:=[.B74]/R_THEV" office:value-type="float" office:value="1.3716738" calcext:value-type="float">
            <text:p>1.3716738</text:p>
          </table:table-cell>
          <table:table-cell table:style-name="ce1" table:formula="of:=[.C74]-[.B74]-[.N74]" office:value-type="float" office:value="0.8849786" calcext:value-type="float">
            <text:p>0.8849786</text:p>
          </table:table-cell>
          <table:table-cell table:style-name="ce1"/>
        </table:table-row>
        <table:table-row table:style-name="ro1"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3.6946418" calcext:value-type="float">
            <text:p>3.6946418</text:p>
          </table:table-cell>
          <table:table-cell table:style-name="ce1" table:formula="of:=I_NORT" office:value-type="float" office:value="5" calcext:value-type="float">
            <text:p>5</text:p>
          </table:table-cell>
          <table:table-cell table:style-name="ce1" table:formula="of:=(V_THEV - [.A75])/R_THEV" office:value-type="float" office:value="4.63" calcext:value-type="float">
            <text:p>4.63</text:p>
          </table:table-cell>
          <table:table-cell table:style-name="ce1" table:formula="of:=[.C75]-[.B75]-[.D75]" office:value-type="float" office:value="-3.3246418" calcext:value-type="float">
            <text:p>-3.3246418</text:p>
          </table:table-cell>
          <table:table-cell table:style-name="ce1" table:number-columns-repeated="8"/>
          <table:table-cell table:style-name="ce1" table:formula="of:=[.B75]/R_THEV" office:value-type="float" office:value="1.8473209" calcext:value-type="float">
            <text:p>1.8473209</text:p>
          </table:table-cell>
          <table:table-cell table:style-name="ce1" table:formula="of:=[.C75]-[.B75]-[.N75]" office:value-type="float" office:value="-0.5419627" calcext:value-type="float">
            <text:p>-0.5419627</text:p>
          </table:table-cell>
          <table:table-cell table:style-name="ce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.9758105" calcext:value-type="float">
            <text:p>4.9758105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76])/R_THEV" office:value-type="float" office:value="4.625" calcext:value-type="float">
            <text:p>4.625</text:p>
          </table:table-cell>
          <table:table-cell table:formula="of:=[.C76]-[.B76]-[.D76]" office:value-type="float" office:value="-4.6008105" calcext:value-type="float">
            <text:p>-4.6008105</text:p>
          </table:table-cell>
          <table:table-cell table:number-columns-repeated="8"/>
          <table:table-cell table:formula="of:=[.B76]/R_THEV" office:value-type="float" office:value="2.48790525" calcext:value-type="float">
            <text:p>2.48790525</text:p>
          </table:table-cell>
          <table:table-cell table:formula="of:=[.C76]-[.B76]-[.N76]" office:value-type="float" office:value="-2.46371575" calcext:value-type="float">
            <text:p>-2.46371575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6.70123" calcext:value-type="float">
            <text:p>6.70123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77])/R_THEV" office:value-type="float" office:value="4.62" calcext:value-type="float">
            <text:p>4.62</text:p>
          </table:table-cell>
          <table:table-cell table:formula="of:=[.C77]-[.B77]-[.D77]" office:value-type="float" office:value="-6.32123" calcext:value-type="float">
            <text:p>-6.32123</text:p>
          </table:table-cell>
          <table:table-cell table:number-columns-repeated="8"/>
          <table:table-cell table:formula="of:=[.B77]/R_THEV" office:value-type="float" office:value="3.350615" calcext:value-type="float">
            <text:p>3.350615</text:p>
          </table:table-cell>
          <table:table-cell table:formula="of:=[.C77]-[.B77]-[.N77]" office:value-type="float" office:value="-5.051845" calcext:value-type="float">
            <text:p>-5.051845</text:p>
          </table:table-cell>
          <table:table-cell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9.024976" calcext:value-type="float">
            <text:p>9.024976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78])/R_THEV" office:value-type="float" office:value="4.615" calcext:value-type="float">
            <text:p>4.615</text:p>
          </table:table-cell>
          <table:table-cell table:formula="of:=[.C78]-[.B78]-[.D78]" office:value-type="float" office:value="-8.639976" calcext:value-type="float">
            <text:p>-8.639976</text:p>
          </table:table-cell>
          <table:table-cell table:number-columns-repeated="8"/>
          <table:table-cell table:formula="of:=[.B78]/R_THEV" office:value-type="float" office:value="4.512488" calcext:value-type="float">
            <text:p>4.512488</text:p>
          </table:table-cell>
          <table:table-cell table:formula="of:=[.C78]-[.B78]-[.N78]" office:value-type="float" office:value="-8.537464" calcext:value-type="float">
            <text:p>-8.537464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2.154512" calcext:value-type="float">
            <text:p>12.154512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79])/R_THEV" office:value-type="float" office:value="4.61" calcext:value-type="float">
            <text:p>4.61</text:p>
          </table:table-cell>
          <table:table-cell table:formula="of:=[.C79]-[.B79]-[.D79]" office:value-type="float" office:value="-11.764512" calcext:value-type="float">
            <text:p>-11.764512</text:p>
          </table:table-cell>
          <table:table-cell table:number-columns-repeated="8"/>
          <table:table-cell table:formula="of:=[.B79]/R_THEV" office:value-type="float" office:value="6.077256" calcext:value-type="float">
            <text:p>6.077256</text:p>
          </table:table-cell>
          <table:table-cell table:formula="of:=[.C79]-[.B79]-[.N79]" office:value-type="float" office:value="-13.231768" calcext:value-type="float">
            <text:p>-13.231768</text:p>
          </table:table-cell>
          <table:table-cell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6.369291" calcext:value-type="float">
            <text:p>16.369291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80])/R_THEV" office:value-type="float" office:value="4.605" calcext:value-type="float">
            <text:p>4.605</text:p>
          </table:table-cell>
          <table:table-cell table:formula="of:=[.C80]-[.B80]-[.D80]" office:value-type="float" office:value="-15.974291" calcext:value-type="float">
            <text:p>-15.974291</text:p>
          </table:table-cell>
          <table:table-cell table:number-columns-repeated="8"/>
          <table:table-cell table:formula="of:=[.B80]/R_THEV" office:value-type="float" office:value="8.1846455" calcext:value-type="float">
            <text:p>8.1846455</text:p>
          </table:table-cell>
          <table:table-cell table:formula="of:=[.C80]-[.B80]-[.N80]" office:value-type="float" office:value="-19.5539365" calcext:value-type="float">
            <text:p>-19.5539365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2.045572" calcext:value-type="float">
            <text:p>22.045572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81])/R_THEV" office:value-type="float" office:value="4.6" calcext:value-type="float">
            <text:p>4.6</text:p>
          </table:table-cell>
          <table:table-cell table:formula="of:=[.C81]-[.B81]-[.D81]" office:value-type="float" office:value="-21.645572" calcext:value-type="float">
            <text:p>-21.645572</text:p>
          </table:table-cell>
          <table:table-cell table:number-columns-repeated="8"/>
          <table:table-cell table:formula="of:=[.B81]/R_THEV" office:value-type="float" office:value="11.022786" calcext:value-type="float">
            <text:p>11.022786</text:p>
          </table:table-cell>
          <table:table-cell table:formula="of:=[.C81]-[.B81]-[.N81]" office:value-type="float" office:value="-28.068358" calcext:value-type="float">
            <text:p>-28.068358</text:p>
          </table:table-cell>
          <table:table-cell/>
        </table:table-row>
      </table:table>
      <table:table table:name="Diode Linearisation" table:style-name="ta1"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G_eq</text:p>
          </table:table-cell>
          <table:table-cell office:value-type="string" calcext:value-type="string">
            <text:p>R_eq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5" calcext:value-type="float">
            <text:p>-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14985235" calcext:value-type="float">
            <text:p>-1.4985235E-07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-4.9500003" calcext:value-type="float">
            <text:p>-4.9500003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14836384" calcext:value-type="float">
            <text:p>-1.4836384E-07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-4.9" calcext:value-type="float">
            <text:p>-4.9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14687531" calcext:value-type="float">
            <text:p>-1.4687531E-07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-4.85" calcext:value-type="float">
            <text:p>-4.8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14538678" calcext:value-type="float">
            <text:p>-1.4538678E-07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-4.8" calcext:value-type="float">
            <text:p>-4.8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14389826" calcext:value-type="float">
            <text:p>-1.4389826E-07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4.75" calcext:value-type="float">
            <text:p>-4.7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14240973" calcext:value-type="float">
            <text:p>-1.4240973E-07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-4.7000003" calcext:value-type="float">
            <text:p>-4.7000003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14092123" calcext:value-type="float">
            <text:p>-1.4092123E-07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-4.65" calcext:value-type="float">
            <text:p>-4.6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1394327" calcext:value-type="float">
            <text:p>-1.394327E-07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-4.6" calcext:value-type="float">
            <text:p>-4.6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13794417" calcext:value-type="float">
            <text:p>-1.3794417E-07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-4.55" calcext:value-type="float">
            <text:p>-4.5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13645565" calcext:value-type="float">
            <text:p>-1.3645565E-07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4.5" calcext:value-type="float">
            <text:p>-4.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13496712" calcext:value-type="float">
            <text:p>-0.00000013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-4.4500003" calcext:value-type="float">
            <text:p>-4.4500003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13347861" calcext:value-type="float">
            <text:p>-1.3347861E-07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-4.4" calcext:value-type="float">
            <text:p>-4.4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13199008" calcext:value-type="float">
            <text:p>-0.000000132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-4.35" calcext:value-type="float">
            <text:p>-4.3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13050155" calcext:value-type="float">
            <text:p>-1.3050155E-07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-4.3" calcext:value-type="float">
            <text:p>-4.3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12901303" calcext:value-type="float">
            <text:p>-0.000000129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4.25" calcext:value-type="float">
            <text:p>-4.2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1275245" calcext:value-type="float">
            <text:p>-1.275245E-07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-4.2000003" calcext:value-type="float">
            <text:p>-4.2000003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12603599" calcext:value-type="float">
            <text:p>-0.000000126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-4.15" calcext:value-type="float">
            <text:p>-4.1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12454746" calcext:value-type="float">
            <text:p>-1.2454746E-07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-4.1" calcext:value-type="float">
            <text:p>-4.1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12305892" calcext:value-type="float">
            <text:p>-1.2305892E-07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-4.05" calcext:value-type="float">
            <text:p>-4.0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12157041" calcext:value-type="float">
            <text:p>-1.2157041E-07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4" calcext:value-type="float">
            <text:p>-4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12008188" calcext:value-type="float">
            <text:p>-1.2008188E-07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-3.95" calcext:value-type="float">
            <text:p>-3.9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118593356" calcext:value-type="float">
            <text:p>-1.18593356E-07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3.9" calcext:value-type="float">
            <text:p>-3.9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11710483" calcext:value-type="float">
            <text:p>-1.1710483E-07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-3.8500001" calcext:value-type="float">
            <text:p>-3.8500001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11561631" calcext:value-type="float">
            <text:p>-1.1561631E-07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-3.8" calcext:value-type="float">
            <text:p>-3.8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114127786" calcext:value-type="float">
            <text:p>-1.14127786E-07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3.75" calcext:value-type="float">
            <text:p>-3.7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11263926" calcext:value-type="float">
            <text:p>-1.1263926E-07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-3.7" calcext:value-type="float">
            <text:p>-3.7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11115074" calcext:value-type="float">
            <text:p>-1.1115074E-07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-3.65" calcext:value-type="float">
            <text:p>-3.6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10966222" calcext:value-type="float">
            <text:p>-1.0966222E-07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3.6000001" calcext:value-type="float">
            <text:p>-3.6000001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108173694" calcext:value-type="float">
            <text:p>-1.08173694E-07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-3.55" calcext:value-type="float">
            <text:p>-3.5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106685164" calcext:value-type="float">
            <text:p>-1.06685164E-07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3.5" calcext:value-type="float">
            <text:p>-3.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10519664" calcext:value-type="float">
            <text:p>-1.0519664E-07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-3.45" calcext:value-type="float">
            <text:p>-3.4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103708125" calcext:value-type="float">
            <text:p>-1.03708125E-07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-3.4" calcext:value-type="float">
            <text:p>-3.4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1022196" calcext:value-type="float">
            <text:p>-1.022196E-07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-3.3500001" calcext:value-type="float">
            <text:p>-3.3500001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10073108" calcext:value-type="float">
            <text:p>-1.0073108E-07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-3.3" calcext:value-type="float">
            <text:p>-3.3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9924255" calcext:value-type="float">
            <text:p>-9.924255E-08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3.25" calcext:value-type="float">
            <text:p>-3.2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97754025" calcext:value-type="float">
            <text:p>-9.7754025E-08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3.2" calcext:value-type="float">
            <text:p>-3.2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962655" calcext:value-type="float">
            <text:p>-9.62655E-08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-3.15" calcext:value-type="float">
            <text:p>-3.1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9477698" calcext:value-type="float">
            <text:p>-9.477698E-08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-3.1000001" calcext:value-type="float">
            <text:p>-3.1000001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93288456" calcext:value-type="float">
            <text:p>-9.3288456E-08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3.05" calcext:value-type="float">
            <text:p>-3.0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9179993" calcext:value-type="float">
            <text:p>-9.179993E-08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3" calcext:value-type="float">
            <text:p>-3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9031141" calcext:value-type="float">
            <text:p>-9.031141E-08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-2.95" calcext:value-type="float">
            <text:p>-2.9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8882289" calcext:value-type="float">
            <text:p>-8.882289E-08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-2.9" calcext:value-type="float">
            <text:p>-2.9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87334364" calcext:value-type="float">
            <text:p>-8.7334364E-08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-2.8500001" calcext:value-type="float">
            <text:p>-2.8500001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8584584" calcext:value-type="float">
            <text:p>-8.584584E-08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-2.8" calcext:value-type="float">
            <text:p>-2.8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8435731" calcext:value-type="float">
            <text:p>-8.435731E-08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2.75" calcext:value-type="float">
            <text:p>-2.7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8286879" calcext:value-type="float">
            <text:p>-8.286879E-08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-2.7" calcext:value-type="float">
            <text:p>-2.7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8138027" calcext:value-type="float">
            <text:p>-8.138027E-08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-2.65" calcext:value-type="float">
            <text:p>-2.6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7989175" calcext:value-type="float">
            <text:p>-7.989175E-08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-2.6000001" calcext:value-type="float">
            <text:p>-2.6000001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78403225" calcext:value-type="float">
            <text:p>-7.8403225E-08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-2.55" calcext:value-type="float">
            <text:p>-2.5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76914695" calcext:value-type="float">
            <text:p>-7.6914695E-08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2.5" calcext:value-type="float">
            <text:p>-2.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7542617" calcext:value-type="float">
            <text:p>-7.542617E-08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-2.45" calcext:value-type="float">
            <text:p>-2.4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7393765" calcext:value-type="float">
            <text:p>-7.393765E-08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2.4" calcext:value-type="float">
            <text:p>-2.4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72449126" calcext:value-type="float">
            <text:p>-7.2449126E-08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-2.3500001" calcext:value-type="float">
            <text:p>-2.3500001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7096061" calcext:value-type="float">
            <text:p>-0.000000071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-2.3" calcext:value-type="float">
            <text:p>-2.3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6947208" calcext:value-type="float">
            <text:p>-6.947208E-08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2.25" calcext:value-type="float">
            <text:p>-2.2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6798356" calcext:value-type="float">
            <text:p>-0.000000068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-2.2" calcext:value-type="float">
            <text:p>-2.2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6649503" calcext:value-type="float">
            <text:p>-6.649503E-08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-2.15" calcext:value-type="float">
            <text:p>-2.1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6500651" calcext:value-type="float">
            <text:p>-0.000000065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2.1000001" calcext:value-type="float">
            <text:p>-2.1000001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6351799" calcext:value-type="float">
            <text:p>-6.351799E-08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-2.05" calcext:value-type="float">
            <text:p>-2.0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6202946" calcext:value-type="float">
            <text:p>-0.00000006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2" calcext:value-type="float">
            <text:p>-2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6054094" calcext:value-type="float">
            <text:p>-6.054094E-08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-1.95" calcext:value-type="float">
            <text:p>-1.9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59052418" calcext:value-type="float">
            <text:p>-5.9052418E-08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-1.9" calcext:value-type="float">
            <text:p>-1.9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57563895" calcext:value-type="float">
            <text:p>-5.7563895E-08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-1.85" calcext:value-type="float">
            <text:p>-1.8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56075372" calcext:value-type="float">
            <text:p>-5.6075372E-08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1.8000001" calcext:value-type="float">
            <text:p>-1.8000001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5458685" calcext:value-type="float">
            <text:p>-5.458685E-08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1.75" calcext:value-type="float">
            <text:p>-1.7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53098322" calcext:value-type="float">
            <text:p>-5.3098322E-08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1.7" calcext:value-type="float">
            <text:p>-1.7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51609803" calcext:value-type="float">
            <text:p>-5.1609803E-08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-1.65" calcext:value-type="float">
            <text:p>-1.6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50121276" calcext:value-type="float">
            <text:p>-5.0121276E-08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1.6" calcext:value-type="float">
            <text:p>-1.6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48632753" calcext:value-type="float">
            <text:p>-4.8632753E-08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-1.5500001" calcext:value-type="float">
            <text:p>-1.5500001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4714423" calcext:value-type="float">
            <text:p>-4.714423E-08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1.5" calcext:value-type="float">
            <text:p>-1.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45655707" calcext:value-type="float">
            <text:p>-4.5655707E-08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-1.45" calcext:value-type="float">
            <text:p>-1.4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44167184" calcext:value-type="float">
            <text:p>-4.4167184E-08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1.4" calcext:value-type="float">
            <text:p>-1.4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42678657" calcext:value-type="float">
            <text:p>-4.2678657E-08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1.35" calcext:value-type="float">
            <text:p>-1.3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41190138" calcext:value-type="float">
            <text:p>-4.1190138E-08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-1.3000001" calcext:value-type="float">
            <text:p>-1.3000001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39701614" calcext:value-type="float">
            <text:p>-3.9701614E-08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1.25" calcext:value-type="float">
            <text:p>-1.2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38213088" calcext:value-type="float">
            <text:p>-3.8213088E-08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1.2" calcext:value-type="float">
            <text:p>-1.2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36724565" calcext:value-type="float">
            <text:p>-3.6724565E-08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-1.15" calcext:value-type="float">
            <text:p>-1.1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3523604" calcext:value-type="float">
            <text:p>-3.523604E-08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1.1" calcext:value-type="float">
            <text:p>-1.1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3374752" calcext:value-type="float">
            <text:p>-3.374752E-08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1.0500001" calcext:value-type="float">
            <text:p>-1.0500001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32258995" calcext:value-type="float">
            <text:p>-3.2258995E-08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3077047" calcext:value-type="float">
            <text:p>-3.077047E-08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0.95" calcext:value-type="float">
            <text:p>-0.9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29281948" calcext:value-type="float">
            <text:p>-2.9281948E-08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0.90000004" calcext:value-type="float">
            <text:p>-0.90000004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27793424" calcext:value-type="float">
            <text:p>-2.7793424E-08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0.85" calcext:value-type="float">
            <text:p>-0.8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26304901" calcext:value-type="float">
            <text:p>-2.6304901E-08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0.8" calcext:value-type="float">
            <text:p>-0.8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24816377" calcext:value-type="float">
            <text:p>-2.4816377E-08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75" calcext:value-type="float">
            <text:p>-0.7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23327853" calcext:value-type="float">
            <text:p>-2.3327853E-08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0.7" calcext:value-type="float">
            <text:p>-0.7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21839329" calcext:value-type="float">
            <text:p>-2.1839329E-08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0.65000004" calcext:value-type="float">
            <text:p>-0.65000004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20350807" calcext:value-type="float">
            <text:p>-2.0350807E-0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0.6" calcext:value-type="float">
            <text:p>-0.6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18862282" calcext:value-type="float">
            <text:p>-1.8862282E-08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0.55" calcext:value-type="float">
            <text:p>-0.5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17373758" calcext:value-type="float">
            <text:p>-1.7373758E-0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5" calcext:value-type="float">
            <text:p>-0.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1588523" calcext:value-type="float">
            <text:p>-1.588523E-0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0.45000002" calcext:value-type="float">
            <text:p>-0.45000002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1439669" calcext:value-type="float">
            <text:p>-1.439669E-0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0.4" calcext:value-type="float">
            <text:p>-0.4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129081" calcext:value-type="float">
            <text:p>-1.29081E-0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0.35" calcext:value-type="float">
            <text:p>-0.3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11419323" calcext:value-type="float">
            <text:p>-1.1419323E-08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0.3" calcext:value-type="float">
            <text:p>-0.3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099298285" calcext:value-type="float">
            <text:p>-9.9298285E-09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25" calcext:value-type="float">
            <text:p>-0.2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08437672" calcext:value-type="float">
            <text:p>-8.437672E-0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0.2" calcext:value-type="float">
            <text:p>-0.2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069360473" calcext:value-type="float">
            <text:p>-6.9360473E-09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0.15" calcext:value-type="float">
            <text:p>-0.1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054027267" calcext:value-type="float">
            <text:p>-5.4027267E-09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037744443" calcext:value-type="float">
            <text:p>-3.7744443E-0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-0.0000000019268498" calcext:value-type="float">
            <text:p>-1.9268498E-0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0000000005" calcext:value-type="float">
            <text:p>5E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0010212908" calcext:value-type="float">
            <text:p>1.0212908E-07</text:p>
          </table:table-cell>
          <table:table-cell office:value-type="float" office:value="-0.0000000016759043" calcext:value-type="float">
            <text:p>-1.6759043E-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000000554617" calcext:value-type="float">
            <text:p>5.54617E-07</text:p>
          </table:table-cell>
          <table:table-cell office:value-type="float" office:value="-0.000000036831928" calcext:value-type="float">
            <text:p>-3.6831928E-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025593872" calcext:value-type="float">
            <text:p>2.5593872E-06</text:p>
          </table:table-cell>
          <table:table-cell office:value-type="float" office:value="-0.00000029793742" calcext:value-type="float">
            <text:p>-2.9793742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00001144162" calcext:value-type="float">
            <text:p>1.144162E-05</text:p>
          </table:table-cell>
          <table:table-cell office:value-type="float" office:value="-0.0000019039961" calcext:value-type="float">
            <text:p>-0.0000019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5079478" calcext:value-type="float">
            <text:p>5.079478E-05</text:p>
          </table:table-cell>
          <table:table-cell office:value-type="float" office:value="-0.000010992481" calcext:value-type="float">
            <text:p>-1.0992481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00022515102" calcext:value-type="float">
            <text:p>0.000225151</text:p>
          </table:table-cell>
          <table:table-cell office:value-type="float" office:value="-0.00005998241" calcext:value-type="float">
            <text:p>-5.998241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0009976437" calcext:value-type="float">
            <text:p>0.0009976437</text:p>
          </table:table-cell>
          <table:table-cell office:value-type="float" office:value="-0.0003156641" calcext:value-type="float">
            <text:p>-0.00031566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0044202157" calcext:value-type="float">
            <text:p>0.0044202157</text:p>
          </table:table-cell>
          <table:table-cell office:value-type="float" office:value="-0.0016196098" calcext:value-type="float">
            <text:p>-0.00161960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000002" calcext:value-type="float">
            <text:p>0.45000002</text:p>
          </table:table-cell>
          <table:table-cell office:value-type="float" office:value="0.019584084" calcext:value-type="float">
            <text:p>0.019584084</text:p>
          </table:table-cell>
          <table:table-cell office:value-type="float" office:value="-0.008155002" calcext:value-type="float">
            <text:p>-0.0081550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86768344" calcext:value-type="float">
            <text:p>0.086768344</text:p>
          </table:table-cell>
          <table:table-cell office:value-type="float" office:value="-0.040469594" calcext:value-type="float">
            <text:p>-0.0404695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38443187" calcext:value-type="float">
            <text:p>0.38443187</text:p>
          </table:table-cell>
          <table:table-cell office:value-type="float" office:value="-0.19852434" calcext:value-type="float">
            <text:p>-0.198524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1.7032443" calcext:value-type="float">
            <text:p>1.7032443</text:p>
          </table:table-cell>
          <table:table-cell office:value-type="float" office:value="-0.96473414" calcext:value-type="float">
            <text:p>-0.964734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000004" calcext:value-type="float">
            <text:p>0.65000004</text:p>
          </table:table-cell>
          <table:table-cell office:value-type="float" office:value="7.5463076" calcext:value-type="float">
            <text:p>7.5463076</text:p>
          </table:table-cell>
          <table:table-cell office:value-type="float" office:value="-4.6516175" calcext:value-type="float">
            <text:p>-4.65161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33.434216" calcext:value-type="float">
            <text:p>33.434216</text:p>
          </table:table-cell>
          <table:table-cell office:value-type="float" office:value="-22.280884" calcext:value-type="float">
            <text:p>-22.2808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148.13222" calcext:value-type="float">
            <text:p>148.13222</text:p>
          </table:table-cell>
          <table:table-cell office:value-type="float" office:value="-106.12336" calcext:value-type="float">
            <text:p>-106.123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5" calcext:value-type="float">
            <text:p>0.85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0000004" calcext:value-type="float">
            <text:p>0.90000004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5" calcext:value-type="float">
            <text:p>0.95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0500001" calcext:value-type="float">
            <text:p>1.0500001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1" calcext:value-type="float">
            <text:p>1.1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15" calcext:value-type="float">
            <text:p>1.15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2" calcext:value-type="float">
            <text:p>1.2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25" calcext:value-type="float">
            <text:p>1.25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3000001" calcext:value-type="float">
            <text:p>1.3000001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35" calcext:value-type="float">
            <text:p>1.35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4" calcext:value-type="float">
            <text:p>1.4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45" calcext:value-type="float">
            <text:p>1.45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5" calcext:value-type="float">
            <text:p>1.5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5500001" calcext:value-type="float">
            <text:p>1.5500001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6" calcext:value-type="float">
            <text:p>1.6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65" calcext:value-type="float">
            <text:p>1.65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7" calcext:value-type="float">
            <text:p>1.7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75" calcext:value-type="float">
            <text:p>1.75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8000001" calcext:value-type="float">
            <text:p>1.8000001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85" calcext:value-type="float">
            <text:p>1.85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9" calcext:value-type="float">
            <text:p>1.9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95" calcext:value-type="float">
            <text:p>1.95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05" calcext:value-type="float">
            <text:p>2.05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1000001" calcext:value-type="float">
            <text:p>2.1000001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15" calcext:value-type="float">
            <text:p>2.15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2" calcext:value-type="float">
            <text:p>2.2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25" calcext:value-type="float">
            <text:p>2.25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3" calcext:value-type="float">
            <text:p>2.3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3500001" calcext:value-type="float">
            <text:p>2.3500001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4" calcext:value-type="float">
            <text:p>2.4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.45" calcext:value-type="float">
            <text:p>2.45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5" calcext:value-type="float">
            <text:p>2.5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.55" calcext:value-type="float">
            <text:p>2.55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.6000001" calcext:value-type="float">
            <text:p>2.6000001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.65" calcext:value-type="float">
            <text:p>2.65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.7" calcext:value-type="float">
            <text:p>2.7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75" calcext:value-type="float">
            <text:p>2.75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.8" calcext:value-type="float">
            <text:p>2.8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.8500001" calcext:value-type="float">
            <text:p>2.8500001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.9" calcext:value-type="float">
            <text:p>2.9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.95" calcext:value-type="float">
            <text:p>2.95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.05" calcext:value-type="float">
            <text:p>3.05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.1000001" calcext:value-type="float">
            <text:p>3.1000001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.15" calcext:value-type="float">
            <text:p>3.15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2" calcext:value-type="float">
            <text:p>3.2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.25" calcext:value-type="float">
            <text:p>3.25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.3" calcext:value-type="float">
            <text:p>3.3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3500001" calcext:value-type="float">
            <text:p>3.3500001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4" calcext:value-type="float">
            <text:p>3.4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.45" calcext:value-type="float">
            <text:p>3.45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.55" calcext:value-type="float">
            <text:p>3.55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.6000001" calcext:value-type="float">
            <text:p>3.6000001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.65" calcext:value-type="float">
            <text:p>3.65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.7" calcext:value-type="float">
            <text:p>3.7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.75" calcext:value-type="float">
            <text:p>3.75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.8" calcext:value-type="float">
            <text:p>3.8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.8500001" calcext:value-type="float">
            <text:p>3.8500001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.9" calcext:value-type="float">
            <text:p>3.9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.95" calcext:value-type="float">
            <text:p>3.95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.05" calcext:value-type="float">
            <text:p>4.05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.1" calcext:value-type="float">
            <text:p>4.1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.15" calcext:value-type="float">
            <text:p>4.15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.2000003" calcext:value-type="float">
            <text:p>4.2000003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.25" calcext:value-type="float">
            <text:p>4.25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.3" calcext:value-type="float">
            <text:p>4.3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.35" calcext:value-type="float">
            <text:p>4.35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4" calcext:value-type="float">
            <text:p>4.4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.4500003" calcext:value-type="float">
            <text:p>4.4500003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.5" calcext:value-type="float">
            <text:p>4.5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.55" calcext:value-type="float">
            <text:p>4.55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.6" calcext:value-type="float">
            <text:p>4.6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.65" calcext:value-type="float">
            <text:p>4.65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.7000003" calcext:value-type="float">
            <text:p>4.7000003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.75" calcext:value-type="float">
            <text:p>4.75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8" calcext:value-type="float">
            <text:p>4.8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.85" calcext:value-type="float">
            <text:p>4.85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.9" calcext:value-type="float">
            <text:p>4.9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.9500003" calcext:value-type="float">
            <text:p>4.9500003</text:p>
          </table:table-cell>
          <table:table-cell office:value-type="float" office:value="656.30707" calcext:value-type="float">
            <text:p>656.30707</text:p>
          </table:table-cell>
          <table:table-cell office:value-type="float" office:value="-503.0001" calcext:value-type="float">
            <text:p>-503.0001</text:p>
          </table:table-cell>
        </table:table-row>
      </table:table>
      <table:named-expressions>
        <table:named-range table:name="I_NORT" table:base-cell-address="$Sheet3.$G$22" table:cell-range-address="$Sheet3.$G$22"/>
        <table:named-range table:name="R_THEV" table:base-cell-address="$Sheet3.$G$24" table:cell-range-address="$Sheet3.$G$24"/>
        <table:named-range table:name="V_THEV" table:base-cell-address="$Sheet3.$G$23" table:cell-range-address="$Sheet3.$G$2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2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/00/0000</text:date>, <text:time style:data-style-name="N2" text:time-value="20:51:30.12091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9T20:52:53.040778040</dc:date>
    <meta:editing-duration>PT48M3S</meta:editing-duration>
    <meta:editing-cycles>13</meta:editing-cycles>
    <meta:generator>LibreOffice/5.0.3.2$Linux_X86_64 LibreOffice_project/00m0$Build-2</meta:generator>
    <meta:document-statistic meta:table-count="4" meta:cell-count="2168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diode.A1:diode.B250" svg:x="0.32cm" svg:y="0.18cm" svg:width="12.508cm" svg:height="8.64cm">
          <chartooo:coordinate-region svg:x="1.762cm" svg:y="0.379cm" svg:width="10.68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ode.B1:diode.B250" chart:class="chart:scatter">
            <chart:domain table:cell-range-address="diode.A1:diode.A250"/>
            <chart:data-point chart:repeated="2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diode.A1:diode.A250</svg:desc>
                </draw:g>
              </table:table-cell>
              <table:table-cell office:value-type="float" office:value="0.0000000013467639">
                <text:p>0.0000000013467639</text:p>
                <draw:g>
                  <svg:desc>diode.B1:diode.B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00018137734">
                <text:p>0.0000000018137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0024427247">
                <text:p>0.0000000024427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032897736">
                <text:p>0.0000000032897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00044305497">
                <text:p>0.0000000044305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0059669034">
                <text:p>0.0000000059669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08036012">
                <text:p>0.000000008036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001082261">
                <text:p>0.00000001082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014575507">
                <text:p>0.000000014575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0019629768">
                <text:p>0.000000019629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026436666">
                <text:p>0.000000026436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0035603943">
                <text:p>0.000000035603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047950106">
                <text:p>0.000000047950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64577485">
                <text:p>0.000000064577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08697067">
                <text:p>0.00000008697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011712891">
                <text:p>0.00000011712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15774508">
                <text:p>0.00000015774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02124454">
                <text:p>0.00000021244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28611367">
                <text:p>0.000000286113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38532778">
                <text:p>0.00000038532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051894534">
                <text:p>0.000000518945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06988973">
                <text:p>0.00000069889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09412497">
                <text:p>0.00000094124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2676406">
                <text:p>0.0000012676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17072135">
                <text:p>0.00000170721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2992128">
                <text:p>0.0000022992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965002">
                <text:p>0.0000030965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4170251">
                <text:p>0.000004170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5616344">
                <text:p>0.000005616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75638973">
                <text:p>0.0000075638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101867845">
                <text:p>0.00001018678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13719182">
                <text:p>0.000013719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1847652">
                <text:p>0.000018476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2488351">
                <text:p>0.000024883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33512184">
                <text:p>0.0000335121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45133045">
                <text:p>0.0000451330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60783565">
                <text:p>0.0000607835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81861035">
                <text:p>0.0000818610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11024751">
                <text:p>0.00011024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14847751">
                <text:p>0.000148477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19996417">
                <text:p>0.000199964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2693043">
                <text:p>0.00026930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36268967">
                <text:p>0.000362689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48845744">
                <text:p>0.000488457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6578362">
                <text:p>0.00065783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88595104">
                <text:p>0.00088595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1193167">
                <text:p>0.0011931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16069128">
                <text:p>0.0016069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21641345">
                <text:p>0.00216413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29145784">
                <text:p>0.00291457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39252457">
                <text:p>0.00392524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52863797">
                <text:p>0.00528637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71195057">
                <text:p>0.00711950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9588312">
                <text:p>0.0095883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129131945">
                <text:p>0.01291319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17390994">
                <text:p>0.017390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23421563">
                <text:p>0.023421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3154332">
                <text:p>0.031543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42481408">
                <text:p>0.042481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57212543">
                <text:p>0.0572125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7705179">
                <text:p>0.07705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103770584">
                <text:p>0.1037705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13975422">
                <text:p>0.139754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18821596">
                <text:p>0.188215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25348246">
                <text:p>0.253482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34138173">
                <text:p>0.34138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45976064">
                <text:p>0.459760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6191891">
                <text:p>0.61918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83390003">
                <text:p>0.833900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1.1230664">
                <text:p>1.12306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1.5125055">
                <text:p>1.51250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2.0369918">
                <text:p>2.03699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2.7433476">
                <text:p>2.74334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3.6946418">
                <text:p>3.69464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4.9758105">
                <text:p>4.97581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6.70123">
                <text:p>6.701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9.024976">
                <text:p>9.0249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12.154512">
                <text:p>12.1545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16.369291">
                <text:p>16.3692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22.045572">
                <text:p>22.0455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">
                <text:p>0.81</text:p>
              </table:table-cell>
              <table:table-cell office:value-type="float" office:value="29.690184">
                <text:p>29.6901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39.985672">
                <text:p>39.9856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53.85116">
                <text:p>53.851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72.5248">
                <text:p>72.52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">
                <text:p>0.85</text:p>
              </table:table-cell>
              <table:table-cell office:value-type="float" office:value="97.67398">
                <text:p>97.673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131.54381">
                <text:p>131.543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177.15846">
                <text:p>177.158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238.59065">
                <text:p>238.590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">
                <text:p>0.89</text:p>
              </table:table-cell>
              <table:table-cell office:value-type="float" office:value="321.3247">
                <text:p>321.32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432.74854">
                <text:p>432.748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">
                <text:p>0.91</text:p>
              </table:table-cell>
              <table:table-cell office:value-type="float" office:value="582.8113">
                <text:p>582.81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784.90924">
                <text:p>784.909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">
                <text:p>0.93</text:p>
              </table:table-cell>
              <table:table-cell office:value-type="float" office:value="1057.0876">
                <text:p>1057.08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">
                <text:p>0.94</text:p>
              </table:table-cell>
              <table:table-cell office:value-type="float" office:value="1423.6476">
                <text:p>1423.64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">
                <text:p>0.95</text:p>
              </table:table-cell>
              <table:table-cell office:value-type="float" office:value="1917.3173">
                <text:p>1917.31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">
                <text:p>0.96</text:p>
              </table:table-cell>
              <table:table-cell office:value-type="float" office:value="2582.169">
                <text:p>2582.1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3477.5789">
                <text:p>3477.57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4683.478">
                <text:p>4683.4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">
                <text:p>0.99</text:p>
              </table:table-cell>
              <table:table-cell office:value-type="float" office:value="6307.54">
                <text:p>6307.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8494.768">
                <text:p>8494.7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1">
                <text:p>1.01</text:p>
              </table:table-cell>
              <table:table-cell office:value-type="float" office:value="11440.448">
                <text:p>11440.4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2">
                <text:p>1.02</text:p>
              </table:table-cell>
              <table:table-cell office:value-type="float" office:value="15407.554">
                <text:p>15407.5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3">
                <text:p>1.03</text:p>
              </table:table-cell>
              <table:table-cell office:value-type="float" office:value="20750.34">
                <text:p>20750.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4">
                <text:p>1.04</text:p>
              </table:table-cell>
              <table:table-cell office:value-type="float" office:value="27945.81">
                <text:p>27945.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5">
                <text:p>1.05</text:p>
              </table:table-cell>
              <table:table-cell office:value-type="float" office:value="37636.41">
                <text:p>37636.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6">
                <text:p>1.06</text:p>
              </table:table-cell>
              <table:table-cell office:value-type="float" office:value="50687.367">
                <text:p>50687.3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7">
                <text:p>1.07</text:p>
              </table:table-cell>
              <table:table-cell office:value-type="float" office:value="68264.18">
                <text:p>68264.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8">
                <text:p>1.08</text:p>
              </table:table-cell>
              <table:table-cell office:value-type="float" office:value="91935.74">
                <text:p>91935.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9">
                <text:p>1.09</text:p>
              </table:table-cell>
              <table:table-cell office:value-type="float" office:value="123815.516">
                <text:p>123815.5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">
                <text:p>1.1</text:p>
              </table:table-cell>
              <table:table-cell office:value-type="float" office:value="166750.61">
                <text:p>166750.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1">
                <text:p>1.11</text:p>
              </table:table-cell>
              <table:table-cell office:value-type="float" office:value="224573.28">
                <text:p>224573.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2">
                <text:p>1.12</text:p>
              </table:table-cell>
              <table:table-cell office:value-type="float" office:value="302446.66">
                <text:p>302446.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3">
                <text:p>1.13</text:p>
              </table:table-cell>
              <table:table-cell office:value-type="float" office:value="407325.03">
                <text:p>407325.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4">
                <text:p>1.14</text:p>
              </table:table-cell>
              <table:table-cell office:value-type="float" office:value="548569.6">
                <text:p>548569.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5">
                <text:p>1.15</text:p>
              </table:table-cell>
              <table:table-cell office:value-type="float" office:value="738795.3">
                <text:p>738795.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6">
                <text:p>1.16</text:p>
              </table:table-cell>
              <table:table-cell office:value-type="float" office:value="994981">
                <text:p>9949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7">
                <text:p>1.17</text:p>
              </table:table-cell>
              <table:table-cell office:value-type="float" office:value="1340007.3">
                <text:p>1340007.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8">
                <text:p>1.18</text:p>
              </table:table-cell>
              <table:table-cell office:value-type="float" office:value="1804670">
                <text:p>180467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9">
                <text:p>1.19</text:p>
              </table:table-cell>
              <table:table-cell office:value-type="float" office:value="2430469.3">
                <text:p>2430469.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">
                <text:p>1.2</text:p>
              </table:table-cell>
              <table:table-cell office:value-type="float" office:value="3273275">
                <text:p>32732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1">
                <text:p>1.21</text:p>
              </table:table-cell>
              <table:table-cell office:value-type="float" office:value="4408320.5">
                <text:p>4408320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2">
                <text:p>1.22</text:p>
              </table:table-cell>
              <table:table-cell office:value-type="float" office:value="5936979">
                <text:p>59369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3">
                <text:p>1.23</text:p>
              </table:table-cell>
              <table:table-cell office:value-type="float" office:value="7995694">
                <text:p>79956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4">
                <text:p>1.24</text:p>
              </table:table-cell>
              <table:table-cell office:value-type="float" office:value="10768334">
                <text:p>107683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5">
                <text:p>1.25</text:p>
              </table:table-cell>
              <table:table-cell office:value-type="float" office:value="14502376">
                <text:p>145023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6">
                <text:p>1.26</text:p>
              </table:table-cell>
              <table:table-cell office:value-type="float" office:value="19531242">
                <text:p>195312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7">
                <text:p>1.27</text:p>
              </table:table-cell>
              <table:table-cell office:value-type="float" office:value="26304024">
                <text:p>263040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8">
                <text:p>1.28</text:p>
              </table:table-cell>
              <table:table-cell office:value-type="float" office:value="35425244">
                <text:p>354252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9">
                <text:p>1.29</text:p>
              </table:table-cell>
              <table:table-cell office:value-type="float" office:value="47709540">
                <text:p>4770954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">
                <text:p>1.3</text:p>
              </table:table-cell>
              <table:table-cell office:value-type="float" office:value="64253370">
                <text:p>6425337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1">
                <text:p>1.31</text:p>
              </table:table-cell>
              <table:table-cell office:value-type="float" office:value="86534290">
                <text:p>8653429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2">
                <text:p>1.32</text:p>
              </table:table-cell>
              <table:table-cell office:value-type="float" office:value="116541490">
                <text:p>11654149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3">
                <text:p>1.33</text:p>
              </table:table-cell>
              <table:table-cell office:value-type="float" office:value="156953580">
                <text:p>1569535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4">
                <text:p>1.34</text:p>
              </table:table-cell>
              <table:table-cell office:value-type="float" office:value="211379860">
                <text:p>21137986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5">
                <text:p>1.35</text:p>
              </table:table-cell>
              <table:table-cell office:value-type="float" office:value="284678200">
                <text:p>2846782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6">
                <text:p>1.36</text:p>
              </table:table-cell>
              <table:table-cell office:value-type="float" office:value="383395140">
                <text:p>38339514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7">
                <text:p>1.37</text:p>
              </table:table-cell>
              <table:table-cell office:value-type="float" office:value="516341800">
                <text:p>5163418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8">
                <text:p>1.38</text:p>
              </table:table-cell>
              <table:table-cell office:value-type="float" office:value="695389200">
                <text:p>6953892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9">
                <text:p>1.39</text:p>
              </table:table-cell>
              <table:table-cell office:value-type="float" office:value="936526900">
                <text:p>9365269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">
                <text:p>1.4</text:p>
              </table:table-cell>
              <table:table-cell office:value-type="float" office:value="1261278500">
                <text:p>12612785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1">
                <text:p>1.41</text:p>
              </table:table-cell>
              <table:table-cell office:value-type="float" office:value="1698647700">
                <text:p>16986477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2">
                <text:p>1.42</text:p>
              </table:table-cell>
              <table:table-cell office:value-type="float" office:value="2287673300">
                <text:p>22876733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3">
                <text:p>1.43</text:p>
              </table:table-cell>
              <table:table-cell office:value-type="float" office:value="3080961800">
                <text:p>30809618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4">
                <text:p>1.44</text:p>
              </table:table-cell>
              <table:table-cell office:value-type="float" office:value="4149336600">
                <text:p>41493366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5">
                <text:p>1.45</text:p>
              </table:table-cell>
              <table:table-cell office:value-type="float" office:value="5588166700">
                <text:p>55881667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6">
                <text:p>1.46</text:p>
              </table:table-cell>
              <table:table-cell office:value-type="float" office:value="7525955600">
                <text:p>75259556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7">
                <text:p>1.47</text:p>
              </table:table-cell>
              <table:table-cell office:value-type="float" office:value="10135668000">
                <text:p>101356680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8">
                <text:p>1.48</text:p>
              </table:table-cell>
              <table:table-cell office:value-type="float" office:value="13650378000">
                <text:p>136503780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9">
                <text:p>1.49</text:p>
              </table:table-cell>
              <table:table-cell office:value-type="float" office:value="18383802000">
                <text:p>18383802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">
                <text:p>1.5</text:p>
              </table:table-cell>
              <table:table-cell office:value-type="float" office:value="24758692000">
                <text:p>247586920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1">
                <text:p>1.51</text:p>
              </table:table-cell>
              <table:table-cell office:value-type="float" office:value="33344053000">
                <text:p>333440530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2">
                <text:p>1.52</text:p>
              </table:table-cell>
              <table:table-cell office:value-type="float" office:value="44906484000">
                <text:p>449064840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3">
                <text:p>1.53</text:p>
              </table:table-cell>
              <table:table-cell office:value-type="float" office:value="60478550000">
                <text:p>604785500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4">
                <text:p>1.54</text:p>
              </table:table-cell>
              <table:table-cell office:value-type="float" office:value="81450180000">
                <text:p>814501800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5">
                <text:p>1.55</text:p>
              </table:table-cell>
              <table:table-cell office:value-type="float" office:value="109694390000">
                <text:p>1096943900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6">
                <text:p>1.56</text:p>
              </table:table-cell>
              <table:table-cell office:value-type="float" office:value="147732170000">
                <text:p>1477321700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7">
                <text:p>1.57</text:p>
              </table:table-cell>
              <table:table-cell office:value-type="float" office:value="198961510000">
                <text:p>1989615100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8">
                <text:p>1.58</text:p>
              </table:table-cell>
              <table:table-cell office:value-type="float" office:value="267953700000">
                <text:p>2679537000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9">
                <text:p>1.59</text:p>
              </table:table-cell>
              <table:table-cell office:value-type="float" office:value="360869700000">
                <text:p>3608697000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">
                <text:p>1.6</text:p>
              </table:table-cell>
              <table:table-cell office:value-type="float" office:value="486007280000">
                <text:p>4860072800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1">
                <text:p>1.61</text:p>
              </table:table-cell>
              <table:table-cell office:value-type="float" office:value="654535800000">
                <text:p>6545358000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2">
                <text:p>1.62</text:p>
              </table:table-cell>
              <table:table-cell office:value-type="float" office:value="881507040000">
                <text:p>8815070400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3">
                <text:p>1.63</text:p>
              </table:table-cell>
              <table:table-cell office:value-type="float" office:value="1187179700000">
                <text:p>11871797000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4">
                <text:p>1.64</text:p>
              </table:table-cell>
              <table:table-cell office:value-type="float" office:value="1598854000000">
                <text:p>15988540000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5">
                <text:p>1.65</text:p>
              </table:table-cell>
              <table:table-cell office:value-type="float" office:value="2153274900000">
                <text:p>21532749000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6">
                <text:p>1.66</text:p>
              </table:table-cell>
              <table:table-cell office:value-type="float" office:value="2899947600000">
                <text:p>28999476000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7">
                <text:p>1.67</text:p>
              </table:table-cell>
              <table:table-cell office:value-type="float" office:value="3905552400000">
                <text:p>39055524000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8">
                <text:p>1.68</text:p>
              </table:table-cell>
              <table:table-cell office:value-type="float" office:value="5259848000000">
                <text:p>52598480000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9">
                <text:p>1.69</text:p>
              </table:table-cell>
              <table:table-cell office:value-type="float" office:value="7083814000000">
                <text:p>70838140000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7">
                <text:p>1.7</text:p>
              </table:table-cell>
              <table:table-cell office:value-type="float" office:value="9540208000000">
                <text:p>95402080000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1">
                <text:p>1.71</text:p>
              </table:table-cell>
              <table:table-cell office:value-type="float" office:value="12848384000000">
                <text:p>128483840000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2">
                <text:p>1.72</text:p>
              </table:table-cell>
              <table:table-cell office:value-type="float" office:value="17303775000000">
                <text:p>173037750000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3">
                <text:p>1.73</text:p>
              </table:table-cell>
              <table:table-cell office:value-type="float" office:value="23304056000000">
                <text:p>233040560000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4">
                <text:p>1.74</text:p>
              </table:table-cell>
              <table:table-cell office:value-type="float" office:value="31385125000000">
                <text:p>313851250000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5">
                <text:p>1.75</text:p>
              </table:table-cell>
              <table:table-cell office:value-type="float" office:value="42268275000000">
                <text:p>422682750000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6">
                <text:p>1.76</text:p>
              </table:table-cell>
              <table:table-cell office:value-type="float" office:value="56925500000000">
                <text:p>569255000000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7">
                <text:p>1.77</text:p>
              </table:table-cell>
              <table:table-cell office:value-type="float" office:value="76665070000000">
                <text:p>766650700000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8">
                <text:p>1.78</text:p>
              </table:table-cell>
              <table:table-cell office:value-type="float" office:value="103249570000000">
                <text:p>1032495700000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9">
                <text:p>1.79</text:p>
              </table:table-cell>
              <table:table-cell office:value-type="float" office:value="139053064000000">
                <text:p>1390530640000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">
                <text:p>1.8</text:p>
              </table:table-cell>
              <table:table-cell office:value-type="float" office:value="187271310000000">
                <text:p>1872713100000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1">
                <text:p>1.81</text:p>
              </table:table-cell>
              <table:table-cell office:value-type="float" office:value="252210750000000">
                <text:p>2522107500000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2">
                <text:p>1.82</text:p>
              </table:table-cell>
              <table:table-cell office:value-type="float" office:value="339669000000000">
                <text:p>3396690000000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3">
                <text:p>1.83</text:p>
              </table:table-cell>
              <table:table-cell office:value-type="float" office:value="457454900000000">
                <text:p>4574549000000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4">
                <text:p>1.84</text:p>
              </table:table-cell>
              <table:table-cell office:value-type="float" office:value="616082600000000">
                <text:p>6160826000000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5">
                <text:p>1.85</text:p>
              </table:table-cell>
              <table:table-cell office:value-type="float" office:value="829716300000000">
                <text:p>8297163000000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6">
                <text:p>1.86</text:p>
              </table:table-cell>
              <table:table-cell office:value-type="float" office:value="1.1174342E+015">
                <text:p>1.1174342E+0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7">
                <text:p>1.87</text:p>
              </table:table-cell>
              <table:table-cell office:value-type="float" office:value="1.5049173E+015">
                <text:p>1.5049173E+0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8">
                <text:p>1.88</text:p>
              </table:table-cell>
              <table:table-cell office:value-type="float" office:value="2.0267722E+015">
                <text:p>2.0267722E+0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9">
                <text:p>1.89</text:p>
              </table:table-cell>
              <table:table-cell office:value-type="float" office:value="2.7295787E+015">
                <text:p>2.7295787E+0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9">
                <text:p>1.9</text:p>
              </table:table-cell>
              <table:table-cell office:value-type="float" office:value="3.6761057E+015">
                <text:p>3.6761057E+0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1">
                <text:p>1.91</text:p>
              </table:table-cell>
              <table:table-cell office:value-type="float" office:value="4.950837E+015">
                <text:p>4.950837E+0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2">
                <text:p>1.92</text:p>
              </table:table-cell>
              <table:table-cell office:value-type="float" office:value="6.667597E+015">
                <text:p>6.667597E+0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3">
                <text:p>1.93</text:p>
              </table:table-cell>
              <table:table-cell office:value-type="float" office:value="8.9796964E+015">
                <text:p>8.9796964E+0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4">
                <text:p>1.94</text:p>
              </table:table-cell>
              <table:table-cell office:value-type="float" office:value="1.2093556E+016">
                <text:p>1.2093556E+0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5">
                <text:p>1.95</text:p>
              </table:table-cell>
              <table:table-cell office:value-type="float" office:value="1.6287196E+016">
                <text:p>1.6287196E+0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6">
                <text:p>1.96</text:p>
              </table:table-cell>
              <table:table-cell office:value-type="float" office:value="2.1934967E+016">
                <text:p>2.1934967E+0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7">
                <text:p>1.97</text:p>
              </table:table-cell>
              <table:table-cell office:value-type="float" office:value="2.9541172E+016">
                <text:p>2.9541172E+0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8">
                <text:p>1.98</text:p>
              </table:table-cell>
              <table:table-cell office:value-type="float" office:value="3.978506E+016">
                <text:p>3.978506E+0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9">
                <text:p>1.99</text:p>
              </table:table-cell>
              <table:table-cell office:value-type="float" office:value="5.358099E+016">
                <text:p>5.358099E+0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  <table:table-cell office:value-type="float" office:value="7.2161086E+016">
                <text:p>7.2161086E+0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01">
                <text:p>2.01</text:p>
              </table:table-cell>
              <table:table-cell office:value-type="float" office:value="9.718376E+016">
                <text:p>9.718376E+0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2">
                <text:p>2.02</text:p>
              </table:table-cell>
              <table:table-cell office:value-type="float" office:value="1.3088385E+017">
                <text:p>1.3088385E+0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3">
                <text:p>2.03</text:p>
              </table:table-cell>
              <table:table-cell office:value-type="float" office:value="1.7626932E+017">
                <text:p>1.7626932E+0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4">
                <text:p>2.04</text:p>
              </table:table-cell>
              <table:table-cell office:value-type="float" office:value="2.3739272E+017">
                <text:p>2.3739272E+0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5">
                <text:p>2.05</text:p>
              </table:table-cell>
              <table:table-cell office:value-type="float" office:value="3.1971262E+017">
                <text:p>3.1971262E+0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6">
                <text:p>2.06</text:p>
              </table:table-cell>
              <table:table-cell office:value-type="float" office:value="4.3057662E+017">
                <text:p>4.3057662E+0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7">
                <text:p>2.07</text:p>
              </table:table-cell>
              <table:table-cell office:value-type="float" office:value="5.798862E+017">
                <text:p>5.798862E+0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8">
                <text:p>2.08</text:p>
              </table:table-cell>
              <table:table-cell office:value-type="float" office:value="7.8096833E+017">
                <text:p>7.8096833E+0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9">
                <text:p>2.09</text:p>
              </table:table-cell>
              <table:table-cell office:value-type="float" office:value="1.0517821E+018">
                <text:p>1.0517821E+0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1">
                <text:p>2.1</text:p>
              </table:table-cell>
              <table:table-cell office:value-type="float" office:value="1.4164996E+018">
                <text:p>1.4164996E+01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1">
                <text:p>2.11</text:p>
              </table:table-cell>
              <table:table-cell office:value-type="float" office:value="1.9076943E+018">
                <text:p>1.9076943E+0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2">
                <text:p>2.12</text:p>
              </table:table-cell>
              <table:table-cell office:value-type="float" office:value="2.5692093E+018">
                <text:p>2.5692093E+0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3">
                <text:p>2.13</text:p>
              </table:table-cell>
              <table:table-cell office:value-type="float" office:value="3.4601384E+018">
                <text:p>3.4601384E+0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4">
                <text:p>2.14</text:p>
              </table:table-cell>
              <table:table-cell office:value-type="float" office:value="4.6599986E+018">
                <text:p>4.6599986E+0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5">
                <text:p>2.15</text:p>
              </table:table-cell>
              <table:table-cell office:value-type="float" office:value="6.275907E+018">
                <text:p>6.275907E+0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6">
                <text:p>2.16</text:p>
              </table:table-cell>
              <table:table-cell office:value-type="float" office:value="8.452182E+018">
                <text:p>8.452182E+0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7">
                <text:p>2.17</text:p>
              </table:table-cell>
              <table:table-cell office:value-type="float" office:value="1.138303E+019">
                <text:p>1.138303E+0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8">
                <text:p>2.18</text:p>
              </table:table-cell>
              <table:table-cell office:value-type="float" office:value="1.5330283E+019">
                <text:p>1.5330283E+0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9">
                <text:p>2.19</text:p>
              </table:table-cell>
              <table:table-cell office:value-type="float" office:value="2.0646313E+019">
                <text:p>2.0646313E+0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2">
                <text:p>2.2</text:p>
              </table:table-cell>
              <table:table-cell office:value-type="float" office:value="2.7805765E+019">
                <text:p>2.7805765E+0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1">
                <text:p>2.21</text:p>
              </table:table-cell>
              <table:table-cell office:value-type="float" office:value="3.744759E+019">
                <text:p>3.744759E+0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2">
                <text:p>2.22</text:p>
              </table:table-cell>
              <table:table-cell office:value-type="float" office:value="5.0433165E+019">
                <text:p>5.0433165E+0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3">
                <text:p>2.23</text:p>
              </table:table-cell>
              <table:table-cell office:value-type="float" office:value="6.7921697E+019">
                <text:p>6.7921697E+0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4">
                <text:p>2.24</text:p>
              </table:table-cell>
              <table:table-cell office:value-type="float" office:value="9.1473975E+019">
                <text:p>9.1473975E+0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5">
                <text:p>2.25</text:p>
              </table:table-cell>
              <table:table-cell office:value-type="float" office:value="1.2319409E+020">
                <text:p>1.2319409E+02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6">
                <text:p>2.26</text:p>
              </table:table-cell>
              <table:table-cell office:value-type="float" office:value="1.659137E+020">
                <text:p>1.659137E+02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7">
                <text:p>2.27</text:p>
              </table:table-cell>
              <table:table-cell office:value-type="float" office:value="2.2344701E+020">
                <text:p>2.2344701E+02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8">
                <text:p>2.28</text:p>
              </table:table-cell>
              <table:table-cell office:value-type="float" office:value="3.0092866E+020">
                <text:p>3.0092866E+02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9">
                <text:p>2.29</text:p>
              </table:table-cell>
              <table:table-cell office:value-type="float" office:value="4.052807E+020">
                <text:p>4.052807E+02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3">
                <text:p>2.3</text:p>
              </table:table-cell>
              <table:table-cell office:value-type="float" office:value="5.458185E+020">
                <text:p>5.458185E+02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1">
                <text:p>2.31</text:p>
              </table:table-cell>
              <table:table-cell office:value-type="float" office:value="7.350845E+020">
                <text:p>7.350845E+02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2">
                <text:p>2.32</text:p>
              </table:table-cell>
              <table:table-cell office:value-type="float" office:value="9.8998725E+020">
                <text:p>9.8998725E+02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3">
                <text:p>2.33</text:p>
              </table:table-cell>
              <table:table-cell office:value-type="float" office:value="1.3332818E+021">
                <text:p>1.3332818E+0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4">
                <text:p>2.34</text:p>
              </table:table-cell>
              <table:table-cell office:value-type="float" office:value="1.7956194E+021">
                <text:p>1.7956194E+0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5">
                <text:p>2.35</text:p>
              </table:table-cell>
              <table:table-cell office:value-type="float" office:value="2.4182616E+021">
                <text:p>2.4182616E+02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6">
                <text:p>2.36</text:p>
              </table:table-cell>
              <table:table-cell office:value-type="float" office:value="3.256834E+021">
                <text:p>3.256834E+0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7">
                <text:p>2.37</text:p>
              </table:table-cell>
              <table:table-cell office:value-type="float" office:value="4.3861956E+021">
                <text:p>4.3861956E+0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8">
                <text:p>2.38</text:p>
              </table:table-cell>
              <table:table-cell office:value-type="float" office:value="5.9071814E+021">
                <text:p>5.9071814E+0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9">
                <text:p>2.39</text:p>
              </table:table-cell>
              <table:table-cell office:value-type="float" office:value="7.9555947E+021">
                <text:p>7.9555947E+0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4">
                <text:p>2.4</text:p>
              </table:table-cell>
              <table:table-cell office:value-type="float" office:value="1.0714329E+022">
                <text:p>1.0714329E+0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1">
                <text:p>2.41</text:p>
              </table:table-cell>
              <table:table-cell office:value-type="float" office:value="1.4429701E+022">
                <text:p>1.4429701E+0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2">
                <text:p>2.42</text:p>
              </table:table-cell>
              <table:table-cell office:value-type="float" office:value="1.943329E+022">
                <text:p>1.943329E+02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3">
                <text:p>2.43</text:p>
              </table:table-cell>
              <table:table-cell office:value-type="float" office:value="2.6172106E+022">
                <text:p>2.6172106E+02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4">
                <text:p>2.44</text:p>
              </table:table-cell>
              <table:table-cell office:value-type="float" office:value="3.5247717E+022">
                <text:p>3.5247717E+0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5">
                <text:p>2.45</text:p>
              </table:table-cell>
              <table:table-cell office:value-type="float" office:value="4.747009E+022">
                <text:p>4.747009E+0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6">
                <text:p>2.46</text:p>
              </table:table-cell>
              <table:table-cell office:value-type="float" office:value="6.3931128E+022">
                <text:p>6.3931128E+02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7">
                <text:p>2.47</text:p>
              </table:table-cell>
              <table:table-cell office:value-type="float" office:value="8.61003E+022">
                <text:p>8.61003E+0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8">
                <text:p>2.48</text:p>
              </table:table-cell>
              <table:table-cell office:value-type="float" office:value="1.1595702E+023">
                <text:p>1.1595702E+02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9">
                <text:p>2.49</text:p>
              </table:table-cell>
              <table:table-cell office:value-type="float" office:value="1.5616585E+023">
                <text:p>1.5616585E+0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5">
                <text:p>2.5</text:p>
              </table:table-cell>
              <table:table-cell office:value-type="float" office:value="2.1031895E+023">
                <text:p>2.1031895E+0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045cm" svg:y="4.203cm" style:legend-expansion="high" chart:style-name="ch2"/>
        <chart:plot-area chart:style-name="ch3" table:cell-range-address="Sheet3.A2:Sheet3.A81 Sheet3.O1:Sheet3.O81" chart:data-source-has-labels="row" svg:x="0.319cm" svg:y="0.18cm" svg:width="13.407cm" svg:height="8.645cm">
          <chartooo:coordinate-region svg:x="1.046cm" svg:y="0.379cm" svg:width="12.44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O2:Sheet3.O81" chart:label-cell-address="Sheet3.O1:Sheet3.O1" chart:class="chart:scatter">
            <chart:domain table:cell-range-address="Sheet3.A2:Sheet3.A81"/>
            <chart:data-point chart:repeated="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(v)</text:p>
                <draw:g>
                  <svg:desc>Sheet3.O1:Sheet3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3.A2:Sheet3.A81</svg:desc>
                </draw:g>
              </table:table-cell>
              <table:table-cell office:value-type="float" office:value="4.99999999797985">
                <text:p>4.99999999797985</text:p>
                <draw:g>
                  <svg:desc>Sheet3.O2:Sheet3.O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4.99999999727934">
                <text:p>4.999999997279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4.99999999633591">
                <text:p>4.999999996335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4.99999999506534">
                <text:p>4.999999995065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4.99999999335418">
                <text:p>4.999999993354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4.99999999104965">
                <text:p>4.999999991049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4.99999998794598">
                <text:p>4.999999987945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4.99999998376608">
                <text:p>4.99999998376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4.99999997813674">
                <text:p>4.999999978136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4.99999997055535">
                <text:p>4.999999970555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4.999999960345">
                <text:p>4.9999999603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4.99999994659409">
                <text:p>4.999999946594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4.99999992807484">
                <text:p>4.999999928074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4.99999990313377">
                <text:p>4.999999903133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4.999999869544">
                <text:p>4.9999998695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4.99999982430664">
                <text:p>4.999999824306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4.99999976338238">
                <text:p>4.999999763382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4.9999996813319">
                <text:p>4.99999968133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4.9999995708295">
                <text:p>4.99999957082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4.99999942200833">
                <text:p>4.999999422008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4.99999922158199">
                <text:p>4.999999221581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4.99999895165405">
                <text:p>4.999998951654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4.99999858812545">
                <text:p>4.999998588125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4.9999980985391">
                <text:p>4.99999809853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4.99999743917975">
                <text:p>4.999997439179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4.9999965511808">
                <text:p>4.99999655118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4.9999953552497">
                <text:p>4.99999535524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4.9999937446235">
                <text:p>4.99999374462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4.999991575484">
                <text:p>4.9999915754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4.99998865415405">
                <text:p>4.999988654154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4.99998471982325">
                <text:p>4.999984719823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4.999979421227">
                <text:p>4.9999794212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4.99997228522">
                <text:p>4.999972285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4.999962674735">
                <text:p>4.9999626747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4.999949731724">
                <text:p>4.9999497317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4.9999323004325">
                <text:p>4.99993230043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4.9999088246525">
                <text:p>4.99990882465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4.9998772084475">
                <text:p>4.9998772084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4.999834628735">
                <text:p>4.9998346287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4.999777283735">
                <text:p>4.9997772837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4.999700053745">
                <text:p>4.9997000537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4.99959604355">
                <text:p>4.999596043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4.999455965495">
                <text:p>4.9994559654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4.99926731384">
                <text:p>4.999267313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4.9990132457">
                <text:p>4.99901324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4.99867107344">
                <text:p>4.998671073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4.9982102495">
                <text:p>4.99821024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4.9975896308">
                <text:p>4.99758963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4.99675379825">
                <text:p>4.996753798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4.9956281324">
                <text:p>4.99562813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4.99411213145">
                <text:p>4.994112131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4.99207043045">
                <text:p>4.992070430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4.98932074145">
                <text:p>4.989320741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4.985617532">
                <text:p>4.9856175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4.98063020825">
                <text:p>4.980630208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4.973913509">
                <text:p>4.9739135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4.9648676555">
                <text:p>4.96486765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4.95268502">
                <text:p>4.952685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4.936277888">
                <text:p>4.9362778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4.9141811855">
                <text:p>4.91418118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4.884422315">
                <text:p>4.8844223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4.844344124">
                <text:p>4.8443441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4.79036867">
                <text:p>4.790368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4.71767606">
                <text:p>4.717676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4.61977631">
                <text:p>4.619776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4.487927405">
                <text:p>4.4879274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4.31035904">
                <text:p>4.310359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4.07121635">
                <text:p>4.071216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3.749149955">
                <text:p>3.7491499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3.3154004">
                <text:p>3.31540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2.73124175">
                <text:p>2.731241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1.9445123">
                <text:p>1.94451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0.8849786">
                <text:p>0.88497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-0.5419627">
                <text:p>-0.54196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-2.46371575">
                <text:p>-2.463715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-5.051845">
                <text:p>-5.0518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-8.537464">
                <text:p>-8.5374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-13.231768">
                <text:p>-13.2317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-19.5539365">
                <text:p>-19.55393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-28.068358">
                <text:p>-28.06835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scatter" chart:style-name="ch1">
        <chart:legend chart:legend-position="end" svg:x="13.136cm" svg:y="4.204cm" style:legend-expansion="high" chart:style-name="ch2"/>
        <chart:plot-area chart:style-name="ch3" table:cell-range-address="diode.A1:diode.B80" svg:x="0.319cm" svg:y="0.18cm" svg:width="12.498cm" svg:height="8.646cm">
          <chartooo:coordinate-region svg:x="0.94cm" svg:y="0.38cm" svg:width="11.63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ode.B1:diode.B80" chart:class="chart:scatter">
            <chart:domain table:cell-range-address="diode.A1:diode.A80"/>
            <chart:data-point chart:repeated="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diode.A1:diode.A80</svg:desc>
                </draw:g>
              </table:table-cell>
              <table:table-cell office:value-type="float" office:value="0.0000000013467639">
                <text:p>0.0000000013467639</text:p>
                <draw:g>
                  <svg:desc>diode.B1:diode.B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00018137734">
                <text:p>0.0000000018137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0024427247">
                <text:p>0.0000000024427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032897736">
                <text:p>0.0000000032897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00044305497">
                <text:p>0.0000000044305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0059669034">
                <text:p>0.0000000059669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08036012">
                <text:p>0.000000008036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001082261">
                <text:p>0.00000001082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014575507">
                <text:p>0.000000014575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0019629768">
                <text:p>0.000000019629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026436666">
                <text:p>0.000000026436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0035603943">
                <text:p>0.000000035603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047950106">
                <text:p>0.000000047950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64577485">
                <text:p>0.000000064577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08697067">
                <text:p>0.00000008697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011712891">
                <text:p>0.00000011712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15774508">
                <text:p>0.00000015774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02124454">
                <text:p>0.00000021244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28611367">
                <text:p>0.000000286113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38532778">
                <text:p>0.00000038532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051894534">
                <text:p>0.000000518945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06988973">
                <text:p>0.00000069889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09412497">
                <text:p>0.00000094124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2676406">
                <text:p>0.0000012676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17072135">
                <text:p>0.00000170721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2992128">
                <text:p>0.0000022992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965002">
                <text:p>0.0000030965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4170251">
                <text:p>0.000004170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5616344">
                <text:p>0.000005616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75638973">
                <text:p>0.0000075638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101867845">
                <text:p>0.00001018678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13719182">
                <text:p>0.000013719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1847652">
                <text:p>0.000018476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2488351">
                <text:p>0.000024883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33512184">
                <text:p>0.0000335121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45133045">
                <text:p>0.0000451330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60783565">
                <text:p>0.0000607835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81861035">
                <text:p>0.0000818610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11024751">
                <text:p>0.00011024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14847751">
                <text:p>0.000148477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19996417">
                <text:p>0.000199964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2693043">
                <text:p>0.00026930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36268967">
                <text:p>0.000362689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48845744">
                <text:p>0.000488457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6578362">
                <text:p>0.00065783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88595104">
                <text:p>0.00088595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1193167">
                <text:p>0.0011931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16069128">
                <text:p>0.0016069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21641345">
                <text:p>0.00216413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29145784">
                <text:p>0.00291457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39252457">
                <text:p>0.00392524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52863797">
                <text:p>0.00528637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71195057">
                <text:p>0.00711950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9588312">
                <text:p>0.0095883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129131945">
                <text:p>0.01291319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17390994">
                <text:p>0.017390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23421563">
                <text:p>0.023421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3154332">
                <text:p>0.031543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42481408">
                <text:p>0.042481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57212543">
                <text:p>0.0572125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7705179">
                <text:p>0.07705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103770584">
                <text:p>0.1037705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13975422">
                <text:p>0.139754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18821596">
                <text:p>0.188215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25348246">
                <text:p>0.253482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34138173">
                <text:p>0.34138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45976064">
                <text:p>0.459760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6191891">
                <text:p>0.61918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83390003">
                <text:p>0.833900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1.1230664">
                <text:p>1.12306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1.5125055">
                <text:p>1.51250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2.0369918">
                <text:p>2.03699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2.7433476">
                <text:p>2.74334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3.6946418">
                <text:p>3.69464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4.9758105">
                <text:p>4.97581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6.70123">
                <text:p>6.701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9.024976">
                <text:p>9.0249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12.154512">
                <text:p>12.1545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16.369291">
                <text:p>16.3692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22.045572">
                <text:p>22.0455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diode.A1:diode.B60" svg:x="0.32cm" svg:y="0.18cm" svg:width="12.508cm" svg:height="8.64cm">
          <chartooo:coordinate-region svg:x="1.232cm" svg:y="0.379cm" svg:width="11.35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ode.B1:diode.B60" chart:class="chart:scatter">
            <chart:domain table:cell-range-address="diode.A1:diode.A60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diode.A1:diode.A60</svg:desc>
                </draw:g>
              </table:table-cell>
              <table:table-cell office:value-type="float" office:value="0.0000000013467639">
                <text:p>0.0000000013467639</text:p>
                <draw:g>
                  <svg:desc>diode.B1:diode.B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00018137734">
                <text:p>0.0000000018137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0024427247">
                <text:p>0.0000000024427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032897736">
                <text:p>0.0000000032897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00044305497">
                <text:p>0.0000000044305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0059669034">
                <text:p>0.0000000059669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08036012">
                <text:p>0.000000008036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001082261">
                <text:p>0.00000001082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014575507">
                <text:p>0.000000014575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0019629768">
                <text:p>0.000000019629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026436666">
                <text:p>0.000000026436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0035603943">
                <text:p>0.000000035603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047950106">
                <text:p>0.000000047950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64577485">
                <text:p>0.000000064577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08697067">
                <text:p>0.00000008697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011712891">
                <text:p>0.00000011712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15774508">
                <text:p>0.00000015774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02124454">
                <text:p>0.00000021244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28611367">
                <text:p>0.000000286113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38532778">
                <text:p>0.00000038532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051894534">
                <text:p>0.000000518945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06988973">
                <text:p>0.00000069889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09412497">
                <text:p>0.00000094124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2676406">
                <text:p>0.0000012676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17072135">
                <text:p>0.00000170721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2992128">
                <text:p>0.0000022992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965002">
                <text:p>0.0000030965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4170251">
                <text:p>0.000004170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5616344">
                <text:p>0.000005616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75638973">
                <text:p>0.0000075638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101867845">
                <text:p>0.00001018678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13719182">
                <text:p>0.000013719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1847652">
                <text:p>0.000018476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2488351">
                <text:p>0.000024883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33512184">
                <text:p>0.0000335121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45133045">
                <text:p>0.0000451330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60783565">
                <text:p>0.0000607835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81861035">
                <text:p>0.0000818610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11024751">
                <text:p>0.00011024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14847751">
                <text:p>0.000148477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19996417">
                <text:p>0.000199964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2693043">
                <text:p>0.00026930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36268967">
                <text:p>0.000362689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48845744">
                <text:p>0.000488457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6578362">
                <text:p>0.00065783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88595104">
                <text:p>0.00088595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1193167">
                <text:p>0.0011931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16069128">
                <text:p>0.0016069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21641345">
                <text:p>0.00216413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29145784">
                <text:p>0.00291457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39252457">
                <text:p>0.00392524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52863797">
                <text:p>0.00528637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71195057">
                <text:p>0.00711950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9588312">
                <text:p>0.0095883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129131945">
                <text:p>0.01291319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17390994">
                <text:p>0.017390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23421563">
                <text:p>0.023421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3154332">
                <text:p>0.031543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42481408">
                <text:p>0.042481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57212543">
                <text:p>0.0572125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diode.A1:diode.B30" svg:x="0.32cm" svg:y="0.18cm" svg:width="12.508cm" svg:height="8.64cm">
          <chartooo:coordinate-region svg:x="1.973cm" svg:y="0.379cm" svg:width="10.52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ode.B1:diode.B30" chart:class="chart:scatter">
            <chart:domain table:cell-range-address="diode.A1:diode.A30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diode.A1:diode.A30</svg:desc>
                </draw:g>
              </table:table-cell>
              <table:table-cell office:value-type="float" office:value="0.0000000013467639">
                <text:p>0.0000000013467639</text:p>
                <draw:g>
                  <svg:desc>diode.B1:diode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00018137734">
                <text:p>0.0000000018137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0024427247">
                <text:p>0.0000000024427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032897736">
                <text:p>0.0000000032897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00044305497">
                <text:p>0.0000000044305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0059669034">
                <text:p>0.0000000059669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08036012">
                <text:p>0.000000008036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001082261">
                <text:p>0.00000001082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014575507">
                <text:p>0.000000014575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0019629768">
                <text:p>0.000000019629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026436666">
                <text:p>0.000000026436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0035603943">
                <text:p>0.000000035603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047950106">
                <text:p>0.000000047950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64577485">
                <text:p>0.000000064577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08697067">
                <text:p>0.00000008697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011712891">
                <text:p>0.00000011712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15774508">
                <text:p>0.00000015774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02124454">
                <text:p>0.00000021244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28611367">
                <text:p>0.000000286113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38532778">
                <text:p>0.00000038532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051894534">
                <text:p>0.000000518945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06988973">
                <text:p>0.00000069889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09412497">
                <text:p>0.00000094124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2676406">
                <text:p>0.0000012676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17072135">
                <text:p>0.00000170721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2992128">
                <text:p>0.0000022992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965002">
                <text:p>0.0000030965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4170251">
                <text:p>0.000004170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5616344">
                <text:p>0.000005616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75638973">
                <text:p>0.00000756389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diode.A1:diode.B70" svg:x="0.32cm" svg:y="0.18cm" svg:width="12.508cm" svg:height="8.64cm">
          <chartooo:coordinate-region svg:x="1.047cm" svg:y="0.38cm" svg:width="11.54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ode.B1:diode.B70" chart:class="chart:scatter">
            <chart:domain table:cell-range-address="diode.A1:diode.A70"/>
            <chart:data-point chart:repeated="7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diode.A1:diode.A70</svg:desc>
                </draw:g>
              </table:table-cell>
              <table:table-cell office:value-type="float" office:value="0.0000000013467639">
                <text:p>0.0000000013467639</text:p>
                <draw:g>
                  <svg:desc>diode.B1:diode.B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00018137734">
                <text:p>0.0000000018137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0024427247">
                <text:p>0.0000000024427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032897736">
                <text:p>0.0000000032897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00044305497">
                <text:p>0.0000000044305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0059669034">
                <text:p>0.0000000059669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08036012">
                <text:p>0.000000008036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001082261">
                <text:p>0.00000001082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014575507">
                <text:p>0.000000014575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0019629768">
                <text:p>0.000000019629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026436666">
                <text:p>0.000000026436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0035603943">
                <text:p>0.000000035603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047950106">
                <text:p>0.000000047950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64577485">
                <text:p>0.000000064577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08697067">
                <text:p>0.00000008697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011712891">
                <text:p>0.00000011712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15774508">
                <text:p>0.00000015774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02124454">
                <text:p>0.00000021244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28611367">
                <text:p>0.000000286113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38532778">
                <text:p>0.00000038532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051894534">
                <text:p>0.000000518945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06988973">
                <text:p>0.00000069889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09412497">
                <text:p>0.00000094124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2676406">
                <text:p>0.0000012676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17072135">
                <text:p>0.00000170721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2992128">
                <text:p>0.0000022992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965002">
                <text:p>0.0000030965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4170251">
                <text:p>0.000004170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5616344">
                <text:p>0.000005616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75638973">
                <text:p>0.0000075638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101867845">
                <text:p>0.00001018678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13719182">
                <text:p>0.000013719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1847652">
                <text:p>0.000018476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2488351">
                <text:p>0.000024883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33512184">
                <text:p>0.0000335121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45133045">
                <text:p>0.0000451330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60783565">
                <text:p>0.0000607835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81861035">
                <text:p>0.0000818610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11024751">
                <text:p>0.00011024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14847751">
                <text:p>0.000148477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19996417">
                <text:p>0.000199964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2693043">
                <text:p>0.00026930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36268967">
                <text:p>0.000362689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48845744">
                <text:p>0.000488457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6578362">
                <text:p>0.00065783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88595104">
                <text:p>0.00088595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1193167">
                <text:p>0.0011931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16069128">
                <text:p>0.0016069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21641345">
                <text:p>0.00216413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29145784">
                <text:p>0.00291457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39252457">
                <text:p>0.00392524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52863797">
                <text:p>0.00528637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71195057">
                <text:p>0.00711950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9588312">
                <text:p>0.0095883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129131945">
                <text:p>0.01291319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17390994">
                <text:p>0.017390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23421563">
                <text:p>0.023421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3154332">
                <text:p>0.031543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42481408">
                <text:p>0.042481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57212543">
                <text:p>0.0572125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7705179">
                <text:p>0.07705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103770584">
                <text:p>0.1037705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13975422">
                <text:p>0.139754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18821596">
                <text:p>0.188215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25348246">
                <text:p>0.253482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34138173">
                <text:p>0.34138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45976064">
                <text:p>0.459760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6191891">
                <text:p>0.61918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83390003">
                <text:p>0.833900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1.1230664">
                <text:p>1.12306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16cm" svg:y="3.703cm" style:legend-expansion="high" chart:style-name="ch2"/>
        <chart:plot-area chart:style-name="ch3" table:cell-range-address="'diode with current source'.A2:'diode with current source'.D71 'diode with current source'.B1:'diode with current source'.D1" chart:data-source-has-labels="row" svg:x="0.32cm" svg:y="0.18cm" svg:width="12.376cm" svg:height="8.64cm">
          <chartooo:coordinate-region svg:x="1.153cm" svg:y="0.38cm" svg:width="11.303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iode with current source'.B2:'diode with current source'.B71" chart:label-cell-address="'diode with current source'.B1:'diode with current source'.B1" chart:class="chart:scatter">
            <chart:domain table:cell-range-address="'diode with current source'.A2:'diode with current source'.A71"/>
            <chart:data-point chart:repeated="70"/>
          </chart:series>
          <chart:series chart:style-name="ch7" chart:values-cell-range-address="'diode with current source'.C2:'diode with current source'.C71" chart:label-cell-address="'diode with current source'.C1:'diode with current source'.C1" chart:class="chart:scatter">
            <chart:data-point chart:repeated="70"/>
          </chart:series>
          <chart:series chart:style-name="ch8" chart:values-cell-range-address="'diode with current source'.D2:'diode with current source'.D71" chart:label-cell-address="'diode with current source'.D1:'diode with current source'.D1" chart:class="chart:scatter">
            <chart:data-point chart:repeated="7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_d</text:p>
                <draw:g>
                  <svg:desc>'diode with current source'.B1:'diode with current source'.B1</svg:desc>
                </draw:g>
              </table:table-cell>
              <table:table-cell office:value-type="string">
                <text:p>I_src</text:p>
                <draw:g>
                  <svg:desc>'diode with current source'.C1:'diode with current source'.C1</svg:desc>
                </draw:g>
              </table:table-cell>
              <table:table-cell office:value-type="string">
                <text:p>I_d – I_src</text:p>
                <draw:g>
                  <svg:desc>'diode with current source'.D1:'diode with current source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diode with current source'.A2:'diode with current source'.A71</svg:desc>
                </draw:g>
              </table:table-cell>
              <table:table-cell office:value-type="float" office:value="0.0000000013467639">
                <text:p>0.0000000013467639</text:p>
                <draw:g>
                  <svg:desc>'diode with current source'.B2:'diode with current source'.B71</svg:desc>
                </draw:g>
              </table:table-cell>
              <table:table-cell office:value-type="float" office:value="0.01">
                <text:p>0.01</text:p>
                <draw:g>
                  <svg:desc>'diode with current source'.C2:'diode with current source'.C71</svg:desc>
                </draw:g>
              </table:table-cell>
              <table:table-cell office:value-type="float" office:value="-0.0099999986532361">
                <text:p>-0.0099999986532361</text:p>
                <draw:g>
                  <svg:desc>'diode with current source'.D2:'diode with current source'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00018137734">
                <text:p>0.0000000018137734</text:p>
              </table:table-cell>
              <table:table-cell office:value-type="float" office:value="0.01">
                <text:p>0.01</text:p>
              </table:table-cell>
              <table:table-cell office:value-type="float" office:value="-0.0099999981862266">
                <text:p>-0.0099999981862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0024427247">
                <text:p>0.0000000024427247</text:p>
              </table:table-cell>
              <table:table-cell office:value-type="float" office:value="0.01">
                <text:p>0.01</text:p>
              </table:table-cell>
              <table:table-cell office:value-type="float" office:value="-0.0099999975572753">
                <text:p>-0.00999999755727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032897736">
                <text:p>0.0000000032897736</text:p>
              </table:table-cell>
              <table:table-cell office:value-type="float" office:value="0.01">
                <text:p>0.01</text:p>
              </table:table-cell>
              <table:table-cell office:value-type="float" office:value="-0.0099999967102264">
                <text:p>-0.00999999671022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00044305497">
                <text:p>0.0000000044305497</text:p>
              </table:table-cell>
              <table:table-cell office:value-type="float" office:value="0.01">
                <text:p>0.01</text:p>
              </table:table-cell>
              <table:table-cell office:value-type="float" office:value="-0.0099999955694503">
                <text:p>-0.00999999556945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0059669034">
                <text:p>0.0000000059669034</text:p>
              </table:table-cell>
              <table:table-cell office:value-type="float" office:value="0.01">
                <text:p>0.01</text:p>
              </table:table-cell>
              <table:table-cell office:value-type="float" office:value="-0.0099999940330966">
                <text:p>-0.00999999403309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08036012">
                <text:p>0.000000008036012</text:p>
              </table:table-cell>
              <table:table-cell office:value-type="float" office:value="0.01">
                <text:p>0.01</text:p>
              </table:table-cell>
              <table:table-cell office:value-type="float" office:value="-0.009999991963988">
                <text:p>-0.0099999919639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001082261">
                <text:p>0.00000001082261</text:p>
              </table:table-cell>
              <table:table-cell office:value-type="float" office:value="0.01">
                <text:p>0.01</text:p>
              </table:table-cell>
              <table:table-cell office:value-type="float" office:value="-0.00999998917739">
                <text:p>-0.009999989177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014575507">
                <text:p>0.000000014575507</text:p>
              </table:table-cell>
              <table:table-cell office:value-type="float" office:value="0.01">
                <text:p>0.01</text:p>
              </table:table-cell>
              <table:table-cell office:value-type="float" office:value="-0.009999985424493">
                <text:p>-0.0099999854244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0019629768">
                <text:p>0.000000019629768</text:p>
              </table:table-cell>
              <table:table-cell office:value-type="float" office:value="0.01">
                <text:p>0.01</text:p>
              </table:table-cell>
              <table:table-cell office:value-type="float" office:value="-0.009999980370232">
                <text:p>-0.0099999803702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026436666">
                <text:p>0.000000026436666</text:p>
              </table:table-cell>
              <table:table-cell office:value-type="float" office:value="0.01">
                <text:p>0.01</text:p>
              </table:table-cell>
              <table:table-cell office:value-type="float" office:value="-0.009999973563334">
                <text:p>-0.009999973563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0035603943">
                <text:p>0.000000035603943</text:p>
              </table:table-cell>
              <table:table-cell office:value-type="float" office:value="0.01">
                <text:p>0.01</text:p>
              </table:table-cell>
              <table:table-cell office:value-type="float" office:value="-0.009999964396057">
                <text:p>-0.0099999643960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047950106">
                <text:p>0.000000047950106</text:p>
              </table:table-cell>
              <table:table-cell office:value-type="float" office:value="0.01">
                <text:p>0.01</text:p>
              </table:table-cell>
              <table:table-cell office:value-type="float" office:value="-0.009999952049894">
                <text:p>-0.0099999520498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64577485">
                <text:p>0.000000064577485</text:p>
              </table:table-cell>
              <table:table-cell office:value-type="float" office:value="0.01">
                <text:p>0.01</text:p>
              </table:table-cell>
              <table:table-cell office:value-type="float" office:value="-0.009999935422515">
                <text:p>-0.0099999354225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08697067">
                <text:p>0.00000008697067</text:p>
              </table:table-cell>
              <table:table-cell office:value-type="float" office:value="0.01">
                <text:p>0.01</text:p>
              </table:table-cell>
              <table:table-cell office:value-type="float" office:value="-0.00999991302933">
                <text:p>-0.009999913029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011712891">
                <text:p>0.00000011712891</text:p>
              </table:table-cell>
              <table:table-cell office:value-type="float" office:value="0.01">
                <text:p>0.01</text:p>
              </table:table-cell>
              <table:table-cell office:value-type="float" office:value="-0.00999988287109">
                <text:p>-0.009999882871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15774508">
                <text:p>0.00000015774508</text:p>
              </table:table-cell>
              <table:table-cell office:value-type="float" office:value="0.01">
                <text:p>0.01</text:p>
              </table:table-cell>
              <table:table-cell office:value-type="float" office:value="-0.00999984225492">
                <text:p>-0.009999842254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02124454">
                <text:p>0.0000002124454</text:p>
              </table:table-cell>
              <table:table-cell office:value-type="float" office:value="0.01">
                <text:p>0.01</text:p>
              </table:table-cell>
              <table:table-cell office:value-type="float" office:value="-0.0099997875546">
                <text:p>-0.00999978755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28611367">
                <text:p>0.00000028611367</text:p>
              </table:table-cell>
              <table:table-cell office:value-type="float" office:value="0.01">
                <text:p>0.01</text:p>
              </table:table-cell>
              <table:table-cell office:value-type="float" office:value="-0.00999971388633">
                <text:p>-0.009999713886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38532778">
                <text:p>0.00000038532778</text:p>
              </table:table-cell>
              <table:table-cell office:value-type="float" office:value="0.01">
                <text:p>0.01</text:p>
              </table:table-cell>
              <table:table-cell office:value-type="float" office:value="-0.00999961467222">
                <text:p>-0.009999614672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051894534">
                <text:p>0.00000051894534</text:p>
              </table:table-cell>
              <table:table-cell office:value-type="float" office:value="0.01">
                <text:p>0.01</text:p>
              </table:table-cell>
              <table:table-cell office:value-type="float" office:value="-0.00999948105466">
                <text:p>-0.009999481054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06988973">
                <text:p>0.0000006988973</text:p>
              </table:table-cell>
              <table:table-cell office:value-type="float" office:value="0.01">
                <text:p>0.01</text:p>
              </table:table-cell>
              <table:table-cell office:value-type="float" office:value="-0.0099993011027">
                <text:p>-0.00999930110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09412497">
                <text:p>0.0000009412497</text:p>
              </table:table-cell>
              <table:table-cell office:value-type="float" office:value="0.01">
                <text:p>0.01</text:p>
              </table:table-cell>
              <table:table-cell office:value-type="float" office:value="-0.0099990587503">
                <text:p>-0.00999905875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2676406">
                <text:p>0.0000012676406</text:p>
              </table:table-cell>
              <table:table-cell office:value-type="float" office:value="0.01">
                <text:p>0.01</text:p>
              </table:table-cell>
              <table:table-cell office:value-type="float" office:value="-0.0099987323594">
                <text:p>-0.00999873235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17072135">
                <text:p>0.0000017072135</text:p>
              </table:table-cell>
              <table:table-cell office:value-type="float" office:value="0.01">
                <text:p>0.01</text:p>
              </table:table-cell>
              <table:table-cell office:value-type="float" office:value="-0.0099982927865">
                <text:p>-0.00999829278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2992128">
                <text:p>0.0000022992128</text:p>
              </table:table-cell>
              <table:table-cell office:value-type="float" office:value="0.01">
                <text:p>0.01</text:p>
              </table:table-cell>
              <table:table-cell office:value-type="float" office:value="-0.0099977007872">
                <text:p>-0.00999770078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965002">
                <text:p>0.0000030965002</text:p>
              </table:table-cell>
              <table:table-cell office:value-type="float" office:value="0.01">
                <text:p>0.01</text:p>
              </table:table-cell>
              <table:table-cell office:value-type="float" office:value="-0.0099969034998">
                <text:p>-0.00999690349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4170251">
                <text:p>0.000004170251</text:p>
              </table:table-cell>
              <table:table-cell office:value-type="float" office:value="0.01">
                <text:p>0.01</text:p>
              </table:table-cell>
              <table:table-cell office:value-type="float" office:value="-0.009995829749">
                <text:p>-0.0099958297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5616344">
                <text:p>0.000005616344</text:p>
              </table:table-cell>
              <table:table-cell office:value-type="float" office:value="0.01">
                <text:p>0.01</text:p>
              </table:table-cell>
              <table:table-cell office:value-type="float" office:value="-0.009994383656">
                <text:p>-0.0099943836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75638973">
                <text:p>0.0000075638973</text:p>
              </table:table-cell>
              <table:table-cell office:value-type="float" office:value="0.01">
                <text:p>0.01</text:p>
              </table:table-cell>
              <table:table-cell office:value-type="float" office:value="-0.0099924361027">
                <text:p>-0.00999243610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101867845">
                <text:p>0.0000101867845</text:p>
              </table:table-cell>
              <table:table-cell office:value-type="float" office:value="0.01">
                <text:p>0.01</text:p>
              </table:table-cell>
              <table:table-cell office:value-type="float" office:value="-0.0099898132155">
                <text:p>-0.00998981321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13719182">
                <text:p>0.000013719182</text:p>
              </table:table-cell>
              <table:table-cell office:value-type="float" office:value="0.01">
                <text:p>0.01</text:p>
              </table:table-cell>
              <table:table-cell office:value-type="float" office:value="-0.009986280818">
                <text:p>-0.0099862808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1847652">
                <text:p>0.00001847652</text:p>
              </table:table-cell>
              <table:table-cell office:value-type="float" office:value="0.01">
                <text:p>0.01</text:p>
              </table:table-cell>
              <table:table-cell office:value-type="float" office:value="-0.00998152348">
                <text:p>-0.009981523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2488351">
                <text:p>0.00002488351</text:p>
              </table:table-cell>
              <table:table-cell office:value-type="float" office:value="0.01">
                <text:p>0.01</text:p>
              </table:table-cell>
              <table:table-cell office:value-type="float" office:value="-0.00997511649">
                <text:p>-0.009975116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33512184">
                <text:p>0.000033512184</text:p>
              </table:table-cell>
              <table:table-cell office:value-type="float" office:value="0.01">
                <text:p>0.01</text:p>
              </table:table-cell>
              <table:table-cell office:value-type="float" office:value="-0.009966487816">
                <text:p>-0.0099664878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45133045">
                <text:p>0.000045133045</text:p>
              </table:table-cell>
              <table:table-cell office:value-type="float" office:value="0.01">
                <text:p>0.01</text:p>
              </table:table-cell>
              <table:table-cell office:value-type="float" office:value="-0.009954866955">
                <text:p>-0.0099548669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60783565">
                <text:p>0.000060783565</text:p>
              </table:table-cell>
              <table:table-cell office:value-type="float" office:value="0.01">
                <text:p>0.01</text:p>
              </table:table-cell>
              <table:table-cell office:value-type="float" office:value="-0.009939216435">
                <text:p>-0.0099392164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81861035">
                <text:p>0.000081861035</text:p>
              </table:table-cell>
              <table:table-cell office:value-type="float" office:value="0.01">
                <text:p>0.01</text:p>
              </table:table-cell>
              <table:table-cell office:value-type="float" office:value="-0.009918138965">
                <text:p>-0.0099181389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11024751">
                <text:p>0.00011024751</text:p>
              </table:table-cell>
              <table:table-cell office:value-type="float" office:value="0.01">
                <text:p>0.01</text:p>
              </table:table-cell>
              <table:table-cell office:value-type="float" office:value="-0.00988975249">
                <text:p>-0.009889752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14847751">
                <text:p>0.00014847751</text:p>
              </table:table-cell>
              <table:table-cell office:value-type="float" office:value="0.01">
                <text:p>0.01</text:p>
              </table:table-cell>
              <table:table-cell office:value-type="float" office:value="-0.00985152249">
                <text:p>-0.009851522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19996417">
                <text:p>0.00019996417</text:p>
              </table:table-cell>
              <table:table-cell office:value-type="float" office:value="0.01">
                <text:p>0.01</text:p>
              </table:table-cell>
              <table:table-cell office:value-type="float" office:value="-0.00980003583">
                <text:p>-0.009800035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2693043">
                <text:p>0.0002693043</text:p>
              </table:table-cell>
              <table:table-cell office:value-type="float" office:value="0.01">
                <text:p>0.01</text:p>
              </table:table-cell>
              <table:table-cell office:value-type="float" office:value="-0.0097306957">
                <text:p>-0.00973069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36268967">
                <text:p>0.00036268967</text:p>
              </table:table-cell>
              <table:table-cell office:value-type="float" office:value="0.01">
                <text:p>0.01</text:p>
              </table:table-cell>
              <table:table-cell office:value-type="float" office:value="-0.00963731033">
                <text:p>-0.009637310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48845744">
                <text:p>0.00048845744</text:p>
              </table:table-cell>
              <table:table-cell office:value-type="float" office:value="0.01">
                <text:p>0.01</text:p>
              </table:table-cell>
              <table:table-cell office:value-type="float" office:value="-0.00951154256">
                <text:p>-0.009511542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6578362">
                <text:p>0.0006578362</text:p>
              </table:table-cell>
              <table:table-cell office:value-type="float" office:value="0.01">
                <text:p>0.01</text:p>
              </table:table-cell>
              <table:table-cell office:value-type="float" office:value="-0.0093421638">
                <text:p>-0.00934216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88595104">
                <text:p>0.00088595104</text:p>
              </table:table-cell>
              <table:table-cell office:value-type="float" office:value="0.01">
                <text:p>0.01</text:p>
              </table:table-cell>
              <table:table-cell office:value-type="float" office:value="-0.00911404896">
                <text:p>-0.009114048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1193167">
                <text:p>0.001193167</text:p>
              </table:table-cell>
              <table:table-cell office:value-type="float" office:value="0.01">
                <text:p>0.01</text:p>
              </table:table-cell>
              <table:table-cell office:value-type="float" office:value="-0.008806833">
                <text:p>-0.0088068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16069128">
                <text:p>0.0016069128</text:p>
              </table:table-cell>
              <table:table-cell office:value-type="float" office:value="0.01">
                <text:p>0.01</text:p>
              </table:table-cell>
              <table:table-cell office:value-type="float" office:value="-0.0083930872">
                <text:p>-0.00839308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21641345">
                <text:p>0.0021641345</text:p>
              </table:table-cell>
              <table:table-cell office:value-type="float" office:value="0.01">
                <text:p>0.01</text:p>
              </table:table-cell>
              <table:table-cell office:value-type="float" office:value="-0.0078358655">
                <text:p>-0.00783586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29145784">
                <text:p>0.0029145784</text:p>
              </table:table-cell>
              <table:table-cell office:value-type="float" office:value="0.01">
                <text:p>0.01</text:p>
              </table:table-cell>
              <table:table-cell office:value-type="float" office:value="-0.0070854216">
                <text:p>-0.00708542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39252457">
                <text:p>0.0039252457</text:p>
              </table:table-cell>
              <table:table-cell office:value-type="float" office:value="0.01">
                <text:p>0.01</text:p>
              </table:table-cell>
              <table:table-cell office:value-type="float" office:value="-0.0060747543">
                <text:p>-0.00607475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52863797">
                <text:p>0.0052863797</text:p>
              </table:table-cell>
              <table:table-cell office:value-type="float" office:value="0.01">
                <text:p>0.01</text:p>
              </table:table-cell>
              <table:table-cell office:value-type="float" office:value="-0.0047136203">
                <text:p>-0.00471362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71195057">
                <text:p>0.0071195057</text:p>
              </table:table-cell>
              <table:table-cell office:value-type="float" office:value="0.01">
                <text:p>0.01</text:p>
              </table:table-cell>
              <table:table-cell office:value-type="float" office:value="-0.0028804943">
                <text:p>-0.00288049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9588312">
                <text:p>0.009588312</text:p>
              </table:table-cell>
              <table:table-cell office:value-type="float" office:value="0.01">
                <text:p>0.01</text:p>
              </table:table-cell>
              <table:table-cell office:value-type="float" office:value="-0.000411688">
                <text:p>-0.0004116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129131945">
                <text:p>0.0129131945</text:p>
              </table:table-cell>
              <table:table-cell office:value-type="float" office:value="0.01">
                <text:p>0.01</text:p>
              </table:table-cell>
              <table:table-cell office:value-type="float" office:value="0.0029131945">
                <text:p>0.00291319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17390994">
                <text:p>0.017390994</text:p>
              </table:table-cell>
              <table:table-cell office:value-type="float" office:value="0.01">
                <text:p>0.01</text:p>
              </table:table-cell>
              <table:table-cell office:value-type="float" office:value="0.007390994">
                <text:p>0.007390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23421563">
                <text:p>0.023421563</text:p>
              </table:table-cell>
              <table:table-cell office:value-type="float" office:value="0.01">
                <text:p>0.01</text:p>
              </table:table-cell>
              <table:table-cell office:value-type="float" office:value="0.013421563">
                <text:p>0.013421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3154332">
                <text:p>0.03154332</text:p>
              </table:table-cell>
              <table:table-cell office:value-type="float" office:value="0.01">
                <text:p>0.01</text:p>
              </table:table-cell>
              <table:table-cell office:value-type="float" office:value="0.02154332">
                <text:p>0.021543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42481408">
                <text:p>0.042481408</text:p>
              </table:table-cell>
              <table:table-cell office:value-type="float" office:value="0.01">
                <text:p>0.01</text:p>
              </table:table-cell>
              <table:table-cell office:value-type="float" office:value="0.032481408">
                <text:p>0.032481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57212543">
                <text:p>0.057212543</text:p>
              </table:table-cell>
              <table:table-cell office:value-type="float" office:value="0.01">
                <text:p>0.01</text:p>
              </table:table-cell>
              <table:table-cell office:value-type="float" office:value="0.047212543">
                <text:p>0.0472125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7705179">
                <text:p>0.07705179</text:p>
              </table:table-cell>
              <table:table-cell office:value-type="float" office:value="0.01">
                <text:p>0.01</text:p>
              </table:table-cell>
              <table:table-cell office:value-type="float" office:value="0.06705179">
                <text:p>0.06705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103770584">
                <text:p>0.103770584</text:p>
              </table:table-cell>
              <table:table-cell office:value-type="float" office:value="0.01">
                <text:p>0.01</text:p>
              </table:table-cell>
              <table:table-cell office:value-type="float" office:value="0.093770584">
                <text:p>0.0937705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13975422">
                <text:p>0.13975422</text:p>
              </table:table-cell>
              <table:table-cell office:value-type="float" office:value="0.01">
                <text:p>0.01</text:p>
              </table:table-cell>
              <table:table-cell office:value-type="float" office:value="0.12975422">
                <text:p>0.129754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18821596">
                <text:p>0.18821596</text:p>
              </table:table-cell>
              <table:table-cell office:value-type="float" office:value="0.01">
                <text:p>0.01</text:p>
              </table:table-cell>
              <table:table-cell office:value-type="float" office:value="0.17821596">
                <text:p>0.178215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25348246">
                <text:p>0.25348246</text:p>
              </table:table-cell>
              <table:table-cell office:value-type="float" office:value="0.01">
                <text:p>0.01</text:p>
              </table:table-cell>
              <table:table-cell office:value-type="float" office:value="0.24348246">
                <text:p>0.243482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34138173">
                <text:p>0.34138173</text:p>
              </table:table-cell>
              <table:table-cell office:value-type="float" office:value="0.01">
                <text:p>0.01</text:p>
              </table:table-cell>
              <table:table-cell office:value-type="float" office:value="0.33138173">
                <text:p>0.33138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45976064">
                <text:p>0.45976064</text:p>
              </table:table-cell>
              <table:table-cell office:value-type="float" office:value="0.01">
                <text:p>0.01</text:p>
              </table:table-cell>
              <table:table-cell office:value-type="float" office:value="0.44976064">
                <text:p>0.449760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6191891">
                <text:p>0.6191891</text:p>
              </table:table-cell>
              <table:table-cell office:value-type="float" office:value="0.01">
                <text:p>0.01</text:p>
              </table:table-cell>
              <table:table-cell office:value-type="float" office:value="0.6091891">
                <text:p>0.60918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83390003">
                <text:p>0.83390003</text:p>
              </table:table-cell>
              <table:table-cell office:value-type="float" office:value="0.01">
                <text:p>0.01</text:p>
              </table:table-cell>
              <table:table-cell office:value-type="float" office:value="0.82390003">
                <text:p>0.823900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1.1230664">
                <text:p>1.1230664</text:p>
              </table:table-cell>
              <table:table-cell office:value-type="float" office:value="0.01">
                <text:p>0.01</text:p>
              </table:table-cell>
              <table:table-cell office:value-type="float" office:value="1.1130664">
                <text:p>1.11306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16cm" svg:y="3.703cm" style:legend-expansion="high" chart:style-name="ch2"/>
        <chart:plot-area chart:style-name="ch3" table:cell-range-address="'diode with current source'.A51:'diode with current source'.D61 'diode with current source'.B1:'diode with current source'.D1" chart:data-source-has-labels="row" svg:x="0.32cm" svg:y="0.18cm" svg:width="12.376cm" svg:height="8.64cm">
          <chartooo:coordinate-region svg:x="1.339cm" svg:y="0.379cm" svg:width="11.026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iode with current source'.B51:'diode with current source'.B61" chart:label-cell-address="'diode with current source'.B1:'diode with current source'.B1" chart:class="chart:scatter">
            <chart:domain table:cell-range-address="'diode with current source'.A51:'diode with current source'.A61"/>
            <chart:data-point chart:repeated="11"/>
          </chart:series>
          <chart:series chart:style-name="ch7" chart:values-cell-range-address="'diode with current source'.C51:'diode with current source'.C61" chart:label-cell-address="'diode with current source'.C1:'diode with current source'.C1" chart:class="chart:scatter">
            <chart:data-point chart:repeated="11"/>
          </chart:series>
          <chart:series chart:style-name="ch8" chart:values-cell-range-address="'diode with current source'.D51:'diode with current source'.D61" chart:label-cell-address="'diode with current source'.D1:'diode with current source'.D1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_d</text:p>
                <draw:g>
                  <svg:desc>'diode with current source'.B1:'diode with current source'.B1</svg:desc>
                </draw:g>
              </table:table-cell>
              <table:table-cell office:value-type="string">
                <text:p>I_src</text:p>
                <draw:g>
                  <svg:desc>'diode with current source'.C1:'diode with current source'.C1</svg:desc>
                </draw:g>
              </table:table-cell>
              <table:table-cell office:value-type="string">
                <text:p>I_d – I_src</text:p>
                <draw:g>
                  <svg:desc>'diode with current source'.D1:'diode with current source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diode with current source'.A51:'diode with current source'.A61</svg:desc>
                </draw:g>
              </table:table-cell>
              <table:table-cell office:value-type="float" office:value="0.0029145784">
                <text:p>0.0029145784</text:p>
                <draw:g>
                  <svg:desc>'diode with current source'.B51:'diode with current source'.B61</svg:desc>
                </draw:g>
              </table:table-cell>
              <table:table-cell office:value-type="float" office:value="0.01">
                <text:p>0.01</text:p>
                <draw:g>
                  <svg:desc>'diode with current source'.C51:'diode with current source'.C61</svg:desc>
                </draw:g>
              </table:table-cell>
              <table:table-cell office:value-type="float" office:value="-0.0070854216">
                <text:p>-0.0070854216</text:p>
                <draw:g>
                  <svg:desc>'diode with current source'.D51:'diode with current source'.D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1">
                <text:p>0.51</text:p>
              </table:table-cell>
              <table:table-cell office:value-type="float" office:value="0.0039252457">
                <text:p>0.0039252457</text:p>
              </table:table-cell>
              <table:table-cell office:value-type="float" office:value="0.01">
                <text:p>0.01</text:p>
              </table:table-cell>
              <table:table-cell office:value-type="float" office:value="-0.0060747543">
                <text:p>-0.00607475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">
                <text:p>0.52</text:p>
              </table:table-cell>
              <table:table-cell office:value-type="float" office:value="0.0052863797">
                <text:p>0.0052863797</text:p>
              </table:table-cell>
              <table:table-cell office:value-type="float" office:value="0.01">
                <text:p>0.01</text:p>
              </table:table-cell>
              <table:table-cell office:value-type="float" office:value="-0.0047136203">
                <text:p>-0.00471362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">
                <text:p>0.53</text:p>
              </table:table-cell>
              <table:table-cell office:value-type="float" office:value="0.0071195057">
                <text:p>0.0071195057</text:p>
              </table:table-cell>
              <table:table-cell office:value-type="float" office:value="0.01">
                <text:p>0.01</text:p>
              </table:table-cell>
              <table:table-cell office:value-type="float" office:value="-0.0028804943">
                <text:p>-0.00288049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4">
                <text:p>0.54</text:p>
              </table:table-cell>
              <table:table-cell office:value-type="float" office:value="0.009588312">
                <text:p>0.009588312</text:p>
              </table:table-cell>
              <table:table-cell office:value-type="float" office:value="0.01">
                <text:p>0.01</text:p>
              </table:table-cell>
              <table:table-cell office:value-type="float" office:value="-0.000411688">
                <text:p>-0.000411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5">
                <text:p>0.55</text:p>
              </table:table-cell>
              <table:table-cell office:value-type="float" office:value="0.0129131945">
                <text:p>0.0129131945</text:p>
              </table:table-cell>
              <table:table-cell office:value-type="float" office:value="0.01">
                <text:p>0.01</text:p>
              </table:table-cell>
              <table:table-cell office:value-type="float" office:value="0.0029131945">
                <text:p>0.0029131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6">
                <text:p>0.56</text:p>
              </table:table-cell>
              <table:table-cell office:value-type="float" office:value="0.017390994">
                <text:p>0.017390994</text:p>
              </table:table-cell>
              <table:table-cell office:value-type="float" office:value="0.01">
                <text:p>0.01</text:p>
              </table:table-cell>
              <table:table-cell office:value-type="float" office:value="0.007390994">
                <text:p>0.0073909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">
                <text:p>0.57</text:p>
              </table:table-cell>
              <table:table-cell office:value-type="float" office:value="0.023421563">
                <text:p>0.023421563</text:p>
              </table:table-cell>
              <table:table-cell office:value-type="float" office:value="0.01">
                <text:p>0.01</text:p>
              </table:table-cell>
              <table:table-cell office:value-type="float" office:value="0.013421563">
                <text:p>0.013421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8">
                <text:p>0.58</text:p>
              </table:table-cell>
              <table:table-cell office:value-type="float" office:value="0.03154332">
                <text:p>0.03154332</text:p>
              </table:table-cell>
              <table:table-cell office:value-type="float" office:value="0.01">
                <text:p>0.01</text:p>
              </table:table-cell>
              <table:table-cell office:value-type="float" office:value="0.02154332">
                <text:p>0.021543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">
                <text:p>0.59</text:p>
              </table:table-cell>
              <table:table-cell office:value-type="float" office:value="0.042481408">
                <text:p>0.042481408</text:p>
              </table:table-cell>
              <table:table-cell office:value-type="float" office:value="0.01">
                <text:p>0.01</text:p>
              </table:table-cell>
              <table:table-cell office:value-type="float" office:value="0.032481408">
                <text:p>0.0324814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">
                <text:p>0.6</text:p>
              </table:table-cell>
              <table:table-cell office:value-type="float" office:value="0.057212543">
                <text:p>0.057212543</text:p>
              </table:table-cell>
              <table:table-cell office:value-type="float" office:value="0.01">
                <text:p>0.01</text:p>
              </table:table-cell>
              <table:table-cell office:value-type="float" office:value="0.047212543">
                <text:p>0.04721254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07cm" svg:y="3.703cm" style:legend-expansion="high" chart:style-name="ch2"/>
        <chart:plot-area chart:style-name="ch3" table:cell-range-address="Sheet3.A2:Sheet3.D81 Sheet3.B1:Sheet3.D1" chart:data-source-has-labels="row" svg:x="0.32cm" svg:y="0.18cm" svg:width="12.667cm" svg:height="8.64cm">
          <chartooo:coordinate-region svg:x="0.941cm" svg:y="0.379cm" svg:width="11.80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2:Sheet3.B81" chart:label-cell-address="Sheet3.B1:Sheet3.B1" chart:class="chart:scatter">
            <chart:domain table:cell-range-address="Sheet3.A2:Sheet3.A81"/>
            <chart:data-point chart:repeated="80"/>
          </chart:series>
          <chart:series chart:style-name="ch7" chart:values-cell-range-address="Sheet3.C2:Sheet3.C81" chart:label-cell-address="Sheet3.C1:Sheet3.C1" chart:class="chart:scatter">
            <chart:data-point chart:repeated="80"/>
          </chart:series>
          <chart:series chart:style-name="ch8" chart:values-cell-range-address="Sheet3.D2:Sheet3.D81" chart:label-cell-address="Sheet3.D1:Sheet3.D1" chart:class="chart:scatter">
            <chart:data-point chart:repeated="8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_d</text:p>
                <draw:g>
                  <svg:desc>Sheet3.B1:Sheet3.B1</svg:desc>
                </draw:g>
              </table:table-cell>
              <table:table-cell office:value-type="string">
                <text:p>I_src</text:p>
                <draw:g>
                  <svg:desc>Sheet3.C1:Sheet3.C1</svg:desc>
                </draw:g>
              </table:table-cell>
              <table:table-cell office:value-type="string">
                <text:p>I_R_load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3.A2:Sheet3.A81</svg:desc>
                </draw:g>
              </table:table-cell>
              <table:table-cell office:value-type="float" office:value="0.0000000013467639">
                <text:p>0.0000000013467639</text:p>
                <draw:g>
                  <svg:desc>Sheet3.B2:Sheet3.B81</svg:desc>
                </draw:g>
              </table:table-cell>
              <table:table-cell office:value-type="float" office:value="5">
                <text:p>5</text:p>
                <draw:g>
                  <svg:desc>Sheet3.C2:Sheet3.C81</svg:desc>
                </draw:g>
              </table:table-cell>
              <table:table-cell office:value-type="float" office:value="4.995">
                <text:p>4.995</text:p>
                <draw:g>
                  <svg:desc>Sheet3.D2:Sheet3.D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00018137734">
                <text:p>0.0000000018137734</text:p>
              </table:table-cell>
              <table:table-cell office:value-type="float" office:value="5">
                <text:p>5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0024427247">
                <text:p>0.0000000024427247</text:p>
              </table:table-cell>
              <table:table-cell office:value-type="float" office:value="5">
                <text:p>5</text:p>
              </table:table-cell>
              <table:table-cell office:value-type="float" office:value="4.985">
                <text:p>4.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032897736">
                <text:p>0.0000000032897736</text:p>
              </table:table-cell>
              <table:table-cell office:value-type="float" office:value="5">
                <text:p>5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00044305497">
                <text:p>0.0000000044305497</text:p>
              </table:table-cell>
              <table:table-cell office:value-type="float" office:value="5">
                <text:p>5</text:p>
              </table:table-cell>
              <table:table-cell office:value-type="float" office:value="4.975">
                <text:p>4.9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0059669034">
                <text:p>0.0000000059669034</text:p>
              </table:table-cell>
              <table:table-cell office:value-type="float" office:value="5">
                <text:p>5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08036012">
                <text:p>0.000000008036012</text:p>
              </table:table-cell>
              <table:table-cell office:value-type="float" office:value="5">
                <text:p>5</text:p>
              </table:table-cell>
              <table:table-cell office:value-type="float" office:value="4.965">
                <text:p>4.9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001082261">
                <text:p>0.00000001082261</text:p>
              </table:table-cell>
              <table:table-cell office:value-type="float" office:value="5">
                <text:p>5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014575507">
                <text:p>0.000000014575507</text:p>
              </table:table-cell>
              <table:table-cell office:value-type="float" office:value="5">
                <text:p>5</text:p>
              </table:table-cell>
              <table:table-cell office:value-type="float" office:value="4.955">
                <text:p>4.9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0019629768">
                <text:p>0.000000019629768</text:p>
              </table:table-cell>
              <table:table-cell office:value-type="float" office:value="5">
                <text:p>5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026436666">
                <text:p>0.000000026436666</text:p>
              </table:table-cell>
              <table:table-cell office:value-type="float" office:value="5">
                <text:p>5</text:p>
              </table:table-cell>
              <table:table-cell office:value-type="float" office:value="4.945">
                <text:p>4.9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0035603943">
                <text:p>0.000000035603943</text:p>
              </table:table-cell>
              <table:table-cell office:value-type="float" office:value="5">
                <text:p>5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047950106">
                <text:p>0.000000047950106</text:p>
              </table:table-cell>
              <table:table-cell office:value-type="float" office:value="5">
                <text:p>5</text:p>
              </table:table-cell>
              <table:table-cell office:value-type="float" office:value="4.935">
                <text:p>4.9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64577485">
                <text:p>0.000000064577485</text:p>
              </table:table-cell>
              <table:table-cell office:value-type="float" office:value="5">
                <text:p>5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08697067">
                <text:p>0.00000008697067</text:p>
              </table:table-cell>
              <table:table-cell office:value-type="float" office:value="5">
                <text:p>5</text:p>
              </table:table-cell>
              <table:table-cell office:value-type="float" office:value="4.925">
                <text:p>4.9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011712891">
                <text:p>0.00000011712891</text:p>
              </table:table-cell>
              <table:table-cell office:value-type="float" office:value="5">
                <text:p>5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15774508">
                <text:p>0.00000015774508</text:p>
              </table:table-cell>
              <table:table-cell office:value-type="float" office:value="5">
                <text:p>5</text:p>
              </table:table-cell>
              <table:table-cell office:value-type="float" office:value="4.915">
                <text:p>4.9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02124454">
                <text:p>0.0000002124454</text:p>
              </table:table-cell>
              <table:table-cell office:value-type="float" office:value="5">
                <text:p>5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28611367">
                <text:p>0.00000028611367</text:p>
              </table:table-cell>
              <table:table-cell office:value-type="float" office:value="5">
                <text:p>5</text:p>
              </table:table-cell>
              <table:table-cell office:value-type="float" office:value="4.905">
                <text:p>4.9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38532778">
                <text:p>0.00000038532778</text:p>
              </table:table-cell>
              <table:table-cell office:value-type="float" office:value="5">
                <text:p>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051894534">
                <text:p>0.00000051894534</text:p>
              </table:table-cell>
              <table:table-cell office:value-type="float" office:value="5">
                <text:p>5</text:p>
              </table:table-cell>
              <table:table-cell office:value-type="float" office:value="4.895">
                <text:p>4.8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06988973">
                <text:p>0.0000006988973</text:p>
              </table:table-cell>
              <table:table-cell office:value-type="float" office:value="5">
                <text:p>5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09412497">
                <text:p>0.0000009412497</text:p>
              </table:table-cell>
              <table:table-cell office:value-type="float" office:value="5">
                <text:p>5</text:p>
              </table:table-cell>
              <table:table-cell office:value-type="float" office:value="4.885">
                <text:p>4.8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2676406">
                <text:p>0.0000012676406</text:p>
              </table:table-cell>
              <table:table-cell office:value-type="float" office:value="5">
                <text:p>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17072135">
                <text:p>0.0000017072135</text:p>
              </table:table-cell>
              <table:table-cell office:value-type="float" office:value="5">
                <text:p>5</text:p>
              </table:table-cell>
              <table:table-cell office:value-type="float" office:value="4.875">
                <text:p>4.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2992128">
                <text:p>0.0000022992128</text:p>
              </table:table-cell>
              <table:table-cell office:value-type="float" office:value="5">
                <text:p>5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965002">
                <text:p>0.0000030965002</text:p>
              </table:table-cell>
              <table:table-cell office:value-type="float" office:value="5">
                <text:p>5</text:p>
              </table:table-cell>
              <table:table-cell office:value-type="float" office:value="4.865">
                <text:p>4.8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4170251">
                <text:p>0.000004170251</text:p>
              </table:table-cell>
              <table:table-cell office:value-type="float" office:value="5">
                <text:p>5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5616344">
                <text:p>0.000005616344</text:p>
              </table:table-cell>
              <table:table-cell office:value-type="float" office:value="5">
                <text:p>5</text:p>
              </table:table-cell>
              <table:table-cell office:value-type="float" office:value="4.855">
                <text:p>4.8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75638973">
                <text:p>0.0000075638973</text:p>
              </table:table-cell>
              <table:table-cell office:value-type="float" office:value="5">
                <text:p>5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101867845">
                <text:p>0.0000101867845</text:p>
              </table:table-cell>
              <table:table-cell office:value-type="float" office:value="5">
                <text:p>5</text:p>
              </table:table-cell>
              <table:table-cell office:value-type="float" office:value="4.845">
                <text:p>4.8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13719182">
                <text:p>0.000013719182</text:p>
              </table:table-cell>
              <table:table-cell office:value-type="float" office:value="5">
                <text:p>5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1847652">
                <text:p>0.00001847652</text:p>
              </table:table-cell>
              <table:table-cell office:value-type="float" office:value="5">
                <text:p>5</text:p>
              </table:table-cell>
              <table:table-cell office:value-type="float" office:value="4.835">
                <text:p>4.8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2488351">
                <text:p>0.00002488351</text:p>
              </table:table-cell>
              <table:table-cell office:value-type="float" office:value="5">
                <text:p>5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33512184">
                <text:p>0.000033512184</text:p>
              </table:table-cell>
              <table:table-cell office:value-type="float" office:value="5">
                <text:p>5</text:p>
              </table:table-cell>
              <table:table-cell office:value-type="float" office:value="4.825">
                <text:p>4.8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45133045">
                <text:p>0.000045133045</text:p>
              </table:table-cell>
              <table:table-cell office:value-type="float" office:value="5">
                <text:p>5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60783565">
                <text:p>0.000060783565</text:p>
              </table:table-cell>
              <table:table-cell office:value-type="float" office:value="5">
                <text:p>5</text:p>
              </table:table-cell>
              <table:table-cell office:value-type="float" office:value="4.815">
                <text:p>4.8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81861035">
                <text:p>0.000081861035</text:p>
              </table:table-cell>
              <table:table-cell office:value-type="float" office:value="5">
                <text:p>5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11024751">
                <text:p>0.00011024751</text:p>
              </table:table-cell>
              <table:table-cell office:value-type="float" office:value="5">
                <text:p>5</text:p>
              </table:table-cell>
              <table:table-cell office:value-type="float" office:value="4.805">
                <text:p>4.8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14847751">
                <text:p>0.00014847751</text:p>
              </table:table-cell>
              <table:table-cell office:value-type="float" office:value="5">
                <text:p>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19996417">
                <text:p>0.00019996417</text:p>
              </table:table-cell>
              <table:table-cell office:value-type="float" office:value="5">
                <text:p>5</text:p>
              </table:table-cell>
              <table:table-cell office:value-type="float" office:value="4.795">
                <text:p>4.7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2693043">
                <text:p>0.0002693043</text:p>
              </table:table-cell>
              <table:table-cell office:value-type="float" office:value="5">
                <text:p>5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36268967">
                <text:p>0.00036268967</text:p>
              </table:table-cell>
              <table:table-cell office:value-type="float" office:value="5">
                <text:p>5</text:p>
              </table:table-cell>
              <table:table-cell office:value-type="float" office:value="4.785">
                <text:p>4.7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48845744">
                <text:p>0.00048845744</text:p>
              </table:table-cell>
              <table:table-cell office:value-type="float" office:value="5">
                <text:p>5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6578362">
                <text:p>0.0006578362</text:p>
              </table:table-cell>
              <table:table-cell office:value-type="float" office:value="5">
                <text:p>5</text:p>
              </table:table-cell>
              <table:table-cell office:value-type="float" office:value="4.775">
                <text:p>4.7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88595104">
                <text:p>0.00088595104</text:p>
              </table:table-cell>
              <table:table-cell office:value-type="float" office:value="5">
                <text:p>5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1193167">
                <text:p>0.001193167</text:p>
              </table:table-cell>
              <table:table-cell office:value-type="float" office:value="5">
                <text:p>5</text:p>
              </table:table-cell>
              <table:table-cell office:value-type="float" office:value="4.765">
                <text:p>4.7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16069128">
                <text:p>0.0016069128</text:p>
              </table:table-cell>
              <table:table-cell office:value-type="float" office:value="5">
                <text:p>5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21641345">
                <text:p>0.0021641345</text:p>
              </table:table-cell>
              <table:table-cell office:value-type="float" office:value="5">
                <text:p>5</text:p>
              </table:table-cell>
              <table:table-cell office:value-type="float" office:value="4.755">
                <text:p>4.7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29145784">
                <text:p>0.0029145784</text:p>
              </table:table-cell>
              <table:table-cell office:value-type="float" office:value="5">
                <text:p>5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39252457">
                <text:p>0.0039252457</text:p>
              </table:table-cell>
              <table:table-cell office:value-type="float" office:value="5">
                <text:p>5</text:p>
              </table:table-cell>
              <table:table-cell office:value-type="float" office:value="4.745">
                <text:p>4.7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52863797">
                <text:p>0.0052863797</text:p>
              </table:table-cell>
              <table:table-cell office:value-type="float" office:value="5">
                <text:p>5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71195057">
                <text:p>0.0071195057</text:p>
              </table:table-cell>
              <table:table-cell office:value-type="float" office:value="5">
                <text:p>5</text:p>
              </table:table-cell>
              <table:table-cell office:value-type="float" office:value="4.735">
                <text:p>4.7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9588312">
                <text:p>0.009588312</text:p>
              </table:table-cell>
              <table:table-cell office:value-type="float" office:value="5">
                <text:p>5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129131945">
                <text:p>0.0129131945</text:p>
              </table:table-cell>
              <table:table-cell office:value-type="float" office:value="5">
                <text:p>5</text:p>
              </table:table-cell>
              <table:table-cell office:value-type="float" office:value="4.725">
                <text:p>4.7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17390994">
                <text:p>0.017390994</text:p>
              </table:table-cell>
              <table:table-cell office:value-type="float" office:value="5">
                <text:p>5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23421563">
                <text:p>0.023421563</text:p>
              </table:table-cell>
              <table:table-cell office:value-type="float" office:value="5">
                <text:p>5</text:p>
              </table:table-cell>
              <table:table-cell office:value-type="float" office:value="4.715">
                <text:p>4.7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3154332">
                <text:p>0.03154332</text:p>
              </table:table-cell>
              <table:table-cell office:value-type="float" office:value="5">
                <text:p>5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42481408">
                <text:p>0.042481408</text:p>
              </table:table-cell>
              <table:table-cell office:value-type="float" office:value="5">
                <text:p>5</text:p>
              </table:table-cell>
              <table:table-cell office:value-type="float" office:value="4.705">
                <text:p>4.7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57212543">
                <text:p>0.057212543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7705179">
                <text:p>0.07705179</text:p>
              </table:table-cell>
              <table:table-cell office:value-type="float" office:value="5">
                <text:p>5</text:p>
              </table:table-cell>
              <table:table-cell office:value-type="float" office:value="4.695">
                <text:p>4.6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103770584">
                <text:p>0.103770584</text:p>
              </table:table-cell>
              <table:table-cell office:value-type="float" office:value="5">
                <text:p>5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13975422">
                <text:p>0.13975422</text:p>
              </table:table-cell>
              <table:table-cell office:value-type="float" office:value="5">
                <text:p>5</text:p>
              </table:table-cell>
              <table:table-cell office:value-type="float" office:value="4.685">
                <text:p>4.6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18821596">
                <text:p>0.18821596</text:p>
              </table:table-cell>
              <table:table-cell office:value-type="float" office:value="5">
                <text:p>5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25348246">
                <text:p>0.25348246</text:p>
              </table:table-cell>
              <table:table-cell office:value-type="float" office:value="5">
                <text:p>5</text:p>
              </table:table-cell>
              <table:table-cell office:value-type="float" office:value="4.675">
                <text:p>4.6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34138173">
                <text:p>0.34138173</text:p>
              </table:table-cell>
              <table:table-cell office:value-type="float" office:value="5">
                <text:p>5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45976064">
                <text:p>0.45976064</text:p>
              </table:table-cell>
              <table:table-cell office:value-type="float" office:value="5">
                <text:p>5</text:p>
              </table:table-cell>
              <table:table-cell office:value-type="float" office:value="4.665">
                <text:p>4.6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6191891">
                <text:p>0.6191891</text:p>
              </table:table-cell>
              <table:table-cell office:value-type="float" office:value="5">
                <text:p>5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83390003">
                <text:p>0.83390003</text:p>
              </table:table-cell>
              <table:table-cell office:value-type="float" office:value="5">
                <text:p>5</text:p>
              </table:table-cell>
              <table:table-cell office:value-type="float" office:value="4.655">
                <text:p>4.6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1.1230664">
                <text:p>1.1230664</text:p>
              </table:table-cell>
              <table:table-cell office:value-type="float" office:value="5">
                <text:p>5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1.5125055">
                <text:p>1.5125055</text:p>
              </table:table-cell>
              <table:table-cell office:value-type="float" office:value="5">
                <text:p>5</text:p>
              </table:table-cell>
              <table:table-cell office:value-type="float" office:value="4.645">
                <text:p>4.6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2.0369918">
                <text:p>2.0369918</text:p>
              </table:table-cell>
              <table:table-cell office:value-type="float" office:value="5">
                <text:p>5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2.7433476">
                <text:p>2.7433476</text:p>
              </table:table-cell>
              <table:table-cell office:value-type="float" office:value="5">
                <text:p>5</text:p>
              </table:table-cell>
              <table:table-cell office:value-type="float" office:value="4.635">
                <text:p>4.6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3.6946418">
                <text:p>3.6946418</text:p>
              </table:table-cell>
              <table:table-cell office:value-type="float" office:value="5">
                <text:p>5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4.9758105">
                <text:p>4.9758105</text:p>
              </table:table-cell>
              <table:table-cell office:value-type="float" office:value="5">
                <text:p>5</text:p>
              </table:table-cell>
              <table:table-cell office:value-type="float" office:value="4.625">
                <text:p>4.6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6.70123">
                <text:p>6.70123</text:p>
              </table:table-cell>
              <table:table-cell office:value-type="float" office:value="5">
                <text:p>5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9.024976">
                <text:p>9.024976</text:p>
              </table:table-cell>
              <table:table-cell office:value-type="float" office:value="5">
                <text:p>5</text:p>
              </table:table-cell>
              <table:table-cell office:value-type="float" office:value="4.615">
                <text:p>4.6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12.154512">
                <text:p>12.154512</text:p>
              </table:table-cell>
              <table:table-cell office:value-type="float" office:value="5">
                <text:p>5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16.369291">
                <text:p>16.369291</text:p>
              </table:table-cell>
              <table:table-cell office:value-type="float" office:value="5">
                <text:p>5</text:p>
              </table:table-cell>
              <table:table-cell office:value-type="float" office:value="4.605">
                <text:p>4.6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22.045572">
                <text:p>22.045572</text:p>
              </table:table-cell>
              <table:table-cell office:value-type="float" office:value="5">
                <text:p>5</text:p>
              </table:table-cell>
              <table:table-cell office:value-type="float" office:value="4.6">
                <text:p>4.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07cm" svg:y="3.703cm" style:legend-expansion="high" chart:style-name="ch2"/>
        <chart:plot-area chart:style-name="ch3" table:cell-range-address="Sheet3.A74:Sheet3.D78 Sheet3.B1:Sheet3.D1" chart:data-source-has-labels="row" svg:x="0.32cm" svg:y="0.18cm" svg:width="12.667cm" svg:height="8.64cm">
          <chartooo:coordinate-region svg:x="0.756cm" svg:y="0.379cm" svg:width="11.62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74:Sheet3.B78" chart:label-cell-address="Sheet3.B1:Sheet3.B1" chart:class="chart:scatter">
            <chart:domain table:cell-range-address="Sheet3.A74:Sheet3.A78"/>
            <chart:data-point chart:repeated="5"/>
          </chart:series>
          <chart:series chart:style-name="ch7" chart:values-cell-range-address="Sheet3.C74:Sheet3.C78" chart:label-cell-address="Sheet3.C1:Sheet3.C1" chart:class="chart:scatter">
            <chart:data-point chart:repeated="5"/>
          </chart:series>
          <chart:series chart:style-name="ch8" chart:values-cell-range-address="Sheet3.D74:Sheet3.D78" chart:label-cell-address="Sheet3.D1:Sheet3.D1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_d</text:p>
                <draw:g>
                  <svg:desc>Sheet3.B1:Sheet3.B1</svg:desc>
                </draw:g>
              </table:table-cell>
              <table:table-cell office:value-type="string">
                <text:p>I_src</text:p>
                <draw:g>
                  <svg:desc>Sheet3.C1:Sheet3.C1</svg:desc>
                </draw:g>
              </table:table-cell>
              <table:table-cell office:value-type="string">
                <text:p>I_R_load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3">
                <text:p>0.73</text:p>
                <draw:g>
                  <svg:desc>Sheet3.A74:Sheet3.A78</svg:desc>
                </draw:g>
              </table:table-cell>
              <table:table-cell office:value-type="float" office:value="2.7433476">
                <text:p>2.7433476</text:p>
                <draw:g>
                  <svg:desc>Sheet3.B74:Sheet3.B78</svg:desc>
                </draw:g>
              </table:table-cell>
              <table:table-cell office:value-type="float" office:value="5">
                <text:p>5</text:p>
                <draw:g>
                  <svg:desc>Sheet3.C74:Sheet3.C78</svg:desc>
                </draw:g>
              </table:table-cell>
              <table:table-cell office:value-type="float" office:value="4.635">
                <text:p>4.635</text:p>
                <draw:g>
                  <svg:desc>Sheet3.D74:Sheet3.D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">
                <text:p>0.74</text:p>
              </table:table-cell>
              <table:table-cell office:value-type="float" office:value="3.6946418">
                <text:p>3.6946418</text:p>
              </table:table-cell>
              <table:table-cell office:value-type="float" office:value="5">
                <text:p>5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4.9758105">
                <text:p>4.9758105</text:p>
              </table:table-cell>
              <table:table-cell office:value-type="float" office:value="5">
                <text:p>5</text:p>
              </table:table-cell>
              <table:table-cell office:value-type="float" office:value="4.625">
                <text:p>4.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6">
                <text:p>0.76</text:p>
              </table:table-cell>
              <table:table-cell office:value-type="float" office:value="6.70123">
                <text:p>6.70123</text:p>
              </table:table-cell>
              <table:table-cell office:value-type="float" office:value="5">
                <text:p>5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">
                <text:p>0.77</text:p>
              </table:table-cell>
              <table:table-cell office:value-type="float" office:value="9.024976">
                <text:p>9.024976</text:p>
              </table:table-cell>
              <table:table-cell office:value-type="float" office:value="5">
                <text:p>5</text:p>
              </table:table-cell>
              <table:table-cell office:value-type="float" office:value="4.615">
                <text:p>4.61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